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">
            <text:p>imageNr</text:p>
          </table:table-cell>
          <table:table-cell office:value-type="string" table:style-name="ce1">
            <text:p>imageAngle</text:p>
          </table:table-cell>
          <table:table-cell office:value-type="string" table:style-name="ce1">
            <text:p>thetaHough</text:p>
          </table:table-cell>
          <table:table-cell office:value-type="string" table:style-name="ce1">
            <text:p>confidenceHough</text:p>
          </table:table-cell>
          <table:table-cell office:value-type="string" table:style-name="ce1">
            <text:p>thetaProj</text:p>
          </table:table-cell>
          <table:table-cell office:value-type="string" table:style-name="ce1">
            <text:p>confidenceProj</text:p>
          </table:table-cell>
          <table:table-cell office:value-type="string" table:style-name="ce1">
            <text:p>deltaHough</text:p>
          </table:table-cell>
          <table:table-cell office:value-type="string" table:style-name="ce1">
            <text:p>deltaProj</text:p>
          </table:table-cell>
          <table:table-cell table:number-columns-repeated="2" table:style-name="ce1"/>
          <table:table-cell office:value-type="string" table:style-name="ce1">
            <text:p>number of times hough has smaller confidenc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9160999999999999" table:style-name="ce1">
            <text:p>0.99161</text:p>
          </table:table-cell>
          <table:table-cell office:value-type="float" office:value="0" table:formula="of:=ROUND(ABS([.B2]-[.C2]);2)" table:style-name="ce1">
            <text:p>0</text:p>
          </table:table-cell>
          <table:table-cell office:value-type="float" office:value="0" table:formula="of:=ABS([.B2]-[.E2])" table:style-name="ce1">
            <text:p>0</text:p>
          </table:table-cell>
          <table:table-cell office:value-type="float" office:value="0" table:formula="of:=IF(ABS([.G2]-[.H2])&lt;0.1;0;IF([.G2]&lt;[.H2];IF([.D2]&gt;[.F2];0;1);IF([.F2]&gt;[.D2];0;1)))" table:style-name="ce1">
            <text:p>0</text:p>
          </table:table-cell>
          <table:table-cell office:value-type="float" office:value="0" table:formula="of:=IF([.F2]&gt;[.D2];1;0)" table:style-name="ce1">
            <text:p>0</text:p>
          </table:table-cell>
          <table:table-cell office:value-type="float" office:value="0" table:formula="of:=SUM([.J2:.J304]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9087700000000001" table:style-name="ce1">
            <text:p>0.990877</text:p>
          </table:table-cell>
          <table:table-cell office:value-type="float" office:value="0.1" table:formula="of:=ROUND(ABS([.B3]-[.C3]);2)" table:style-name="ce1">
            <text:p>0.1</text:p>
          </table:table-cell>
          <table:table-cell office:value-type="float" office:value="9.9999999999999645E-2" table:formula="of:=ABS([.B3]-[.E3])" table:style-name="ce1">
            <text:p>0.1</text:p>
          </table:table-cell>
          <table:table-cell office:value-type="float" office:value="0" table:formula="of:=IF(ABS([.G3]-[.H3])&lt;0.1;0;IF([.G3]&lt;[.H3];IF([.D3]&gt;[.F3];0;1);IF([.F3]&gt;[.D3];0;1)))" table:style-name="ce1">
            <text:p>0</text:p>
          </table:table-cell>
          <table:table-cell office:value-type="float" office:value="0" table:formula="of:=IF([.F3]&gt;[.D3];1;0)" table:style-name="ce1">
            <text:p>0</text:p>
          </table:table-cell>
          <table:table-cell office:value-type="string" table:style-name="ce1">
            <text:p>higher confidence with bigger delta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8" table:style-name="ce1">
            <text:p>4.8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902199999999996" table:style-name="ce1">
            <text:p>0.989022</text:p>
          </table:table-cell>
          <table:table-cell office:value-type="float" office:value="0.2" table:formula="of:=ROUND(ABS([.B4]-[.C4]);2)" table:style-name="ce1">
            <text:p>0.2</text:p>
          </table:table-cell>
          <table:table-cell office:value-type="float" office:value="0.20000000000000018" table:formula="of:=ABS([.B4]-[.E4])" table:style-name="ce1">
            <text:p>0.2</text:p>
          </table:table-cell>
          <table:table-cell office:value-type="float" office:value="0" table:formula="of:=IF(ABS([.G4]-[.H4])&lt;0.1;0;IF([.G4]&lt;[.H4];IF([.D4]&gt;[.F4];0;1);IF([.F4]&gt;[.D4];0;1)))" table:style-name="ce1">
            <text:p>0</text:p>
          </table:table-cell>
          <table:table-cell office:value-type="float" office:value="0" table:formula="of:=IF([.F4]&gt;[.D4];1;0)" table:style-name="ce1">
            <text:p>0</text:p>
          </table:table-cell>
          <table:table-cell office:value-type="float" office:value="2" table:formula="of:=SUM([.I2:.I304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845300000000003" table:style-name="ce1">
            <text:p>0.998453</text:p>
          </table:table-cell>
          <table:table-cell office:value-type="float" office:value="5" table:style-name="ce1">
            <text:p>5</text:p>
          </table:table-cell>
          <table:table-cell office:value-type="float" office:value="0.98833099999999996" table:style-name="ce1">
            <text:p>0.988331</text:p>
          </table:table-cell>
          <table:table-cell office:value-type="float" office:value="0.3" table:formula="of:=ROUND(ABS([.B5]-[.C5]);2)" table:style-name="ce1">
            <text:p>0.3</text:p>
          </table:table-cell>
          <table:table-cell office:value-type="float" office:value="0.29999999999999982" table:formula="of:=ABS([.B5]-[.E5])" table:style-name="ce1">
            <text:p>0.3</text:p>
          </table:table-cell>
          <table:table-cell office:value-type="float" office:value="0" table:formula="of:=IF(ABS([.G5]-[.H5])&lt;0.1;0;IF([.G5]&lt;[.H5];IF([.D5]&gt;[.F5];0;1);IF([.F5]&gt;[.D5];0;1)))" table:style-name="ce1">
            <text:p>0</text:p>
          </table:table-cell>
          <table:table-cell office:value-type="float" office:value="0" table:formula="of:=IF([.F5]&gt;[.D5];1;0)" table:style-name="ce1">
            <text:p>0</text:p>
          </table:table-cell>
          <table:table-cell office:value-type="string" table:style-name="ce1">
            <text:p>performance metri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807599999999996" table:style-name="ce1">
            <text:p>0.998076</text:p>
          </table:table-cell>
          <table:table-cell office:value-type="float" office:value="5" table:style-name="ce1">
            <text:p>5</text:p>
          </table:table-cell>
          <table:table-cell office:value-type="float" office:value="0.98650300000000002" table:style-name="ce1">
            <text:p>0.986503</text:p>
          </table:table-cell>
          <table:table-cell office:value-type="float" office:value="0.4" table:formula="of:=ROUND(ABS([.B6]-[.C6]);2)" table:style-name="ce1">
            <text:p>0.4</text:p>
          </table:table-cell>
          <table:table-cell office:value-type="float" office:value="0.40000000000000036" table:formula="of:=ABS([.B6]-[.E6])" table:style-name="ce1">
            <text:p>0.4</text:p>
          </table:table-cell>
          <table:table-cell office:value-type="float" office:value="0" table:formula="of:=IF(ABS([.G6]-[.H6])&lt;0.1;0;IF([.G6]&lt;[.H6];IF([.D6]&gt;[.F6];0;1);IF([.F6]&gt;[.D6];0;1)))" table:style-name="ce1">
            <text:p>0</text:p>
          </table:table-cell>
          <table:table-cell office:value-type="float" office:value="0" table:formula="of:=IF([.F6]&gt;[.D6];1;0)" table:style-name="ce1">
            <text:p>0</text:p>
          </table:table-cell>
          <table:table-cell office:value-type="float" office:value="0.49339933993399337" table:formula="of:=1-ABS(0.5-[.K2]/303)-[.K4]/303" table:style-name="ce1">
            <text:p>0.49339934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07500000000005" table:style-name="ce1">
            <text:p>0.998075</text:p>
          </table:table-cell>
          <table:table-cell office:value-type="float" office:value="5" table:style-name="ce1">
            <text:p>5</text:p>
          </table:table-cell>
          <table:table-cell office:value-type="float" office:value="0.98438899999999996" table:style-name="ce1">
            <text:p>0.984389</text:p>
          </table:table-cell>
          <table:table-cell office:value-type="float" office:value="0.5" table:formula="of:=ROUND(ABS([.B7]-[.C7]);2)" table:style-name="ce1">
            <text:p>0.5</text:p>
          </table:table-cell>
          <table:table-cell office:value-type="float" office:value="0.5" table:formula="of:=ABS([.B7]-[.E7])" table:style-name="ce1">
            <text:p>0.5</text:p>
          </table:table-cell>
          <table:table-cell office:value-type="float" office:value="0" table:formula="of:=IF(ABS([.G7]-[.H7])&lt;0.1;0;IF([.G7]&lt;[.H7];IF([.D7]&gt;[.F7];0;1);IF([.F7]&gt;[.D7];0;1)))" table:style-name="ce1">
            <text:p>0</text:p>
          </table:table-cell>
          <table:table-cell office:value-type="float" office:value="0" table:formula="of:=IF([.F7]&gt;[.D7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14800000000004" table:style-name="ce1">
            <text:p>0.998148</text:p>
          </table:table-cell>
          <table:table-cell office:value-type="float" office:value="4" table:style-name="ce1">
            <text:p>4</text:p>
          </table:table-cell>
          <table:table-cell office:value-type="float" office:value="0.98878699999999997" table:style-name="ce1">
            <text:p>0.988787</text:p>
          </table:table-cell>
          <table:table-cell office:value-type="float" office:value="0.4" table:formula="of:=ROUND(ABS([.B8]-[.C8]);2)" table:style-name="ce1">
            <text:p>0.4</text:p>
          </table:table-cell>
          <table:table-cell office:value-type="float" office:value="0.40000000000000036" table:formula="of:=ABS([.B8]-[.E8])" table:style-name="ce1">
            <text:p>0.4</text:p>
          </table:table-cell>
          <table:table-cell office:value-type="float" office:value="0" table:formula="of:=IF(ABS([.G8]-[.H8])&lt;0.1;0;IF([.G8]&lt;[.H8];IF([.D8]&gt;[.F8];0;1);IF([.F8]&gt;[.D8];0;1)))" table:style-name="ce1">
            <text:p>0</text:p>
          </table:table-cell>
          <table:table-cell office:value-type="float" office:value="0" table:formula="of:=IF([.F8]&gt;[.D8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3" table:style-name="ce1">
            <text:p>4.3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82400000000005" table:style-name="ce1">
            <text:p>0.998824</text:p>
          </table:table-cell>
          <table:table-cell office:value-type="float" office:value="4" table:style-name="ce1">
            <text:p>4</text:p>
          </table:table-cell>
          <table:table-cell office:value-type="float" office:value="0.989232" table:style-name="ce1">
            <text:p>0.989232</text:p>
          </table:table-cell>
          <table:table-cell office:value-type="float" office:value="0.3" table:formula="of:=ROUND(ABS([.B9]-[.C9]);2)" table:style-name="ce1">
            <text:p>0.3</text:p>
          </table:table-cell>
          <table:table-cell office:value-type="float" office:value="0.29999999999999982" table:formula="of:=ABS([.B9]-[.E9])" table:style-name="ce1">
            <text:p>0.3</text:p>
          </table:table-cell>
          <table:table-cell office:value-type="float" office:value="0" table:formula="of:=IF(ABS([.G9]-[.H9])&lt;0.1;0;IF([.G9]&lt;[.H9];IF([.D9]&gt;[.F9];0;1);IF([.F9]&gt;[.D9];0;1)))" table:style-name="ce1">
            <text:p>0</text:p>
          </table:table-cell>
          <table:table-cell office:value-type="float" office:value="0" table:formula="of:=IF([.F9]&gt;[.D9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8900100000000002" table:style-name="ce1">
            <text:p>0.989001</text:p>
          </table:table-cell>
          <table:table-cell office:value-type="float" office:value="0.2" table:formula="of:=ROUND(ABS([.B10]-[.C10]);2)" table:style-name="ce1">
            <text:p>0.2</text:p>
          </table:table-cell>
          <table:table-cell office:value-type="float" office:value="0.20000000000000018" table:formula="of:=ABS([.B10]-[.E10])" table:style-name="ce1">
            <text:p>0.2</text:p>
          </table:table-cell>
          <table:table-cell office:value-type="float" office:value="0" table:formula="of:=IF(ABS([.G10]-[.H10])&lt;0.1;0;IF([.G10]&lt;[.H10];IF([.D10]&gt;[.F10];0;1);IF([.F10]&gt;[.D10];0;1)))" table:style-name="ce1">
            <text:p>0</text:p>
          </table:table-cell>
          <table:table-cell office:value-type="float" office:value="0" table:formula="of:=IF([.F10]&gt;[.D10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43899999999996" table:style-name="ce1">
            <text:p>0.991439</text:p>
          </table:table-cell>
          <table:table-cell office:value-type="float" office:value="0.1" table:formula="of:=ROUND(ABS([.B11]-[.C11]);2)" table:style-name="ce1">
            <text:p>0.1</text:p>
          </table:table-cell>
          <table:table-cell office:value-type="float" office:value="9.9999999999999645E-2" table:formula="of:=ABS([.B11]-[.E11])" table:style-name="ce1">
            <text:p>0.1</text:p>
          </table:table-cell>
          <table:table-cell office:value-type="float" office:value="0" table:formula="of:=IF(ABS([.G11]-[.H11])&lt;0.1;0;IF([.G11]&lt;[.H11];IF([.D11]&gt;[.F11];0;1);IF([.F11]&gt;[.D11];0;1)))" table:style-name="ce1">
            <text:p>0</text:p>
          </table:table-cell>
          <table:table-cell office:value-type="float" office:value="0" table:formula="of:=IF([.F11]&gt;[.D11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214100000000005" table:style-name="ce1">
            <text:p>0.992141</text:p>
          </table:table-cell>
          <table:table-cell office:value-type="float" office:value="0" table:formula="of:=ROUND(ABS([.B12]-[.C12]);2)" table:style-name="ce1">
            <text:p>0</text:p>
          </table:table-cell>
          <table:table-cell office:value-type="float" office:value="0" table:formula="of:=ABS([.B12]-[.E12])" table:style-name="ce1">
            <text:p>0</text:p>
          </table:table-cell>
          <table:table-cell office:value-type="float" office:value="0" table:formula="of:=IF(ABS([.G12]-[.H12])&lt;0.1;0;IF([.G12]&lt;[.H12];IF([.D12]&gt;[.F12];0;1);IF([.F12]&gt;[.D12];0;1)))" table:style-name="ce1">
            <text:p>0</text:p>
          </table:table-cell>
          <table:table-cell office:value-type="float" office:value="0" table:formula="of:=IF([.F12]&gt;[.D12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" table:style-name="ce1">
            <text:p>3.9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0259" table:style-name="ce1">
            <text:p>0.990259</text:p>
          </table:table-cell>
          <table:table-cell office:value-type="float" office:value="0.1" table:formula="of:=ROUND(ABS([.B13]-[.C13]);2)" table:style-name="ce1">
            <text:p>0.1</text:p>
          </table:table-cell>
          <table:table-cell office:value-type="float" office:value="0.10000000000000009" table:formula="of:=ABS([.B13]-[.E13])" table:style-name="ce1">
            <text:p>0.1</text:p>
          </table:table-cell>
          <table:table-cell office:value-type="float" office:value="0" table:formula="of:=IF(ABS([.G13]-[.H13])&lt;0.1;0;IF([.G13]&lt;[.H13];IF([.D13]&gt;[.F13];0;1);IF([.F13]&gt;[.D13];0;1)))" table:style-name="ce1">
            <text:p>0</text:p>
          </table:table-cell>
          <table:table-cell office:value-type="float" office:value="0" table:formula="of:=IF([.F13]&gt;[.D13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8" table:style-name="ce1">
            <text:p>3.8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18799999999996" table:style-name="ce1">
            <text:p>0.991188</text:p>
          </table:table-cell>
          <table:table-cell office:value-type="float" office:value="0.2" table:formula="of:=ROUND(ABS([.B14]-[.C14]);2)" table:style-name="ce1">
            <text:p>0.2</text:p>
          </table:table-cell>
          <table:table-cell office:value-type="float" office:value="0.20000000000000018" table:formula="of:=ABS([.B14]-[.E14])" table:style-name="ce1">
            <text:p>0.2</text:p>
          </table:table-cell>
          <table:table-cell office:value-type="float" office:value="0" table:formula="of:=IF(ABS([.G14]-[.H14])&lt;0.1;0;IF([.G14]&lt;[.H14];IF([.D14]&gt;[.F14];0;1);IF([.F14]&gt;[.D14];0;1)))" table:style-name="ce1">
            <text:p>0</text:p>
          </table:table-cell>
          <table:table-cell office:value-type="float" office:value="0" table:formula="of:=IF([.F14]&gt;[.D14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7" table:style-name="ce1">
            <text:p>3.7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51599999999996" table:style-name="ce1">
            <text:p>0.998516</text:p>
          </table:table-cell>
          <table:table-cell office:value-type="float" office:value="4" table:style-name="ce1">
            <text:p>4</text:p>
          </table:table-cell>
          <table:table-cell office:value-type="float" office:value="0.987537" table:style-name="ce1">
            <text:p>0.987537</text:p>
          </table:table-cell>
          <table:table-cell office:value-type="float" office:value="0.3" table:formula="of:=ROUND(ABS([.B15]-[.C15]);2)" table:style-name="ce1">
            <text:p>0.3</text:p>
          </table:table-cell>
          <table:table-cell office:value-type="float" office:value="0.29999999999999982" table:formula="of:=ABS([.B15]-[.E15])" table:style-name="ce1">
            <text:p>0.3</text:p>
          </table:table-cell>
          <table:table-cell office:value-type="float" office:value="0" table:formula="of:=IF(ABS([.G15]-[.H15])&lt;0.1;0;IF([.G15]&lt;[.H15];IF([.D15]&gt;[.F15];0;1);IF([.F15]&gt;[.D15];0;1)))" table:style-name="ce1">
            <text:p>0</text:p>
          </table:table-cell>
          <table:table-cell office:value-type="float" office:value="0" table:formula="of:=IF([.F15]&gt;[.D15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10500000000002" table:style-name="ce1">
            <text:p>0.998105</text:p>
          </table:table-cell>
          <table:table-cell office:value-type="float" office:value="4" table:style-name="ce1">
            <text:p>4</text:p>
          </table:table-cell>
          <table:table-cell office:value-type="float" office:value="0.98757499999999998" table:style-name="ce1">
            <text:p>0.987575</text:p>
          </table:table-cell>
          <table:table-cell office:value-type="float" office:value="0.4" table:formula="of:=ROUND(ABS([.B16]-[.C16]);2)" table:style-name="ce1">
            <text:p>0.4</text:p>
          </table:table-cell>
          <table:table-cell office:value-type="float" office:value="0.39999999999999991" table:formula="of:=ABS([.B16]-[.E16])" table:style-name="ce1">
            <text:p>0.4</text:p>
          </table:table-cell>
          <table:table-cell office:value-type="float" office:value="0" table:formula="of:=IF(ABS([.G16]-[.H16])&lt;0.1;0;IF([.G16]&lt;[.H16];IF([.D16]&gt;[.F16];0;1);IF([.F16]&gt;[.D16];0;1)))" table:style-name="ce1">
            <text:p>0</text:p>
          </table:table-cell>
          <table:table-cell office:value-type="float" office:value="0" table:formula="of:=IF([.F16]&gt;[.D16];1;0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696700000000005" table:style-name="ce1">
            <text:p>0.996967</text:p>
          </table:table-cell>
          <table:table-cell office:value-type="float" office:value="3" table:style-name="ce1">
            <text:p>3</text:p>
          </table:table-cell>
          <table:table-cell office:value-type="float" office:value="0.98751999999999995" table:style-name="ce1">
            <text:p>0.98752</text:p>
          </table:table-cell>
          <table:table-cell office:value-type="float" office:value="0.5" table:formula="of:=ROUND(ABS([.B17]-[.C17]);2)" table:style-name="ce1">
            <text:p>0.5</text:p>
          </table:table-cell>
          <table:table-cell office:value-type="float" office:value="0.5" table:formula="of:=ABS([.B17]-[.E17])" table:style-name="ce1">
            <text:p>0.5</text:p>
          </table:table-cell>
          <table:table-cell office:value-type="float" office:value="0" table:formula="of:=IF(ABS([.G17]-[.H17])&lt;0.1;0;IF([.G17]&lt;[.H17];IF([.D17]&gt;[.F17];0;1);IF([.F17]&gt;[.D17];0;1)))" table:style-name="ce1">
            <text:p>0</text:p>
          </table:table-cell>
          <table:table-cell office:value-type="float" office:value="0" table:formula="of:=IF([.F17]&gt;[.D1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04199999999998" table:style-name="ce1">
            <text:p>0.998042</text:p>
          </table:table-cell>
          <table:table-cell office:value-type="float" office:value="3" table:style-name="ce1">
            <text:p>3</text:p>
          </table:table-cell>
          <table:table-cell office:value-type="float" office:value="0.98802400000000001" table:style-name="ce1">
            <text:p>0.988024</text:p>
          </table:table-cell>
          <table:table-cell office:value-type="float" office:value="0.4" table:formula="of:=ROUND(ABS([.B18]-[.C18]);2)" table:style-name="ce1">
            <text:p>0.4</text:p>
          </table:table-cell>
          <table:table-cell office:value-type="float" office:value="0.39999999999999991" table:formula="of:=ABS([.B18]-[.E18])" table:style-name="ce1">
            <text:p>0.4</text:p>
          </table:table-cell>
          <table:table-cell office:value-type="float" office:value="0" table:formula="of:=IF(ABS([.G18]-[.H18])&lt;0.1;0;IF([.G18]&lt;[.H18];IF([.D18]&gt;[.F18];0;1);IF([.F18]&gt;[.D18];0;1)))" table:style-name="ce1">
            <text:p>0</text:p>
          </table:table-cell>
          <table:table-cell office:value-type="float" office:value="0" table:formula="of:=IF([.F18]&gt;[.D1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" table:style-name="ce1">
            <text:p>3.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69200000000002" table:style-name="ce1">
            <text:p>0.998692</text:p>
          </table:table-cell>
          <table:table-cell office:value-type="float" office:value="3" table:style-name="ce1">
            <text:p>3</text:p>
          </table:table-cell>
          <table:table-cell office:value-type="float" office:value="0.98814299999999999" table:style-name="ce1">
            <text:p>0.988143</text:p>
          </table:table-cell>
          <table:table-cell office:value-type="float" office:value="0.3" table:formula="of:=ROUND(ABS([.B19]-[.C19]);2)" table:style-name="ce1">
            <text:p>0.3</text:p>
          </table:table-cell>
          <table:table-cell office:value-type="float" office:value="0.29999999999999982" table:formula="of:=ABS([.B19]-[.E19])" table:style-name="ce1">
            <text:p>0.3</text:p>
          </table:table-cell>
          <table:table-cell office:value-type="float" office:value="0" table:formula="of:=IF(ABS([.G19]-[.H19])&lt;0.1;0;IF([.G19]&lt;[.H19];IF([.D19]&gt;[.F19];0;1);IF([.F19]&gt;[.D19];0;1)))" table:style-name="ce1">
            <text:p>0</text:p>
          </table:table-cell>
          <table:table-cell office:value-type="float" office:value="0" table:formula="of:=IF([.F19]&gt;[.D1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" table:style-name="ce1">
            <text:p>3.2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4618" table:style-name="ce1">
            <text:p>0.994618</text:p>
          </table:table-cell>
          <table:table-cell office:value-type="float" office:value="0.2" table:formula="of:=ROUND(ABS([.B20]-[.C20]);2)" table:style-name="ce1">
            <text:p>0.2</text:p>
          </table:table-cell>
          <table:table-cell office:value-type="float" office:value="0.20000000000000018" table:formula="of:=ABS([.B20]-[.E20])" table:style-name="ce1">
            <text:p>0.2</text:p>
          </table:table-cell>
          <table:table-cell office:value-type="float" office:value="0" table:formula="of:=IF(ABS([.G20]-[.H20])&lt;0.1;0;IF([.G20]&lt;[.H20];IF([.D20]&gt;[.F20];0;1);IF([.F20]&gt;[.D20];0;1)))" table:style-name="ce1">
            <text:p>0</text:p>
          </table:table-cell>
          <table:table-cell office:value-type="float" office:value="0" table:formula="of:=IF([.F20]&gt;[.D2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" table:style-name="ce1">
            <text:p>3.1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335399999999996" table:style-name="ce1">
            <text:p>0.993354</text:p>
          </table:table-cell>
          <table:table-cell office:value-type="float" office:value="0.1" table:formula="of:=ROUND(ABS([.B21]-[.C21]);2)" table:style-name="ce1">
            <text:p>0.1</text:p>
          </table:table-cell>
          <table:table-cell office:value-type="float" office:value="0.10000000000000009" table:formula="of:=ABS([.B21]-[.E21])" table:style-name="ce1">
            <text:p>0.1</text:p>
          </table:table-cell>
          <table:table-cell office:value-type="float" office:value="0" table:formula="of:=IF(ABS([.G21]-[.H21])&lt;0.1;0;IF([.G21]&lt;[.H21];IF([.D21]&gt;[.F21];0;1);IF([.F21]&gt;[.D21];0;1)))" table:style-name="ce1">
            <text:p>0</text:p>
          </table:table-cell>
          <table:table-cell office:value-type="float" office:value="0" table:formula="of:=IF([.F21]&gt;[.D2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402500000000005" table:style-name="ce1">
            <text:p>0.994025</text:p>
          </table:table-cell>
          <table:table-cell office:value-type="float" office:value="0" table:formula="of:=ROUND(ABS([.B22]-[.C22]);2)" table:style-name="ce1">
            <text:p>0</text:p>
          </table:table-cell>
          <table:table-cell office:value-type="float" office:value="0" table:formula="of:=ABS([.B22]-[.E22])" table:style-name="ce1">
            <text:p>0</text:p>
          </table:table-cell>
          <table:table-cell office:value-type="float" office:value="0" table:formula="of:=IF(ABS([.G22]-[.H22])&lt;0.1;0;IF([.G22]&lt;[.H22];IF([.D22]&gt;[.F22];0;1);IF([.F22]&gt;[.D22];0;1)))" table:style-name="ce1">
            <text:p>0</text:p>
          </table:table-cell>
          <table:table-cell office:value-type="float" office:value="0" table:formula="of:=IF([.F22]&gt;[.D2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076799999999998" table:style-name="ce1">
            <text:p>0.990768</text:p>
          </table:table-cell>
          <table:table-cell office:value-type="float" office:value="0.1" table:formula="of:=ROUND(ABS([.B23]-[.C23]);2)" table:style-name="ce1">
            <text:p>0.1</text:p>
          </table:table-cell>
          <table:table-cell office:value-type="float" office:value="0.10000000000000009" table:formula="of:=ABS([.B23]-[.E23])" table:style-name="ce1">
            <text:p>0.1</text:p>
          </table:table-cell>
          <table:table-cell office:value-type="float" office:value="0" table:formula="of:=IF(ABS([.G23]-[.H23])&lt;0.1;0;IF([.G23]&lt;[.H23];IF([.D23]&gt;[.F23];0;1);IF([.F23]&gt;[.D23];0;1)))" table:style-name="ce1">
            <text:p>0</text:p>
          </table:table-cell>
          <table:table-cell office:value-type="float" office:value="0" table:formula="of:=IF([.F23]&gt;[.D2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8" table:style-name="ce1">
            <text:p>2.8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8861600000000005" table:style-name="ce1">
            <text:p>0.988616</text:p>
          </table:table-cell>
          <table:table-cell office:value-type="float" office:value="0.2" table:formula="of:=ROUND(ABS([.B24]-[.C24]);2)" table:style-name="ce1">
            <text:p>0.2</text:p>
          </table:table-cell>
          <table:table-cell office:value-type="float" office:value="0.20000000000000018" table:formula="of:=ABS([.B24]-[.E24])" table:style-name="ce1">
            <text:p>0.2</text:p>
          </table:table-cell>
          <table:table-cell office:value-type="float" office:value="0" table:formula="of:=IF(ABS([.G24]-[.H24])&lt;0.1;0;IF([.G24]&lt;[.H24];IF([.D24]&gt;[.F24];0;1);IF([.F24]&gt;[.D24];0;1)))" table:style-name="ce1">
            <text:p>0</text:p>
          </table:table-cell>
          <table:table-cell office:value-type="float" office:value="0" table:formula="of:=IF([.F24]&gt;[.D2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7" table:style-name="ce1">
            <text:p>2.7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50700000000003" table:style-name="ce1">
            <text:p>0.998507</text:p>
          </table:table-cell>
          <table:table-cell office:value-type="float" office:value="3" table:style-name="ce1">
            <text:p>3</text:p>
          </table:table-cell>
          <table:table-cell office:value-type="float" office:value="0.98786300000000005" table:style-name="ce1">
            <text:p>0.987863</text:p>
          </table:table-cell>
          <table:table-cell office:value-type="float" office:value="0.3" table:formula="of:=ROUND(ABS([.B25]-[.C25]);2)" table:style-name="ce1">
            <text:p>0.3</text:p>
          </table:table-cell>
          <table:table-cell office:value-type="float" office:value="0.29999999999999982" table:formula="of:=ABS([.B25]-[.E25])" table:style-name="ce1">
            <text:p>0.3</text:p>
          </table:table-cell>
          <table:table-cell office:value-type="float" office:value="0" table:formula="of:=IF(ABS([.G25]-[.H25])&lt;0.1;0;IF([.G25]&lt;[.H25];IF([.D25]&gt;[.F25];0;1);IF([.F25]&gt;[.D25];0;1)))" table:style-name="ce1">
            <text:p>0</text:p>
          </table:table-cell>
          <table:table-cell office:value-type="float" office:value="0" table:formula="of:=IF([.F25]&gt;[.D2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" table:style-name="ce1">
            <text:p>2.6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08200000000002" table:style-name="ce1">
            <text:p>0.998082</text:p>
          </table:table-cell>
          <table:table-cell office:value-type="float" office:value="3" table:style-name="ce1">
            <text:p>3</text:p>
          </table:table-cell>
          <table:table-cell office:value-type="float" office:value="0.98943800000000004" table:style-name="ce1">
            <text:p>0.989438</text:p>
          </table:table-cell>
          <table:table-cell office:value-type="float" office:value="0.4" table:formula="of:=ROUND(ABS([.B26]-[.C26]);2)" table:style-name="ce1">
            <text:p>0.4</text:p>
          </table:table-cell>
          <table:table-cell office:value-type="float" office:value="0.39999999999999991" table:formula="of:=ABS([.B26]-[.E26])" table:style-name="ce1">
            <text:p>0.4</text:p>
          </table:table-cell>
          <table:table-cell office:value-type="float" office:value="0" table:formula="of:=IF(ABS([.G26]-[.H26])&lt;0.1;0;IF([.G26]&lt;[.H26];IF([.D26]&gt;[.F26];0;1);IF([.F26]&gt;[.D26];0;1)))" table:style-name="ce1">
            <text:p>0</text:p>
          </table:table-cell>
          <table:table-cell office:value-type="float" office:value="0" table:formula="of:=IF([.F26]&gt;[.D2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635300000000004" table:style-name="ce1">
            <text:p>0.996353</text:p>
          </table:table-cell>
          <table:table-cell office:value-type="float" office:value="2" table:style-name="ce1">
            <text:p>2</text:p>
          </table:table-cell>
          <table:table-cell office:value-type="float" office:value="0.98901600000000001" table:style-name="ce1">
            <text:p>0.989016</text:p>
          </table:table-cell>
          <table:table-cell office:value-type="float" office:value="0.5" table:formula="of:=ROUND(ABS([.B27]-[.C27]);2)" table:style-name="ce1">
            <text:p>0.5</text:p>
          </table:table-cell>
          <table:table-cell office:value-type="float" office:value="0.5" table:formula="of:=ABS([.B27]-[.E27])" table:style-name="ce1">
            <text:p>0.5</text:p>
          </table:table-cell>
          <table:table-cell office:value-type="float" office:value="0" table:formula="of:=IF(ABS([.G27]-[.H27])&lt;0.1;0;IF([.G27]&lt;[.H27];IF([.D27]&gt;[.F27];0;1);IF([.F27]&gt;[.D27];0;1)))" table:style-name="ce1">
            <text:p>0</text:p>
          </table:table-cell>
          <table:table-cell office:value-type="float" office:value="0" table:formula="of:=IF([.F27]&gt;[.D2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18300000000004" table:style-name="ce1">
            <text:p>0.998183</text:p>
          </table:table-cell>
          <table:table-cell office:value-type="float" office:value="2" table:style-name="ce1">
            <text:p>2</text:p>
          </table:table-cell>
          <table:table-cell office:value-type="float" office:value="0.98740899999999998" table:style-name="ce1">
            <text:p>0.987409</text:p>
          </table:table-cell>
          <table:table-cell office:value-type="float" office:value="0.4" table:formula="of:=ROUND(ABS([.B28]-[.C28]);2)" table:style-name="ce1">
            <text:p>0.4</text:p>
          </table:table-cell>
          <table:table-cell office:value-type="float" office:value="0.39999999999999991" table:formula="of:=ABS([.B28]-[.E28])" table:style-name="ce1">
            <text:p>0.4</text:p>
          </table:table-cell>
          <table:table-cell office:value-type="float" office:value="0" table:formula="of:=IF(ABS([.G28]-[.H28])&lt;0.1;0;IF([.G28]&lt;[.H28];IF([.D28]&gt;[.F28];0;1);IF([.F28]&gt;[.D28];0;1)))" table:style-name="ce1">
            <text:p>0</text:p>
          </table:table-cell>
          <table:table-cell office:value-type="float" office:value="0" table:formula="of:=IF([.F28]&gt;[.D2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39" table:style-name="ce1">
            <text:p>0.99839</text:p>
          </table:table-cell>
          <table:table-cell office:value-type="float" office:value="2" table:style-name="ce1">
            <text:p>2</text:p>
          </table:table-cell>
          <table:table-cell office:value-type="float" office:value="0.988931" table:style-name="ce1">
            <text:p>0.988931</text:p>
          </table:table-cell>
          <table:table-cell office:value-type="float" office:value="0.3" table:formula="of:=ROUND(ABS([.B29]-[.C29]);2)" table:style-name="ce1">
            <text:p>0.3</text:p>
          </table:table-cell>
          <table:table-cell office:value-type="float" office:value="0.29999999999999982" table:formula="of:=ABS([.B29]-[.E29])" table:style-name="ce1">
            <text:p>0.3</text:p>
          </table:table-cell>
          <table:table-cell office:value-type="float" office:value="0" table:formula="of:=IF(ABS([.G29]-[.H29])&lt;0.1;0;IF([.G29]&lt;[.H29];IF([.D29]&gt;[.F29];0;1);IF([.F29]&gt;[.D29];0;1)))" table:style-name="ce1">
            <text:p>0</text:p>
          </table:table-cell>
          <table:table-cell office:value-type="float" office:value="0" table:formula="of:=IF([.F29]&gt;[.D2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190500000000004" table:style-name="ce1">
            <text:p>0.991905</text:p>
          </table:table-cell>
          <table:table-cell office:value-type="float" office:value="0.2" table:formula="of:=ROUND(ABS([.B30]-[.C30]);2)" table:style-name="ce1">
            <text:p>0.2</text:p>
          </table:table-cell>
          <table:table-cell office:value-type="float" office:value="0.20000000000000018" table:formula="of:=ABS([.B30]-[.E30])" table:style-name="ce1">
            <text:p>0.2</text:p>
          </table:table-cell>
          <table:table-cell office:value-type="float" office:value="0" table:formula="of:=IF(ABS([.G30]-[.H30])&lt;0.1;0;IF([.G30]&lt;[.H30];IF([.D30]&gt;[.F30];0;1);IF([.F30]&gt;[.D30];0;1)))" table:style-name="ce1">
            <text:p>0</text:p>
          </table:table-cell>
          <table:table-cell office:value-type="float" office:value="0" table:formula="of:=IF([.F30]&gt;[.D3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21199999999998" table:style-name="ce1">
            <text:p>0.992212</text:p>
          </table:table-cell>
          <table:table-cell office:value-type="float" office:value="0.1" table:formula="of:=ROUND(ABS([.B31]-[.C31]);2)" table:style-name="ce1">
            <text:p>0.1</text:p>
          </table:table-cell>
          <table:table-cell office:value-type="float" office:value="0.10000000000000009" table:formula="of:=ABS([.B31]-[.E31])" table:style-name="ce1">
            <text:p>0.1</text:p>
          </table:table-cell>
          <table:table-cell office:value-type="float" office:value="0" table:formula="of:=IF(ABS([.G31]-[.H31])&lt;0.1;0;IF([.G31]&lt;[.H31];IF([.D31]&gt;[.F31];0;1);IF([.F31]&gt;[.D31];0;1)))" table:style-name="ce1">
            <text:p>0</text:p>
          </table:table-cell>
          <table:table-cell office:value-type="float" office:value="0" table:formula="of:=IF([.F31]&gt;[.D3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343700000000001" table:style-name="ce1">
            <text:p>0.993437</text:p>
          </table:table-cell>
          <table:table-cell office:value-type="float" office:value="0" table:formula="of:=ROUND(ABS([.B32]-[.C32]);2)" table:style-name="ce1">
            <text:p>0</text:p>
          </table:table-cell>
          <table:table-cell office:value-type="float" office:value="0" table:formula="of:=ABS([.B32]-[.E32])" table:style-name="ce1">
            <text:p>0</text:p>
          </table:table-cell>
          <table:table-cell office:value-type="float" office:value="0" table:formula="of:=IF(ABS([.G32]-[.H32])&lt;0.1;0;IF([.G32]&lt;[.H32];IF([.D32]&gt;[.F32];0;1);IF([.F32]&gt;[.D32];0;1)))" table:style-name="ce1">
            <text:p>0</text:p>
          </table:table-cell>
          <table:table-cell office:value-type="float" office:value="0" table:formula="of:=IF([.F32]&gt;[.D3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196899999999999" table:style-name="ce1">
            <text:p>0.991969</text:p>
          </table:table-cell>
          <table:table-cell office:value-type="float" office:value="0.1" table:formula="of:=ROUND(ABS([.B33]-[.C33]);2)" table:style-name="ce1">
            <text:p>0.1</text:p>
          </table:table-cell>
          <table:table-cell office:value-type="float" office:value="0.10000000000000009" table:formula="of:=ABS([.B33]-[.E33])" table:style-name="ce1">
            <text:p>0.1</text:p>
          </table:table-cell>
          <table:table-cell office:value-type="float" office:value="0" table:formula="of:=IF(ABS([.G33]-[.H33])&lt;0.1;0;IF([.G33]&lt;[.H33];IF([.D33]&gt;[.F33];0;1);IF([.F33]&gt;[.D33];0;1)))" table:style-name="ce1">
            <text:p>0</text:p>
          </table:table-cell>
          <table:table-cell office:value-type="float" office:value="0" table:formula="of:=IF([.F33]&gt;[.D3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8991899999999999" table:style-name="ce1">
            <text:p>0.989919</text:p>
          </table:table-cell>
          <table:table-cell office:value-type="float" office:value="0.2" table:formula="of:=ROUND(ABS([.B34]-[.C34]);2)" table:style-name="ce1">
            <text:p>0.2</text:p>
          </table:table-cell>
          <table:table-cell office:value-type="float" office:value="0.19999999999999996" table:formula="of:=ABS([.B34]-[.E34])" table:style-name="ce1">
            <text:p>0.2</text:p>
          </table:table-cell>
          <table:table-cell office:value-type="float" office:value="0" table:formula="of:=IF(ABS([.G34]-[.H34])&lt;0.1;0;IF([.G34]&lt;[.H34];IF([.D34]&gt;[.F34];0;1);IF([.F34]&gt;[.D34];0;1)))" table:style-name="ce1">
            <text:p>0</text:p>
          </table:table-cell>
          <table:table-cell office:value-type="float" office:value="0" table:formula="of:=IF([.F34]&gt;[.D3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46800000000002" table:style-name="ce1">
            <text:p>0.998468</text:p>
          </table:table-cell>
          <table:table-cell office:value-type="float" office:value="2" table:style-name="ce1">
            <text:p>2</text:p>
          </table:table-cell>
          <table:table-cell office:value-type="float" office:value="0.98917699999999997" table:style-name="ce1">
            <text:p>0.989177</text:p>
          </table:table-cell>
          <table:table-cell office:value-type="float" office:value="0.3" table:formula="of:=ROUND(ABS([.B35]-[.C35]);2)" table:style-name="ce1">
            <text:p>0.3</text:p>
          </table:table-cell>
          <table:table-cell office:value-type="float" office:value="0.30000000000000004" table:formula="of:=ABS([.B35]-[.E35])" table:style-name="ce1">
            <text:p>0.3</text:p>
          </table:table-cell>
          <table:table-cell office:value-type="float" office:value="0" table:formula="of:=IF(ABS([.G35]-[.H35])&lt;0.1;0;IF([.G35]&lt;[.H35];IF([.D35]&gt;[.F35];0;1);IF([.F35]&gt;[.D35];0;1)))" table:style-name="ce1">
            <text:p>0</text:p>
          </table:table-cell>
          <table:table-cell office:value-type="float" office:value="0" table:formula="of:=IF([.F35]&gt;[.D3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764900000000001" table:style-name="ce1">
            <text:p>0.997649</text:p>
          </table:table-cell>
          <table:table-cell office:value-type="float" office:value="2" table:style-name="ce1">
            <text:p>2</text:p>
          </table:table-cell>
          <table:table-cell office:value-type="float" office:value="0.99055199999999999" table:style-name="ce1">
            <text:p>0.990552</text:p>
          </table:table-cell>
          <table:table-cell office:value-type="float" office:value="0.4" table:formula="of:=ROUND(ABS([.B36]-[.C36]);2)" table:style-name="ce1">
            <text:p>0.4</text:p>
          </table:table-cell>
          <table:table-cell office:value-type="float" office:value="0.39999999999999991" table:formula="of:=ABS([.B36]-[.E36])" table:style-name="ce1">
            <text:p>0.4</text:p>
          </table:table-cell>
          <table:table-cell office:value-type="float" office:value="0" table:formula="of:=IF(ABS([.G36]-[.H36])&lt;0.1;0;IF([.G36]&lt;[.H36];IF([.D36]&gt;[.F36];0;1);IF([.F36]&gt;[.D36];0;1)))" table:style-name="ce1">
            <text:p>0</text:p>
          </table:table-cell>
          <table:table-cell office:value-type="float" office:value="0" table:formula="of:=IF([.F36]&gt;[.D3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713399999999996" table:style-name="ce1">
            <text:p>0.997134</text:p>
          </table:table-cell>
          <table:table-cell office:value-type="float" office:value="1" table:style-name="ce1">
            <text:p>1</text:p>
          </table:table-cell>
          <table:table-cell office:value-type="float" office:value="0.98960199999999998" table:style-name="ce1">
            <text:p>0.989602</text:p>
          </table:table-cell>
          <table:table-cell office:value-type="float" office:value="0.5" table:formula="of:=ROUND(ABS([.B37]-[.C37]);2)" table:style-name="ce1">
            <text:p>0.5</text:p>
          </table:table-cell>
          <table:table-cell office:value-type="float" office:value="0.5" table:formula="of:=ABS([.B37]-[.E37])" table:style-name="ce1">
            <text:p>0.5</text:p>
          </table:table-cell>
          <table:table-cell office:value-type="float" office:value="0" table:formula="of:=IF(ABS([.G37]-[.H37])&lt;0.1;0;IF([.G37]&lt;[.H37];IF([.D37]&gt;[.F37];0;1);IF([.F37]&gt;[.D37];0;1)))" table:style-name="ce1">
            <text:p>0</text:p>
          </table:table-cell>
          <table:table-cell office:value-type="float" office:value="0" table:formula="of:=IF([.F37]&gt;[.D3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787400000000004" table:style-name="ce1">
            <text:p>0.997874</text:p>
          </table:table-cell>
          <table:table-cell office:value-type="float" office:value="1" table:style-name="ce1">
            <text:p>1</text:p>
          </table:table-cell>
          <table:table-cell office:value-type="float" office:value="0.99132900000000002" table:style-name="ce1">
            <text:p>0.991329</text:p>
          </table:table-cell>
          <table:table-cell office:value-type="float" office:value="0.4" table:formula="of:=ROUND(ABS([.B38]-[.C38]);2)" table:style-name="ce1">
            <text:p>0.4</text:p>
          </table:table-cell>
          <table:table-cell office:value-type="float" office:value="0.39999999999999991" table:formula="of:=ABS([.B38]-[.E38])" table:style-name="ce1">
            <text:p>0.4</text:p>
          </table:table-cell>
          <table:table-cell office:value-type="float" office:value="0" table:formula="of:=IF(ABS([.G38]-[.H38])&lt;0.1;0;IF([.G38]&lt;[.H38];IF([.D38]&gt;[.F38];0;1);IF([.F38]&gt;[.D38];0;1)))" table:style-name="ce1">
            <text:p>0</text:p>
          </table:table-cell>
          <table:table-cell office:value-type="float" office:value="0" table:formula="of:=IF([.F38]&gt;[.D3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869300000000005" table:style-name="ce1">
            <text:p>0.998693</text:p>
          </table:table-cell>
          <table:table-cell office:value-type="float" office:value="1" table:style-name="ce1">
            <text:p>1</text:p>
          </table:table-cell>
          <table:table-cell office:value-type="float" office:value="0.99108300000000005" table:style-name="ce1">
            <text:p>0.991083</text:p>
          </table:table-cell>
          <table:table-cell office:value-type="float" office:value="0.3" table:formula="of:=ROUND(ABS([.B39]-[.C39]);2)" table:style-name="ce1">
            <text:p>0.3</text:p>
          </table:table-cell>
          <table:table-cell office:value-type="float" office:value="0.30000000000000004" table:formula="of:=ABS([.B39]-[.E39])" table:style-name="ce1">
            <text:p>0.3</text:p>
          </table:table-cell>
          <table:table-cell office:value-type="float" office:value="0" table:formula="of:=IF(ABS([.G39]-[.H39])&lt;0.1;0;IF([.G39]&lt;[.H39];IF([.D39]&gt;[.F39];0;1);IF([.F39]&gt;[.D39];0;1)))" table:style-name="ce1">
            <text:p>0</text:p>
          </table:table-cell>
          <table:table-cell office:value-type="float" office:value="0" table:formula="of:=IF([.F39]&gt;[.D3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983" table:style-name="ce1">
            <text:p>0.99983</text:p>
          </table:table-cell>
          <table:table-cell office:value-type="float" office:value="1" table:style-name="ce1">
            <text:p>1</text:p>
          </table:table-cell>
          <table:table-cell office:value-type="float" office:value="0.99284700000000004" table:style-name="ce1">
            <text:p>0.992847</text:p>
          </table:table-cell>
          <table:table-cell office:value-type="float" office:value="0.2" table:formula="of:=ROUND(ABS([.B40]-[.C40]);2)" table:style-name="ce1">
            <text:p>0.2</text:p>
          </table:table-cell>
          <table:table-cell office:value-type="float" office:value="0.19999999999999996" table:formula="of:=ABS([.B40]-[.E40])" table:style-name="ce1">
            <text:p>0.2</text:p>
          </table:table-cell>
          <table:table-cell office:value-type="float" office:value="0" table:formula="of:=IF(ABS([.G40]-[.H40])&lt;0.1;0;IF([.G40]&lt;[.H40];IF([.D40]&gt;[.F40];0;1);IF([.F40]&gt;[.D40];0;1)))" table:style-name="ce1">
            <text:p>0</text:p>
          </table:table-cell>
          <table:table-cell office:value-type="float" office:value="0" table:formula="of:=IF([.F40]&gt;[.D4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067899999999998" table:style-name="ce1">
            <text:p>0.990679</text:p>
          </table:table-cell>
          <table:table-cell office:value-type="float" office:value="0.1" table:formula="of:=ROUND(ABS([.B41]-[.C41]);2)" table:style-name="ce1">
            <text:p>0.1</text:p>
          </table:table-cell>
          <table:table-cell office:value-type="float" office:value="0.10000000000000009" table:formula="of:=ABS([.B41]-[.E41])" table:style-name="ce1">
            <text:p>0.1</text:p>
          </table:table-cell>
          <table:table-cell office:value-type="float" office:value="0" table:formula="of:=IF(ABS([.G41]-[.H41])&lt;0.1;0;IF([.G41]&lt;[.H41];IF([.D41]&gt;[.F41];0;1);IF([.F41]&gt;[.D41];0;1)))" table:style-name="ce1">
            <text:p>0</text:p>
          </table:table-cell>
          <table:table-cell office:value-type="float" office:value="0" table:formula="of:=IF([.F41]&gt;[.D4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362899999999998" table:style-name="ce1">
            <text:p>0.993629</text:p>
          </table:table-cell>
          <table:table-cell office:value-type="float" office:value="0" table:formula="of:=ROUND(ABS([.B42]-[.C42]);2)" table:style-name="ce1">
            <text:p>0</text:p>
          </table:table-cell>
          <table:table-cell office:value-type="float" office:value="0" table:formula="of:=ABS([.B42]-[.E42])" table:style-name="ce1">
            <text:p>0</text:p>
          </table:table-cell>
          <table:table-cell office:value-type="float" office:value="0" table:formula="of:=IF(ABS([.G42]-[.H42])&lt;0.1;0;IF([.G42]&lt;[.H42];IF([.D42]&gt;[.F42];0;1);IF([.F42]&gt;[.D42];0;1)))" table:style-name="ce1">
            <text:p>0</text:p>
          </table:table-cell>
          <table:table-cell office:value-type="float" office:value="0" table:formula="of:=IF([.F42]&gt;[.D4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53599999999997" table:style-name="ce1">
            <text:p>0.993536</text:p>
          </table:table-cell>
          <table:table-cell office:value-type="float" office:value="1.9" table:formula="of:=ROUND(ABS([.B43]-[.C43]);2)" table:style-name="ce1">
            <text:p>1.9</text:p>
          </table:table-cell>
          <table:table-cell office:value-type="float" office:value="1.9" table:formula="of:=ABS([.B43]-[.E43])" table:style-name="ce1">
            <text:p>1.9</text:p>
          </table:table-cell>
          <table:table-cell office:value-type="float" office:value="0" table:formula="of:=IF(ABS([.G43]-[.H43])&lt;0.1;0;IF([.G43]&lt;[.H43];IF([.D43]&gt;[.F43];0;1);IF([.F43]&gt;[.D43];0;1)))" table:style-name="ce1">
            <text:p>0</text:p>
          </table:table-cell>
          <table:table-cell office:value-type="float" office:value="0" table:formula="of:=IF([.F43]&gt;[.D4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108499999999999" table:style-name="ce1">
            <text:p>0.991085</text:p>
          </table:table-cell>
          <table:table-cell office:value-type="float" office:value="1.8" table:formula="of:=ROUND(ABS([.B44]-[.C44]);2)" table:style-name="ce1">
            <text:p>1.8</text:p>
          </table:table-cell>
          <table:table-cell office:value-type="float" office:value="1.8" table:formula="of:=ABS([.B44]-[.E44])" table:style-name="ce1">
            <text:p>1.8</text:p>
          </table:table-cell>
          <table:table-cell office:value-type="float" office:value="0" table:formula="of:=IF(ABS([.G44]-[.H44])&lt;0.1;0;IF([.G44]&lt;[.H44];IF([.D44]&gt;[.F44];0;1);IF([.F44]&gt;[.D44];0;1)))" table:style-name="ce1">
            <text:p>0</text:p>
          </table:table-cell>
          <table:table-cell office:value-type="float" office:value="0" table:formula="of:=IF([.F44]&gt;[.D4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0.99839900000000004" table:style-name="ce1">
            <text:p>0.998399</text:p>
          </table:table-cell>
          <table:table-cell office:value-type="float" office:value="0" table:style-name="ce1">
            <text:p>0</text:p>
          </table:table-cell>
          <table:table-cell office:value-type="float" office:value="0.99270899999999995" table:style-name="ce1">
            <text:p>0.992709</text:p>
          </table:table-cell>
          <table:table-cell office:value-type="float" office:value="1.7" table:formula="of:=ROUND(ABS([.B45]-[.C45]);2)" table:style-name="ce1">
            <text:p>1.7</text:p>
          </table:table-cell>
          <table:table-cell office:value-type="float" office:value="0.7" table:formula="of:=ABS([.B45]-[.E45])" table:style-name="ce1">
            <text:p>0.7</text:p>
          </table:table-cell>
          <table:table-cell office:value-type="float" office:value="1" table:formula="of:=IF(ABS([.G45]-[.H45])&lt;0.1;0;IF([.G45]&lt;[.H45];IF([.D45]&gt;[.F45];0;1);IF([.F45]&gt;[.D45];0;1)))" table:style-name="ce1">
            <text:p>1</text:p>
          </table:table-cell>
          <table:table-cell office:value-type="float" office:value="0" table:formula="of:=IF([.F45]&gt;[.D4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0.99751100000000004" table:style-name="ce1">
            <text:p>0.997511</text:p>
          </table:table-cell>
          <table:table-cell office:value-type="float" office:value="-1" table:style-name="ce1">
            <text:p>-1</text:p>
          </table:table-cell>
          <table:table-cell office:value-type="float" office:value="0.99126999999999998" table:style-name="ce1">
            <text:p>0.99127</text:p>
          </table:table-cell>
          <table:table-cell office:value-type="float" office:value="1.6" table:formula="of:=ROUND(ABS([.B46]-[.C46]);2)" table:style-name="ce1">
            <text:p>1.6</text:p>
          </table:table-cell>
          <table:table-cell office:value-type="float" office:value="1.6" table:formula="of:=ABS([.B46]-[.E46])" table:style-name="ce1">
            <text:p>1.6</text:p>
          </table:table-cell>
          <table:table-cell office:value-type="float" office:value="0" table:formula="of:=IF(ABS([.G46]-[.H46])&lt;0.1;0;IF([.G46]&lt;[.H46];IF([.D46]&gt;[.F46];0;1);IF([.F46]&gt;[.D46];0;1)))" table:style-name="ce1">
            <text:p>0</text:p>
          </table:table-cell>
          <table:table-cell office:value-type="float" office:value="0" table:formula="of:=IF([.F46]&gt;[.D4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633000000000005" table:style-name="ce1">
            <text:p>0.99633</text:p>
          </table:table-cell>
          <table:table-cell office:value-type="float" office:value="0" table:style-name="ce1">
            <text:p>0</text:p>
          </table:table-cell>
          <table:table-cell office:value-type="float" office:value="0.99509800000000004" table:style-name="ce1">
            <text:p>0.995098</text:p>
          </table:table-cell>
          <table:table-cell office:value-type="float" office:value="0.5" table:formula="of:=ROUND(ABS([.B47]-[.C47]);2)" table:style-name="ce1">
            <text:p>0.5</text:p>
          </table:table-cell>
          <table:table-cell office:value-type="float" office:value="0.5" table:formula="of:=ABS([.B47]-[.E47])" table:style-name="ce1">
            <text:p>0.5</text:p>
          </table:table-cell>
          <table:table-cell office:value-type="float" office:value="0" table:formula="of:=IF(ABS([.G47]-[.H47])&lt;0.1;0;IF([.G47]&lt;[.H47];IF([.D47]&gt;[.F47];0;1);IF([.F47]&gt;[.D47];0;1)))" table:style-name="ce1">
            <text:p>0</text:p>
          </table:table-cell>
          <table:table-cell office:value-type="float" office:value="0" table:formula="of:=IF([.F47]&gt;[.D4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74799999999997" table:style-name="ce1">
            <text:p>0.997748</text:p>
          </table:table-cell>
          <table:table-cell office:value-type="float" office:value="0" table:style-name="ce1">
            <text:p>0</text:p>
          </table:table-cell>
          <table:table-cell office:value-type="float" office:value="0.99324800000000002" table:style-name="ce1">
            <text:p>0.993248</text:p>
          </table:table-cell>
          <table:table-cell office:value-type="float" office:value="0.4" table:formula="of:=ROUND(ABS([.B48]-[.C48]);2)" table:style-name="ce1">
            <text:p>0.4</text:p>
          </table:table-cell>
          <table:table-cell office:value-type="float" office:value="0.4" table:formula="of:=ABS([.B48]-[.E48])" table:style-name="ce1">
            <text:p>0.4</text:p>
          </table:table-cell>
          <table:table-cell office:value-type="float" office:value="0" table:formula="of:=IF(ABS([.G48]-[.H48])&lt;0.1;0;IF([.G48]&lt;[.H48];IF([.D48]&gt;[.F48];0;1);IF([.F48]&gt;[.D48];0;1)))" table:style-name="ce1">
            <text:p>0</text:p>
          </table:table-cell>
          <table:table-cell office:value-type="float" office:value="0" table:formula="of:=IF([.F48]&gt;[.D4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858599999999997" table:style-name="ce1">
            <text:p>0.998586</text:p>
          </table:table-cell>
          <table:table-cell office:value-type="float" office:value="0" table:style-name="ce1">
            <text:p>0</text:p>
          </table:table-cell>
          <table:table-cell office:value-type="float" office:value="0.99485400000000002" table:style-name="ce1">
            <text:p>0.994854</text:p>
          </table:table-cell>
          <table:table-cell office:value-type="float" office:value="0.3" table:formula="of:=ROUND(ABS([.B49]-[.C49]);2)" table:style-name="ce1">
            <text:p>0.3</text:p>
          </table:table-cell>
          <table:table-cell office:value-type="float" office:value="0.3" table:formula="of:=ABS([.B49]-[.E49])" table:style-name="ce1">
            <text:p>0.3</text:p>
          </table:table-cell>
          <table:table-cell office:value-type="float" office:value="0" table:formula="of:=IF(ABS([.G49]-[.H49])&lt;0.1;0;IF([.G49]&lt;[.H49];IF([.D49]&gt;[.F49];0;1);IF([.F49]&gt;[.D49];0;1)))" table:style-name="ce1">
            <text:p>0</text:p>
          </table:table-cell>
          <table:table-cell office:value-type="float" office:value="0" table:formula="of:=IF([.F49]&gt;[.D4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533300000000002" table:style-name="ce1">
            <text:p>0.995333</text:p>
          </table:table-cell>
          <table:table-cell office:value-type="float" office:value="0.2" table:formula="of:=ROUND(ABS([.B50]-[.C50]);2)" table:style-name="ce1">
            <text:p>0.2</text:p>
          </table:table-cell>
          <table:table-cell office:value-type="float" office:value="0.2" table:formula="of:=ABS([.B50]-[.E50])" table:style-name="ce1">
            <text:p>0.2</text:p>
          </table:table-cell>
          <table:table-cell office:value-type="float" office:value="0" table:formula="of:=IF(ABS([.G50]-[.H50])&lt;0.1;0;IF([.G50]&lt;[.H50];IF([.D50]&gt;[.F50];0;1);IF([.F50]&gt;[.D50];0;1)))" table:style-name="ce1">
            <text:p>0</text:p>
          </table:table-cell>
          <table:table-cell office:value-type="float" office:value="0" table:formula="of:=IF([.F50]&gt;[.D5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440700000000004" table:style-name="ce1">
            <text:p>0.994407</text:p>
          </table:table-cell>
          <table:table-cell office:value-type="float" office:value="0.1" table:formula="of:=ROUND(ABS([.B51]-[.C51]);2)" table:style-name="ce1">
            <text:p>0.1</text:p>
          </table:table-cell>
          <table:table-cell office:value-type="float" office:value="0.1" table:formula="of:=ABS([.B51]-[.E51])" table:style-name="ce1">
            <text:p>0.1</text:p>
          </table:table-cell>
          <table:table-cell office:value-type="float" office:value="0" table:formula="of:=IF(ABS([.G51]-[.H51])&lt;0.1;0;IF([.G51]&lt;[.H51];IF([.D51]&gt;[.F51];0;1);IF([.F51]&gt;[.D51];0;1)))" table:style-name="ce1">
            <text:p>0</text:p>
          </table:table-cell>
          <table:table-cell office:value-type="float" office:value="0" table:formula="of:=IF([.F51]&gt;[.D5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257300000000004" table:style-name="ce1">
            <text:p>0.992573</text:p>
          </table:table-cell>
          <table:table-cell office:value-type="float" office:value="0" table:formula="of:=ROUND(ABS([.B52]-[.C52]);2)" table:style-name="ce1">
            <text:p>0</text:p>
          </table:table-cell>
          <table:table-cell office:value-type="float" office:value="0" table:formula="of:=ABS([.B52]-[.E52])" table:style-name="ce1">
            <text:p>0</text:p>
          </table:table-cell>
          <table:table-cell office:value-type="float" office:value="0" table:formula="of:=IF(ABS([.G52]-[.H52])&lt;0.1;0;IF([.G52]&lt;[.H52];IF([.D52]&gt;[.F52];0;1);IF([.F52]&gt;[.D52];0;1)))" table:style-name="ce1">
            <text:p>0</text:p>
          </table:table-cell>
          <table:table-cell office:value-type="float" office:value="0" table:formula="of:=IF([.F52]&gt;[.D5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440700000000004" table:style-name="ce1">
            <text:p>0.994407</text:p>
          </table:table-cell>
          <table:table-cell office:value-type="float" office:value="0.1" table:formula="of:=ROUND(ABS([.B53]-[.C53]);2)" table:style-name="ce1">
            <text:p>0.1</text:p>
          </table:table-cell>
          <table:table-cell office:value-type="float" office:value="0.1" table:formula="of:=ABS([.B53]-[.E53])" table:style-name="ce1">
            <text:p>0.1</text:p>
          </table:table-cell>
          <table:table-cell office:value-type="float" office:value="0" table:formula="of:=IF(ABS([.G53]-[.H53])&lt;0.1;0;IF([.G53]&lt;[.H53];IF([.D53]&gt;[.F53];0;1);IF([.F53]&gt;[.D53];0;1)))" table:style-name="ce1">
            <text:p>0</text:p>
          </table:table-cell>
          <table:table-cell office:value-type="float" office:value="0" table:formula="of:=IF([.F53]&gt;[.D5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2" table:style-name="ce1">
            <text:p>-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533300000000002" table:style-name="ce1">
            <text:p>0.995333</text:p>
          </table:table-cell>
          <table:table-cell office:value-type="float" office:value="0.2" table:formula="of:=ROUND(ABS([.B54]-[.C54]);2)" table:style-name="ce1">
            <text:p>0.2</text:p>
          </table:table-cell>
          <table:table-cell office:value-type="float" office:value="0.2" table:formula="of:=ABS([.B54]-[.E54])" table:style-name="ce1">
            <text:p>0.2</text:p>
          </table:table-cell>
          <table:table-cell office:value-type="float" office:value="0" table:formula="of:=IF(ABS([.G54]-[.H54])&lt;0.1;0;IF([.G54]&lt;[.H54];IF([.D54]&gt;[.F54];0;1);IF([.F54]&gt;[.D54];0;1)))" table:style-name="ce1">
            <text:p>0</text:p>
          </table:table-cell>
          <table:table-cell office:value-type="float" office:value="0" table:formula="of:=IF([.F54]&gt;[.D5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3" table:style-name="ce1">
            <text:p>-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858599999999997" table:style-name="ce1">
            <text:p>0.998586</text:p>
          </table:table-cell>
          <table:table-cell office:value-type="float" office:value="0" table:style-name="ce1">
            <text:p>0</text:p>
          </table:table-cell>
          <table:table-cell office:value-type="float" office:value="0.99485400000000002" table:style-name="ce1">
            <text:p>0.994854</text:p>
          </table:table-cell>
          <table:table-cell office:value-type="float" office:value="0.3" table:formula="of:=ROUND(ABS([.B55]-[.C55]);2)" table:style-name="ce1">
            <text:p>0.3</text:p>
          </table:table-cell>
          <table:table-cell office:value-type="float" office:value="0.3" table:formula="of:=ABS([.B55]-[.E55])" table:style-name="ce1">
            <text:p>0.3</text:p>
          </table:table-cell>
          <table:table-cell office:value-type="float" office:value="0" table:formula="of:=IF(ABS([.G55]-[.H55])&lt;0.1;0;IF([.G55]&lt;[.H55];IF([.D55]&gt;[.F55];0;1);IF([.F55]&gt;[.D55];0;1)))" table:style-name="ce1">
            <text:p>0</text:p>
          </table:table-cell>
          <table:table-cell office:value-type="float" office:value="0" table:formula="of:=IF([.F55]&gt;[.D5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4" table:style-name="ce1">
            <text:p>-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74799999999997" table:style-name="ce1">
            <text:p>0.997748</text:p>
          </table:table-cell>
          <table:table-cell office:value-type="float" office:value="0" table:style-name="ce1">
            <text:p>0</text:p>
          </table:table-cell>
          <table:table-cell office:value-type="float" office:value="0.99324800000000002" table:style-name="ce1">
            <text:p>0.993248</text:p>
          </table:table-cell>
          <table:table-cell office:value-type="float" office:value="0.4" table:formula="of:=ROUND(ABS([.B56]-[.C56]);2)" table:style-name="ce1">
            <text:p>0.4</text:p>
          </table:table-cell>
          <table:table-cell office:value-type="float" office:value="0.4" table:formula="of:=ABS([.B56]-[.E56])" table:style-name="ce1">
            <text:p>0.4</text:p>
          </table:table-cell>
          <table:table-cell office:value-type="float" office:value="0" table:formula="of:=IF(ABS([.G56]-[.H56])&lt;0.1;0;IF([.G56]&lt;[.H56];IF([.D56]&gt;[.F56];0;1);IF([.F56]&gt;[.D56];0;1)))" table:style-name="ce1">
            <text:p>0</text:p>
          </table:table-cell>
          <table:table-cell office:value-type="float" office:value="0" table:formula="of:=IF([.F56]&gt;[.D5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5" table:style-name="ce1">
            <text:p>-0.5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633000000000005" table:style-name="ce1">
            <text:p>0.99633</text:p>
          </table:table-cell>
          <table:table-cell office:value-type="float" office:value="0" table:style-name="ce1">
            <text:p>0</text:p>
          </table:table-cell>
          <table:table-cell office:value-type="float" office:value="0.99509800000000004" table:style-name="ce1">
            <text:p>0.995098</text:p>
          </table:table-cell>
          <table:table-cell office:value-type="float" office:value="0.5" table:formula="of:=ROUND(ABS([.B57]-[.C57]);2)" table:style-name="ce1">
            <text:p>0.5</text:p>
          </table:table-cell>
          <table:table-cell office:value-type="float" office:value="0.5" table:formula="of:=ABS([.B57]-[.E57])" table:style-name="ce1">
            <text:p>0.5</text:p>
          </table:table-cell>
          <table:table-cell office:value-type="float" office:value="0" table:formula="of:=IF(ABS([.G57]-[.H57])&lt;0.1;0;IF([.G57]&lt;[.H57];IF([.D57]&gt;[.F57];0;1);IF([.F57]&gt;[.D57];0;1)))" table:style-name="ce1">
            <text:p>0</text:p>
          </table:table-cell>
          <table:table-cell office:value-type="float" office:value="0" table:formula="of:=IF([.F57]&gt;[.D5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6" table:style-name="ce1">
            <text:p>-0.6</text:p>
          </table:table-cell>
          <table:table-cell office:value-type="float" office:value="-1" table:style-name="ce1">
            <text:p>-1</text:p>
          </table:table-cell>
          <table:table-cell office:value-type="float" office:value="0.99751100000000004" table:style-name="ce1">
            <text:p>0.997511</text:p>
          </table:table-cell>
          <table:table-cell office:value-type="float" office:value="-1" table:style-name="ce1">
            <text:p>-1</text:p>
          </table:table-cell>
          <table:table-cell office:value-type="float" office:value="0.99126999999999998" table:style-name="ce1">
            <text:p>0.99127</text:p>
          </table:table-cell>
          <table:table-cell office:value-type="float" office:value="0.4" table:formula="of:=ROUND(ABS([.B58]-[.C58]);2)" table:style-name="ce1">
            <text:p>0.4</text:p>
          </table:table-cell>
          <table:table-cell office:value-type="float" office:value="0.4" table:formula="of:=ABS([.B58]-[.E58])" table:style-name="ce1">
            <text:p>0.4</text:p>
          </table:table-cell>
          <table:table-cell office:value-type="float" office:value="0" table:formula="of:=IF(ABS([.G58]-[.H58])&lt;0.1;0;IF([.G58]&lt;[.H58];IF([.D58]&gt;[.F58];0;1);IF([.F58]&gt;[.D58];0;1)))" table:style-name="ce1">
            <text:p>0</text:p>
          </table:table-cell>
          <table:table-cell office:value-type="float" office:value="0" table:formula="of:=IF([.F58]&gt;[.D5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7" table:style-name="ce1">
            <text:p>-0.7</text:p>
          </table:table-cell>
          <table:table-cell office:value-type="float" office:value="-1" table:style-name="ce1">
            <text:p>-1</text:p>
          </table:table-cell>
          <table:table-cell office:value-type="float" office:value="0.99839900000000004" table:style-name="ce1">
            <text:p>0.998399</text:p>
          </table:table-cell>
          <table:table-cell office:value-type="float" office:value="0" table:style-name="ce1">
            <text:p>0</text:p>
          </table:table-cell>
          <table:table-cell office:value-type="float" office:value="0.99270899999999995" table:style-name="ce1">
            <text:p>0.992709</text:p>
          </table:table-cell>
          <table:table-cell office:value-type="float" office:value="0.3" table:formula="of:=ROUND(ABS([.B59]-[.C59]);2)" table:style-name="ce1">
            <text:p>0.3</text:p>
          </table:table-cell>
          <table:table-cell office:value-type="float" office:value="0.7" table:formula="of:=ABS([.B59]-[.E59])" table:style-name="ce1">
            <text:p>0.7</text:p>
          </table:table-cell>
          <table:table-cell office:value-type="float" office:value="0" table:formula="of:=IF(ABS([.G59]-[.H59])&lt;0.1;0;IF([.G59]&lt;[.H59];IF([.D59]&gt;[.F59];0;1);IF([.F59]&gt;[.D59];0;1)))" table:style-name="ce1">
            <text:p>0</text:p>
          </table:table-cell>
          <table:table-cell office:value-type="float" office:value="0" table:formula="of:=IF([.F59]&gt;[.D5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108499999999999" table:style-name="ce1">
            <text:p>0.991085</text:p>
          </table:table-cell>
          <table:table-cell office:value-type="float" office:value="0.2" table:formula="of:=ROUND(ABS([.B60]-[.C60]);2)" table:style-name="ce1">
            <text:p>0.2</text:p>
          </table:table-cell>
          <table:table-cell office:value-type="float" office:value="0.19999999999999996" table:formula="of:=ABS([.B60]-[.E60])" table:style-name="ce1">
            <text:p>0.2</text:p>
          </table:table-cell>
          <table:table-cell office:value-type="float" office:value="0" table:formula="of:=IF(ABS([.G60]-[.H60])&lt;0.1;0;IF([.G60]&lt;[.H60];IF([.D60]&gt;[.F60];0;1);IF([.F60]&gt;[.D60];0;1)))" table:style-name="ce1">
            <text:p>0</text:p>
          </table:table-cell>
          <table:table-cell office:value-type="float" office:value="0" table:formula="of:=IF([.F60]&gt;[.D6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9" table:style-name="ce1">
            <text:p>-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53599999999997" table:style-name="ce1">
            <text:p>0.993536</text:p>
          </table:table-cell>
          <table:table-cell office:value-type="float" office:value="0.1" table:formula="of:=ROUND(ABS([.B61]-[.C61]);2)" table:style-name="ce1">
            <text:p>0.1</text:p>
          </table:table-cell>
          <table:table-cell office:value-type="float" office:value="9.9999999999999978E-2" table:formula="of:=ABS([.B61]-[.E61])" table:style-name="ce1">
            <text:p>0.1</text:p>
          </table:table-cell>
          <table:table-cell office:value-type="float" office:value="0" table:formula="of:=IF(ABS([.G61]-[.H61])&lt;0.1;0;IF([.G61]&lt;[.H61];IF([.D61]&gt;[.F61];0;1);IF([.F61]&gt;[.D61];0;1)))" table:style-name="ce1">
            <text:p>0</text:p>
          </table:table-cell>
          <table:table-cell office:value-type="float" office:value="0" table:formula="of:=IF([.F61]&gt;[.D6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511499999999997" table:style-name="ce1">
            <text:p>0.995115</text:p>
          </table:table-cell>
          <table:table-cell office:value-type="float" office:value="0" table:formula="of:=ROUND(ABS([.B62]-[.C62]);2)" table:style-name="ce1">
            <text:p>0</text:p>
          </table:table-cell>
          <table:table-cell office:value-type="float" office:value="0" table:formula="of:=ABS([.B62]-[.E62])" table:style-name="ce1">
            <text:p>0</text:p>
          </table:table-cell>
          <table:table-cell office:value-type="float" office:value="0" table:formula="of:=IF(ABS([.G62]-[.H62])&lt;0.1;0;IF([.G62]&lt;[.H62];IF([.D62]&gt;[.F62];0;1);IF([.F62]&gt;[.D62];0;1)))" table:style-name="ce1">
            <text:p>0</text:p>
          </table:table-cell>
          <table:table-cell office:value-type="float" office:value="0" table:formula="of:=IF([.F62]&gt;[.D6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435700000000005" table:style-name="ce1">
            <text:p>0.994357</text:p>
          </table:table-cell>
          <table:table-cell office:value-type="float" office:value="0.1" table:formula="of:=ROUND(ABS([.B63]-[.C63]);2)" table:style-name="ce1">
            <text:p>0.1</text:p>
          </table:table-cell>
          <table:table-cell office:value-type="float" office:value="0.10000000000000009" table:formula="of:=ABS([.B63]-[.E63])" table:style-name="ce1">
            <text:p>0.1</text:p>
          </table:table-cell>
          <table:table-cell office:value-type="float" office:value="0" table:formula="of:=IF(ABS([.G63]-[.H63])&lt;0.1;0;IF([.G63]&lt;[.H63];IF([.D63]&gt;[.F63];0;1);IF([.F63]&gt;[.D63];0;1)))" table:style-name="ce1">
            <text:p>0</text:p>
          </table:table-cell>
          <table:table-cell office:value-type="float" office:value="0" table:formula="of:=IF([.F63]&gt;[.D6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188299999999996" table:style-name="ce1">
            <text:p>0.991883</text:p>
          </table:table-cell>
          <table:table-cell office:value-type="float" office:value="0.2" table:formula="of:=ROUND(ABS([.B64]-[.C64]);2)" table:style-name="ce1">
            <text:p>0.2</text:p>
          </table:table-cell>
          <table:table-cell office:value-type="float" office:value="0.19999999999999996" table:formula="of:=ABS([.B64]-[.E64])" table:style-name="ce1">
            <text:p>0.2</text:p>
          </table:table-cell>
          <table:table-cell office:value-type="float" office:value="0" table:formula="of:=IF(ABS([.G64]-[.H64])&lt;0.1;0;IF([.G64]&lt;[.H64];IF([.D64]&gt;[.F64];0;1);IF([.F64]&gt;[.D64];0;1)))" table:style-name="ce1">
            <text:p>0</text:p>
          </table:table-cell>
          <table:table-cell office:value-type="float" office:value="0" table:formula="of:=IF([.F64]&gt;[.D6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3" table:style-name="ce1">
            <text:p>-1.3</text:p>
          </table:table-cell>
          <table:table-cell office:value-type="float" office:value="-1" table:style-name="ce1">
            <text:p>-1</text:p>
          </table:table-cell>
          <table:table-cell office:value-type="float" office:value="0.99866600000000005" table:style-name="ce1">
            <text:p>0.998666</text:p>
          </table:table-cell>
          <table:table-cell office:value-type="float" office:value="-1" table:style-name="ce1">
            <text:p>-1</text:p>
          </table:table-cell>
          <table:table-cell office:value-type="float" office:value="0.99255800000000005" table:style-name="ce1">
            <text:p>0.992558</text:p>
          </table:table-cell>
          <table:table-cell office:value-type="float" office:value="0.3" table:formula="of:=ROUND(ABS([.B65]-[.C65]);2)" table:style-name="ce1">
            <text:p>0.3</text:p>
          </table:table-cell>
          <table:table-cell office:value-type="float" office:value="0.30000000000000004" table:formula="of:=ABS([.B65]-[.E65])" table:style-name="ce1">
            <text:p>0.3</text:p>
          </table:table-cell>
          <table:table-cell office:value-type="float" office:value="0" table:formula="of:=IF(ABS([.G65]-[.H65])&lt;0.1;0;IF([.G65]&lt;[.H65];IF([.D65]&gt;[.F65];0;1);IF([.F65]&gt;[.D65];0;1)))" table:style-name="ce1">
            <text:p>0</text:p>
          </table:table-cell>
          <table:table-cell office:value-type="float" office:value="0" table:formula="of:=IF([.F65]&gt;[.D6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4" table:style-name="ce1">
            <text:p>-1.4</text:p>
          </table:table-cell>
          <table:table-cell office:value-type="float" office:value="-1" table:style-name="ce1">
            <text:p>-1</text:p>
          </table:table-cell>
          <table:table-cell office:value-type="float" office:value="0.99812999999999996" table:style-name="ce1">
            <text:p>0.99813</text:p>
          </table:table-cell>
          <table:table-cell office:value-type="float" office:value="-1" table:style-name="ce1">
            <text:p>-1</text:p>
          </table:table-cell>
          <table:table-cell office:value-type="float" office:value="0.99028000000000005" table:style-name="ce1">
            <text:p>0.99028</text:p>
          </table:table-cell>
          <table:table-cell office:value-type="float" office:value="0.4" table:formula="of:=ROUND(ABS([.B66]-[.C66]);2)" table:style-name="ce1">
            <text:p>0.4</text:p>
          </table:table-cell>
          <table:table-cell office:value-type="float" office:value="0.39999999999999991" table:formula="of:=ABS([.B66]-[.E66])" table:style-name="ce1">
            <text:p>0.4</text:p>
          </table:table-cell>
          <table:table-cell office:value-type="float" office:value="0" table:formula="of:=IF(ABS([.G66]-[.H66])&lt;0.1;0;IF([.G66]&lt;[.H66];IF([.D66]&gt;[.F66];0;1);IF([.F66]&gt;[.D66];0;1)))" table:style-name="ce1">
            <text:p>0</text:p>
          </table:table-cell>
          <table:table-cell office:value-type="float" office:value="0" table:formula="of:=IF([.F66]&gt;[.D6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5" table:style-name="ce1">
            <text:p>-1.5</text:p>
          </table:table-cell>
          <table:table-cell office:value-type="float" office:value="-1" table:style-name="ce1">
            <text:p>-1</text:p>
          </table:table-cell>
          <table:table-cell office:value-type="float" office:value="0.99720399999999998" table:style-name="ce1">
            <text:p>0.997204</text:p>
          </table:table-cell>
          <table:table-cell office:value-type="float" office:value="-1" table:style-name="ce1">
            <text:p>-1</text:p>
          </table:table-cell>
          <table:table-cell office:value-type="float" office:value="0.99039500000000003" table:style-name="ce1">
            <text:p>0.990395</text:p>
          </table:table-cell>
          <table:table-cell office:value-type="float" office:value="0.5" table:formula="of:=ROUND(ABS([.B67]-[.C67]);2)" table:style-name="ce1">
            <text:p>0.5</text:p>
          </table:table-cell>
          <table:table-cell office:value-type="float" office:value="0.5" table:formula="of:=ABS([.B67]-[.E67])" table:style-name="ce1">
            <text:p>0.5</text:p>
          </table:table-cell>
          <table:table-cell office:value-type="float" office:value="0" table:formula="of:=IF(ABS([.G67]-[.H67])&lt;0.1;0;IF([.G67]&lt;[.H67];IF([.D67]&gt;[.F67];0;1);IF([.F67]&gt;[.D67];0;1)))" table:style-name="ce1">
            <text:p>0</text:p>
          </table:table-cell>
          <table:table-cell office:value-type="float" office:value="0" table:formula="of:=IF([.F67]&gt;[.D6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6" table:style-name="ce1">
            <text:p>-1.6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725399999999997" table:style-name="ce1">
            <text:p>0.997254</text:p>
          </table:table-cell>
          <table:table-cell office:value-type="float" office:value="1" table:style-name="ce1">
            <text:p>1</text:p>
          </table:table-cell>
          <table:table-cell office:value-type="float" office:value="0.99292199999999997" table:style-name="ce1">
            <text:p>0.992922</text:p>
          </table:table-cell>
          <table:table-cell office:value-type="float" office:value="0.4" table:formula="of:=ROUND(ABS([.B68]-[.C68]);2)" table:style-name="ce1">
            <text:p>0.4</text:p>
          </table:table-cell>
          <table:table-cell office:value-type="float" office:value="2.6" table:formula="of:=ABS([.B68]-[.E68])" table:style-name="ce1">
            <text:p>2.6</text:p>
          </table:table-cell>
          <table:table-cell office:value-type="float" office:value="0" table:formula="of:=IF(ABS([.G68]-[.H68])&lt;0.1;0;IF([.G68]&lt;[.H68];IF([.D68]&gt;[.F68];0;1);IF([.F68]&gt;[.D68];0;1)))" table:style-name="ce1">
            <text:p>0</text:p>
          </table:table-cell>
          <table:table-cell office:value-type="float" office:value="0" table:formula="of:=IF([.F68]&gt;[.D6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7" table:style-name="ce1">
            <text:p>-1.7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68900000000005" table:style-name="ce1">
            <text:p>0.998689</text:p>
          </table:table-cell>
          <table:table-cell office:value-type="float" office:value="-2" table:style-name="ce1">
            <text:p>-2</text:p>
          </table:table-cell>
          <table:table-cell office:value-type="float" office:value="0.99134100000000003" table:style-name="ce1">
            <text:p>0.991341</text:p>
          </table:table-cell>
          <table:table-cell office:value-type="float" office:value="0.3" table:formula="of:=ROUND(ABS([.B69]-[.C69]);2)" table:style-name="ce1">
            <text:p>0.3</text:p>
          </table:table-cell>
          <table:table-cell office:value-type="float" office:value="0.30000000000000004" table:formula="of:=ABS([.B69]-[.E69])" table:style-name="ce1">
            <text:p>0.3</text:p>
          </table:table-cell>
          <table:table-cell office:value-type="float" office:value="0" table:formula="of:=IF(ABS([.G69]-[.H69])&lt;0.1;0;IF([.G69]&lt;[.H69];IF([.D69]&gt;[.F69];0;1);IF([.F69]&gt;[.D69];0;1)))" table:style-name="ce1">
            <text:p>0</text:p>
          </table:table-cell>
          <table:table-cell office:value-type="float" office:value="0" table:formula="of:=IF([.F69]&gt;[.D6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8" table:style-name="ce1">
            <text:p>-1.8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329599999999996" table:style-name="ce1">
            <text:p>0.993296</text:p>
          </table:table-cell>
          <table:table-cell office:value-type="float" office:value="0.2" table:formula="of:=ROUND(ABS([.B70]-[.C70]);2)" table:style-name="ce1">
            <text:p>0.2</text:p>
          </table:table-cell>
          <table:table-cell office:value-type="float" office:value="0.19999999999999996" table:formula="of:=ABS([.B70]-[.E70])" table:style-name="ce1">
            <text:p>0.2</text:p>
          </table:table-cell>
          <table:table-cell office:value-type="float" office:value="0" table:formula="of:=IF(ABS([.G70]-[.H70])&lt;0.1;0;IF([.G70]&lt;[.H70];IF([.D70]&gt;[.F70];0;1);IF([.F70]&gt;[.D70];0;1)))" table:style-name="ce1">
            <text:p>0</text:p>
          </table:table-cell>
          <table:table-cell office:value-type="float" office:value="0" table:formula="of:=IF([.F70]&gt;[.D7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9" table:style-name="ce1">
            <text:p>-1.9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431800000000004" table:style-name="ce1">
            <text:p>0.994318</text:p>
          </table:table-cell>
          <table:table-cell office:value-type="float" office:value="0.1" table:formula="of:=ROUND(ABS([.B71]-[.C71]);2)" table:style-name="ce1">
            <text:p>0.1</text:p>
          </table:table-cell>
          <table:table-cell office:value-type="float" office:value="0.10000000000000009" table:formula="of:=ABS([.B71]-[.E71])" table:style-name="ce1">
            <text:p>0.1</text:p>
          </table:table-cell>
          <table:table-cell office:value-type="float" office:value="0" table:formula="of:=IF(ABS([.G71]-[.H71])&lt;0.1;0;IF([.G71]&lt;[.H71];IF([.D71]&gt;[.F71];0;1);IF([.F71]&gt;[.D71];0;1)))" table:style-name="ce1">
            <text:p>0</text:p>
          </table:table-cell>
          <table:table-cell office:value-type="float" office:value="0" table:formula="of:=IF([.F71]&gt;[.D7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222100000000002" table:style-name="ce1">
            <text:p>0.992221</text:p>
          </table:table-cell>
          <table:table-cell office:value-type="float" office:value="0" table:formula="of:=ROUND(ABS([.B72]-[.C72]);2)" table:style-name="ce1">
            <text:p>0</text:p>
          </table:table-cell>
          <table:table-cell office:value-type="float" office:value="0" table:formula="of:=ABS([.B72]-[.E72])" table:style-name="ce1">
            <text:p>0</text:p>
          </table:table-cell>
          <table:table-cell office:value-type="float" office:value="0" table:formula="of:=IF(ABS([.G72]-[.H72])&lt;0.1;0;IF([.G72]&lt;[.H72];IF([.D72]&gt;[.F72];0;1);IF([.F72]&gt;[.D72];0;1)))" table:style-name="ce1">
            <text:p>0</text:p>
          </table:table-cell>
          <table:table-cell office:value-type="float" office:value="0" table:formula="of:=IF([.F72]&gt;[.D7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1" table:style-name="ce1">
            <text:p>-2.1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648899999999996" table:style-name="ce1">
            <text:p>0.996489</text:p>
          </table:table-cell>
          <table:table-cell office:value-type="float" office:value="0.1" table:formula="of:=ROUND(ABS([.B73]-[.C73]);2)" table:style-name="ce1">
            <text:p>0.1</text:p>
          </table:table-cell>
          <table:table-cell office:value-type="float" office:value="3.1" table:formula="of:=ABS([.B73]-[.E73])" table:style-name="ce1">
            <text:p>3.1</text:p>
          </table:table-cell>
          <table:table-cell office:value-type="float" office:value="0" table:formula="of:=IF(ABS([.G73]-[.H73])&lt;0.1;0;IF([.G73]&lt;[.H73];IF([.D73]&gt;[.F73];0;1);IF([.F73]&gt;[.D73];0;1)))" table:style-name="ce1">
            <text:p>0</text:p>
          </table:table-cell>
          <table:table-cell office:value-type="float" office:value="0" table:formula="of:=IF([.F73]&gt;[.D7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2000000000000002" table:style-name="ce1">
            <text:p>-2.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258000000000002" table:style-name="ce1">
            <text:p>0.99258</text:p>
          </table:table-cell>
          <table:table-cell office:value-type="float" office:value="0.2" table:formula="of:=ROUND(ABS([.B74]-[.C74]);2)" table:style-name="ce1">
            <text:p>0.2</text:p>
          </table:table-cell>
          <table:table-cell office:value-type="float" office:value="0.20000000000000018" table:formula="of:=ABS([.B74]-[.E74])" table:style-name="ce1">
            <text:p>0.2</text:p>
          </table:table-cell>
          <table:table-cell office:value-type="float" office:value="0" table:formula="of:=IF(ABS([.G74]-[.H74])&lt;0.1;0;IF([.G74]&lt;[.H74];IF([.D74]&gt;[.F74];0;1);IF([.F74]&gt;[.D74];0;1)))" table:style-name="ce1">
            <text:p>0</text:p>
          </table:table-cell>
          <table:table-cell office:value-type="float" office:value="0" table:formula="of:=IF([.F74]&gt;[.D7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2999999999999998" table:style-name="ce1">
            <text:p>-2.3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30700000000006" table:style-name="ce1">
            <text:p>0.998307</text:p>
          </table:table-cell>
          <table:table-cell office:value-type="float" office:value="-2" table:style-name="ce1">
            <text:p>-2</text:p>
          </table:table-cell>
          <table:table-cell office:value-type="float" office:value="0.98848199999999997" table:style-name="ce1">
            <text:p>0.988482</text:p>
          </table:table-cell>
          <table:table-cell office:value-type="float" office:value="0.3" table:formula="of:=ROUND(ABS([.B75]-[.C75]);2)" table:style-name="ce1">
            <text:p>0.3</text:p>
          </table:table-cell>
          <table:table-cell office:value-type="float" office:value="0.29999999999999982" table:formula="of:=ABS([.B75]-[.E75])" table:style-name="ce1">
            <text:p>0.3</text:p>
          </table:table-cell>
          <table:table-cell office:value-type="float" office:value="0" table:formula="of:=IF(ABS([.G75]-[.H75])&lt;0.1;0;IF([.G75]&lt;[.H75];IF([.D75]&gt;[.F75];0;1);IF([.F75]&gt;[.D75];0;1)))" table:style-name="ce1">
            <text:p>0</text:p>
          </table:table-cell>
          <table:table-cell office:value-type="float" office:value="0" table:formula="of:=IF([.F75]&gt;[.D7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4" table:style-name="ce1">
            <text:p>-2.4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17" table:style-name="ce1">
            <text:p>0.99817</text:p>
          </table:table-cell>
          <table:table-cell office:value-type="float" office:value="-2" table:style-name="ce1">
            <text:p>-2</text:p>
          </table:table-cell>
          <table:table-cell office:value-type="float" office:value="0.98979700000000004" table:style-name="ce1">
            <text:p>0.989797</text:p>
          </table:table-cell>
          <table:table-cell office:value-type="float" office:value="0.4" table:formula="of:=ROUND(ABS([.B76]-[.C76]);2)" table:style-name="ce1">
            <text:p>0.4</text:p>
          </table:table-cell>
          <table:table-cell office:value-type="float" office:value="0.39999999999999991" table:formula="of:=ABS([.B76]-[.E76])" table:style-name="ce1">
            <text:p>0.4</text:p>
          </table:table-cell>
          <table:table-cell office:value-type="float" office:value="0" table:formula="of:=IF(ABS([.G76]-[.H76])&lt;0.1;0;IF([.G76]&lt;[.H76];IF([.D76]&gt;[.F76];0;1);IF([.F76]&gt;[.D76];0;1)))" table:style-name="ce1">
            <text:p>0</text:p>
          </table:table-cell>
          <table:table-cell office:value-type="float" office:value="0" table:formula="of:=IF([.F76]&gt;[.D7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5" table:style-name="ce1">
            <text:p>-2.5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695100000000003" table:style-name="ce1">
            <text:p>0.996951</text:p>
          </table:table-cell>
          <table:table-cell office:value-type="float" office:value="1" table:style-name="ce1">
            <text:p>1</text:p>
          </table:table-cell>
          <table:table-cell office:value-type="float" office:value="0.99044100000000002" table:style-name="ce1">
            <text:p>0.990441</text:p>
          </table:table-cell>
          <table:table-cell office:value-type="float" office:value="0.5" table:formula="of:=ROUND(ABS([.B77]-[.C77]);2)" table:style-name="ce1">
            <text:p>0.5</text:p>
          </table:table-cell>
          <table:table-cell office:value-type="float" office:value="3.5" table:formula="of:=ABS([.B77]-[.E77])" table:style-name="ce1">
            <text:p>3.5</text:p>
          </table:table-cell>
          <table:table-cell office:value-type="float" office:value="0" table:formula="of:=IF(ABS([.G77]-[.H77])&lt;0.1;0;IF([.G77]&lt;[.H77];IF([.D77]&gt;[.F77];0;1);IF([.F77]&gt;[.D77];0;1)))" table:style-name="ce1">
            <text:p>0</text:p>
          </table:table-cell>
          <table:table-cell office:value-type="float" office:value="0" table:formula="of:=IF([.F77]&gt;[.D7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6" table:style-name="ce1">
            <text:p>-2.6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22699999999998" table:style-name="ce1">
            <text:p>0.998227</text:p>
          </table:table-cell>
          <table:table-cell office:value-type="float" office:value="1" table:style-name="ce1">
            <text:p>1</text:p>
          </table:table-cell>
          <table:table-cell office:value-type="float" office:value="0.99246100000000004" table:style-name="ce1">
            <text:p>0.992461</text:p>
          </table:table-cell>
          <table:table-cell office:value-type="float" office:value="0.4" table:formula="of:=ROUND(ABS([.B78]-[.C78]);2)" table:style-name="ce1">
            <text:p>0.4</text:p>
          </table:table-cell>
          <table:table-cell office:value-type="float" office:value="3.6" table:formula="of:=ABS([.B78]-[.E78])" table:style-name="ce1">
            <text:p>3.6</text:p>
          </table:table-cell>
          <table:table-cell office:value-type="float" office:value="0" table:formula="of:=IF(ABS([.G78]-[.H78])&lt;0.1;0;IF([.G78]&lt;[.H78];IF([.D78]&gt;[.F78];0;1);IF([.F78]&gt;[.D78];0;1)))" table:style-name="ce1">
            <text:p>0</text:p>
          </table:table-cell>
          <table:table-cell office:value-type="float" office:value="0" table:formula="of:=IF([.F78]&gt;[.D7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7" table:style-name="ce1">
            <text:p>-2.7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57300000000004" table:style-name="ce1">
            <text:p>0.998573</text:p>
          </table:table-cell>
          <table:table-cell office:value-type="float" office:value="-3" table:style-name="ce1">
            <text:p>-3</text:p>
          </table:table-cell>
          <table:table-cell office:value-type="float" office:value="0.98928400000000005" table:style-name="ce1">
            <text:p>0.989284</text:p>
          </table:table-cell>
          <table:table-cell office:value-type="float" office:value="0.3" table:formula="of:=ROUND(ABS([.B79]-[.C79]);2)" table:style-name="ce1">
            <text:p>0.3</text:p>
          </table:table-cell>
          <table:table-cell office:value-type="float" office:value="0.29999999999999982" table:formula="of:=ABS([.B79]-[.E79])" table:style-name="ce1">
            <text:p>0.3</text:p>
          </table:table-cell>
          <table:table-cell office:value-type="float" office:value="0" table:formula="of:=IF(ABS([.G79]-[.H79])&lt;0.1;0;IF([.G79]&lt;[.H79];IF([.D79]&gt;[.F79];0;1);IF([.F79]&gt;[.D79];0;1)))" table:style-name="ce1">
            <text:p>0</text:p>
          </table:table-cell>
          <table:table-cell office:value-type="float" office:value="0" table:formula="of:=IF([.F79]&gt;[.D7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8" table:style-name="ce1">
            <text:p>-2.8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140799999999996" table:style-name="ce1">
            <text:p>0.991408</text:p>
          </table:table-cell>
          <table:table-cell office:value-type="float" office:value="0.2" table:formula="of:=ROUND(ABS([.B80]-[.C80]);2)" table:style-name="ce1">
            <text:p>0.2</text:p>
          </table:table-cell>
          <table:table-cell office:value-type="float" office:value="3.8" table:formula="of:=ABS([.B80]-[.E80])" table:style-name="ce1">
            <text:p>3.8</text:p>
          </table:table-cell>
          <table:table-cell office:value-type="float" office:value="0" table:formula="of:=IF(ABS([.G80]-[.H80])&lt;0.1;0;IF([.G80]&lt;[.H80];IF([.D80]&gt;[.F80];0;1);IF([.F80]&gt;[.D80];0;1)))" table:style-name="ce1">
            <text:p>0</text:p>
          </table:table-cell>
          <table:table-cell office:value-type="float" office:value="0" table:formula="of:=IF([.F80]&gt;[.D8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2.9" table:style-name="ce1">
            <text:p>-2.9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372799999999994" table:style-name="ce1">
            <text:p>0.993728</text:p>
          </table:table-cell>
          <table:table-cell office:value-type="float" office:value="0.1" table:formula="of:=ROUND(ABS([.B81]-[.C81]);2)" table:style-name="ce1">
            <text:p>0.1</text:p>
          </table:table-cell>
          <table:table-cell office:value-type="float" office:value="0.10000000000000009" table:formula="of:=ABS([.B81]-[.E81])" table:style-name="ce1">
            <text:p>0.1</text:p>
          </table:table-cell>
          <table:table-cell office:value-type="float" office:value="0" table:formula="of:=IF(ABS([.G81]-[.H81])&lt;0.1;0;IF([.G81]&lt;[.H81];IF([.D81]&gt;[.F81];0;1);IF([.F81]&gt;[.D81];0;1)))" table:style-name="ce1">
            <text:p>0</text:p>
          </table:table-cell>
          <table:table-cell office:value-type="float" office:value="0" table:formula="of:=IF([.F81]&gt;[.D8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258199999999996" table:style-name="ce1">
            <text:p>0.992582</text:p>
          </table:table-cell>
          <table:table-cell office:value-type="float" office:value="0" table:formula="of:=ROUND(ABS([.B82]-[.C82]);2)" table:style-name="ce1">
            <text:p>0</text:p>
          </table:table-cell>
          <table:table-cell office:value-type="float" office:value="0" table:formula="of:=ABS([.B82]-[.E82])" table:style-name="ce1">
            <text:p>0</text:p>
          </table:table-cell>
          <table:table-cell office:value-type="float" office:value="0" table:formula="of:=IF(ABS([.G82]-[.H82])&lt;0.1;0;IF([.G82]&lt;[.H82];IF([.D82]&gt;[.F82];0;1);IF([.F82]&gt;[.D82];0;1)))" table:style-name="ce1">
            <text:p>0</text:p>
          </table:table-cell>
          <table:table-cell office:value-type="float" office:value="0" table:formula="of:=IF([.F82]&gt;[.D8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1" table:style-name="ce1">
            <text:p>-3.1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171600000000004" table:style-name="ce1">
            <text:p>0.991716</text:p>
          </table:table-cell>
          <table:table-cell office:value-type="float" office:value="0.1" table:formula="of:=ROUND(ABS([.B83]-[.C83]);2)" table:style-name="ce1">
            <text:p>0.1</text:p>
          </table:table-cell>
          <table:table-cell office:value-type="float" office:value="0.10000000000000009" table:formula="of:=ABS([.B83]-[.E83])" table:style-name="ce1">
            <text:p>0.1</text:p>
          </table:table-cell>
          <table:table-cell office:value-type="float" office:value="0" table:formula="of:=IF(ABS([.G83]-[.H83])&lt;0.1;0;IF([.G83]&lt;[.H83];IF([.D83]&gt;[.F83];0;1);IF([.F83]&gt;[.D83];0;1)))" table:style-name="ce1">
            <text:p>0</text:p>
          </table:table-cell>
          <table:table-cell office:value-type="float" office:value="0" table:formula="of:=IF([.F83]&gt;[.D8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2" table:style-name="ce1">
            <text:p>-3.2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015299999999995" table:style-name="ce1">
            <text:p>0.990153</text:p>
          </table:table-cell>
          <table:table-cell office:value-type="float" office:value="0.2" table:formula="of:=ROUND(ABS([.B84]-[.C84]);2)" table:style-name="ce1">
            <text:p>0.2</text:p>
          </table:table-cell>
          <table:table-cell office:value-type="float" office:value="0.20000000000000018" table:formula="of:=ABS([.B84]-[.E84])" table:style-name="ce1">
            <text:p>0.2</text:p>
          </table:table-cell>
          <table:table-cell office:value-type="float" office:value="0" table:formula="of:=IF(ABS([.G84]-[.H84])&lt;0.1;0;IF([.G84]&lt;[.H84];IF([.D84]&gt;[.F84];0;1);IF([.F84]&gt;[.D84];0;1)))" table:style-name="ce1">
            <text:p>0</text:p>
          </table:table-cell>
          <table:table-cell office:value-type="float" office:value="0" table:formula="of:=IF([.F84]&gt;[.D8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3" table:style-name="ce1">
            <text:p>-3.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60499999999996" table:style-name="ce1">
            <text:p>0.998605</text:p>
          </table:table-cell>
          <table:table-cell office:value-type="float" office:value="-3" table:style-name="ce1">
            <text:p>-3</text:p>
          </table:table-cell>
          <table:table-cell office:value-type="float" office:value="0.98877899999999996" table:style-name="ce1">
            <text:p>0.988779</text:p>
          </table:table-cell>
          <table:table-cell office:value-type="float" office:value="0.3" table:formula="of:=ROUND(ABS([.B85]-[.C85]);2)" table:style-name="ce1">
            <text:p>0.3</text:p>
          </table:table-cell>
          <table:table-cell office:value-type="float" office:value="0.29999999999999982" table:formula="of:=ABS([.B85]-[.E85])" table:style-name="ce1">
            <text:p>0.3</text:p>
          </table:table-cell>
          <table:table-cell office:value-type="float" office:value="0" table:formula="of:=IF(ABS([.G85]-[.H85])&lt;0.1;0;IF([.G85]&lt;[.H85];IF([.D85]&gt;[.F85];0;1);IF([.F85]&gt;[.D85];0;1)))" table:style-name="ce1">
            <text:p>0</text:p>
          </table:table-cell>
          <table:table-cell office:value-type="float" office:value="0" table:formula="of:=IF([.F85]&gt;[.D8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" table:style-name="ce1">
            <text:p>-3.4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799499999999997" table:style-name="ce1">
            <text:p>0.997995</text:p>
          </table:table-cell>
          <table:table-cell office:value-type="float" office:value="-3" table:style-name="ce1">
            <text:p>-3</text:p>
          </table:table-cell>
          <table:table-cell office:value-type="float" office:value="0.98677499999999996" table:style-name="ce1">
            <text:p>0.986775</text:p>
          </table:table-cell>
          <table:table-cell office:value-type="float" office:value="0.4" table:formula="of:=ROUND(ABS([.B86]-[.C86]);2)" table:style-name="ce1">
            <text:p>0.4</text:p>
          </table:table-cell>
          <table:table-cell office:value-type="float" office:value="0.39999999999999991" table:formula="of:=ABS([.B86]-[.E86])" table:style-name="ce1">
            <text:p>0.4</text:p>
          </table:table-cell>
          <table:table-cell office:value-type="float" office:value="0" table:formula="of:=IF(ABS([.G86]-[.H86])&lt;0.1;0;IF([.G86]&lt;[.H86];IF([.D86]&gt;[.F86];0;1);IF([.F86]&gt;[.D86];0;1)))" table:style-name="ce1">
            <text:p>0</text:p>
          </table:table-cell>
          <table:table-cell office:value-type="float" office:value="0" table:formula="of:=IF([.F86]&gt;[.D8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5" table:style-name="ce1">
            <text:p>-3.5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773199999999995" table:style-name="ce1">
            <text:p>0.997732</text:p>
          </table:table-cell>
          <table:table-cell office:value-type="float" office:value="-3" table:style-name="ce1">
            <text:p>-3</text:p>
          </table:table-cell>
          <table:table-cell office:value-type="float" office:value="0.98697699999999999" table:style-name="ce1">
            <text:p>0.986977</text:p>
          </table:table-cell>
          <table:table-cell office:value-type="float" office:value="0.5" table:formula="of:=ROUND(ABS([.B87]-[.C87]);2)" table:style-name="ce1">
            <text:p>0.5</text:p>
          </table:table-cell>
          <table:table-cell office:value-type="float" office:value="0.5" table:formula="of:=ABS([.B87]-[.E87])" table:style-name="ce1">
            <text:p>0.5</text:p>
          </table:table-cell>
          <table:table-cell office:value-type="float" office:value="0" table:formula="of:=IF(ABS([.G87]-[.H87])&lt;0.1;0;IF([.G87]&lt;[.H87];IF([.D87]&gt;[.F87];0;1);IF([.F87]&gt;[.D87];0;1)))" table:style-name="ce1">
            <text:p>0</text:p>
          </table:table-cell>
          <table:table-cell office:value-type="float" office:value="0" table:formula="of:=IF([.F87]&gt;[.D8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6" table:style-name="ce1">
            <text:p>-3.6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784399999999995" table:style-name="ce1">
            <text:p>0.997844</text:p>
          </table:table-cell>
          <table:table-cell office:value-type="float" office:value="-3" table:style-name="ce1">
            <text:p>-3</text:p>
          </table:table-cell>
          <table:table-cell office:value-type="float" office:value="0.98713099999999998" table:style-name="ce1">
            <text:p>0.987131</text:p>
          </table:table-cell>
          <table:table-cell office:value-type="float" office:value="0.4" table:formula="of:=ROUND(ABS([.B88]-[.C88]);2)" table:style-name="ce1">
            <text:p>0.4</text:p>
          </table:table-cell>
          <table:table-cell office:value-type="float" office:value="0.60000000000000009" table:formula="of:=ABS([.B88]-[.E88])" table:style-name="ce1">
            <text:p>0.6</text:p>
          </table:table-cell>
          <table:table-cell office:value-type="float" office:value="0" table:formula="of:=IF(ABS([.G88]-[.H88])&lt;0.1;0;IF([.G88]&lt;[.H88];IF([.D88]&gt;[.F88];0;1);IF([.F88]&gt;[.D88];0;1)))" table:style-name="ce1">
            <text:p>0</text:p>
          </table:table-cell>
          <table:table-cell office:value-type="float" office:value="0" table:formula="of:=IF([.F88]&gt;[.D8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7" table:style-name="ce1">
            <text:p>-3.7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386" table:style-name="ce1">
            <text:p>0.998386</text:p>
          </table:table-cell>
          <table:table-cell office:value-type="float" office:value="-4" table:style-name="ce1">
            <text:p>-4</text:p>
          </table:table-cell>
          <table:table-cell office:value-type="float" office:value="0.98849500000000001" table:style-name="ce1">
            <text:p>0.988495</text:p>
          </table:table-cell>
          <table:table-cell office:value-type="float" office:value="0.3" table:formula="of:=ROUND(ABS([.B89]-[.C89]);2)" table:style-name="ce1">
            <text:p>0.3</text:p>
          </table:table-cell>
          <table:table-cell office:value-type="float" office:value="0.29999999999999982" table:formula="of:=ABS([.B89]-[.E89])" table:style-name="ce1">
            <text:p>0.3</text:p>
          </table:table-cell>
          <table:table-cell office:value-type="float" office:value="0" table:formula="of:=IF(ABS([.G89]-[.H89])&lt;0.1;0;IF([.G89]&lt;[.H89];IF([.D89]&gt;[.F89];0;1);IF([.F89]&gt;[.D89];0;1)))" table:style-name="ce1">
            <text:p>0</text:p>
          </table:table-cell>
          <table:table-cell office:value-type="float" office:value="0" table:formula="of:=IF([.F89]&gt;[.D8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8" table:style-name="ce1">
            <text:p>-3.8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346199999999996" table:style-name="ce1">
            <text:p>0.993462</text:p>
          </table:table-cell>
          <table:table-cell office:value-type="float" office:value="0.2" table:formula="of:=ROUND(ABS([.B90]-[.C90]);2)" table:style-name="ce1">
            <text:p>0.2</text:p>
          </table:table-cell>
          <table:table-cell office:value-type="float" office:value="3.8" table:formula="of:=ABS([.B90]-[.E90])" table:style-name="ce1">
            <text:p>3.8</text:p>
          </table:table-cell>
          <table:table-cell office:value-type="float" office:value="0" table:formula="of:=IF(ABS([.G90]-[.H90])&lt;0.1;0;IF([.G90]&lt;[.H90];IF([.D90]&gt;[.F90];0;1);IF([.F90]&gt;[.D90];0;1)))" table:style-name="ce1">
            <text:p>0</text:p>
          </table:table-cell>
          <table:table-cell office:value-type="float" office:value="0" table:formula="of:=IF([.F90]&gt;[.D9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9" table:style-name="ce1">
            <text:p>-3.9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1232" table:style-name="ce1">
            <text:p>0.991232</text:p>
          </table:table-cell>
          <table:table-cell office:value-type="float" office:value="0.1" table:formula="of:=ROUND(ABS([.B91]-[.C91]);2)" table:style-name="ce1">
            <text:p>0.1</text:p>
          </table:table-cell>
          <table:table-cell office:value-type="float" office:value="0.10000000000000009" table:formula="of:=ABS([.B91]-[.E91])" table:style-name="ce1">
            <text:p>0.1</text:p>
          </table:table-cell>
          <table:table-cell office:value-type="float" office:value="0" table:formula="of:=IF(ABS([.G91]-[.H91])&lt;0.1;0;IF([.G91]&lt;[.H91];IF([.D91]&gt;[.F91];0;1);IF([.F91]&gt;[.D91];0;1)))" table:style-name="ce1">
            <text:p>0</text:p>
          </table:table-cell>
          <table:table-cell office:value-type="float" office:value="0" table:formula="of:=IF([.F91]&gt;[.D9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112999999999996" table:style-name="ce1">
            <text:p>0.99113</text:p>
          </table:table-cell>
          <table:table-cell office:value-type="float" office:value="0" table:formula="of:=ROUND(ABS([.B92]-[.C92]);2)" table:style-name="ce1">
            <text:p>0</text:p>
          </table:table-cell>
          <table:table-cell office:value-type="float" office:value="0" table:formula="of:=ABS([.B92]-[.E92])" table:style-name="ce1">
            <text:p>0</text:p>
          </table:table-cell>
          <table:table-cell office:value-type="float" office:value="0" table:formula="of:=IF(ABS([.G92]-[.H92])&lt;0.1;0;IF([.G92]&lt;[.H92];IF([.D92]&gt;[.F92];0;1);IF([.F92]&gt;[.D92];0;1)))" table:style-name="ce1">
            <text:p>0</text:p>
          </table:table-cell>
          <table:table-cell office:value-type="float" office:value="0" table:formula="of:=IF([.F92]&gt;[.D9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0999999999999996" table:style-name="ce1">
            <text:p>-4.1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054600000000004" table:style-name="ce1">
            <text:p>0.990546</text:p>
          </table:table-cell>
          <table:table-cell office:value-type="float" office:value="0.1" table:formula="of:=ROUND(ABS([.B93]-[.C93]);2)" table:style-name="ce1">
            <text:p>0.1</text:p>
          </table:table-cell>
          <table:table-cell office:value-type="float" office:value="9.9999999999999645E-2" table:formula="of:=ABS([.B93]-[.E93])" table:style-name="ce1">
            <text:p>0.1</text:p>
          </table:table-cell>
          <table:table-cell office:value-type="float" office:value="0" table:formula="of:=IF(ABS([.G93]-[.H93])&lt;0.1;0;IF([.G93]&lt;[.H93];IF([.D93]&gt;[.F93];0;1);IF([.F93]&gt;[.D93];0;1)))" table:style-name="ce1">
            <text:p>0</text:p>
          </table:table-cell>
          <table:table-cell office:value-type="float" office:value="0" table:formula="of:=IF([.F93]&gt;[.D9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2" table:style-name="ce1">
            <text:p>-4.2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019299999999999" table:style-name="ce1">
            <text:p>0.990193</text:p>
          </table:table-cell>
          <table:table-cell office:value-type="float" office:value="0.2" table:formula="of:=ROUND(ABS([.B94]-[.C94]);2)" table:style-name="ce1">
            <text:p>0.2</text:p>
          </table:table-cell>
          <table:table-cell office:value-type="float" office:value="4.2" table:formula="of:=ABS([.B94]-[.E94])" table:style-name="ce1">
            <text:p>4.2</text:p>
          </table:table-cell>
          <table:table-cell office:value-type="float" office:value="0" table:formula="of:=IF(ABS([.G94]-[.H94])&lt;0.1;0;IF([.G94]&lt;[.H94];IF([.D94]&gt;[.F94];0;1);IF([.F94]&gt;[.D94];0;1)))" table:style-name="ce1">
            <text:p>0</text:p>
          </table:table-cell>
          <table:table-cell office:value-type="float" office:value="0" table:formula="of:=IF([.F94]&gt;[.D9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3" table:style-name="ce1">
            <text:p>-4.3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57399999999996" table:style-name="ce1">
            <text:p>0.998574</text:p>
          </table:table-cell>
          <table:table-cell office:value-type="float" office:value="0" table:style-name="ce1">
            <text:p>0</text:p>
          </table:table-cell>
          <table:table-cell office:value-type="float" office:value="0.98975999999999997" table:style-name="ce1">
            <text:p>0.98976</text:p>
          </table:table-cell>
          <table:table-cell office:value-type="float" office:value="0.3" table:formula="of:=ROUND(ABS([.B95]-[.C95]);2)" table:style-name="ce1">
            <text:p>0.3</text:p>
          </table:table-cell>
          <table:table-cell office:value-type="float" office:value="4.3" table:formula="of:=ABS([.B95]-[.E95])" table:style-name="ce1">
            <text:p>4.3</text:p>
          </table:table-cell>
          <table:table-cell office:value-type="float" office:value="0" table:formula="of:=IF(ABS([.G95]-[.H95])&lt;0.1;0;IF([.G95]&lt;[.H95];IF([.D95]&gt;[.F95];0;1);IF([.F95]&gt;[.D95];0;1)))" table:style-name="ce1">
            <text:p>0</text:p>
          </table:table-cell>
          <table:table-cell office:value-type="float" office:value="0" table:formula="of:=IF([.F95]&gt;[.D9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4000000000000004" table:style-name="ce1">
            <text:p>-4.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05999999999995" table:style-name="ce1">
            <text:p>0.99806</text:p>
          </table:table-cell>
          <table:table-cell office:value-type="float" office:value="5" table:style-name="ce1">
            <text:p>5</text:p>
          </table:table-cell>
          <table:table-cell office:value-type="float" office:value="0.990429" table:style-name="ce1">
            <text:p>0.990429</text:p>
          </table:table-cell>
          <table:table-cell office:value-type="float" office:value="0.4" table:formula="of:=ROUND(ABS([.B96]-[.C96]);2)" table:style-name="ce1">
            <text:p>0.4</text:p>
          </table:table-cell>
          <table:table-cell office:value-type="float" office:value="9.4" table:formula="of:=ABS([.B96]-[.E96])" table:style-name="ce1">
            <text:p>9.4</text:p>
          </table:table-cell>
          <table:table-cell office:value-type="float" office:value="0" table:formula="of:=IF(ABS([.G96]-[.H96])&lt;0.1;0;IF([.G96]&lt;[.H96];IF([.D96]&gt;[.F96];0;1);IF([.F96]&gt;[.D96];0;1)))" table:style-name="ce1">
            <text:p>0</text:p>
          </table:table-cell>
          <table:table-cell office:value-type="float" office:value="0" table:formula="of:=IF([.F96]&gt;[.D9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5" table:style-name="ce1">
            <text:p>-4.5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799000000000004" table:style-name="ce1">
            <text:p>0.99799</text:p>
          </table:table-cell>
          <table:table-cell office:value-type="float" office:value="3" table:style-name="ce1">
            <text:p>3</text:p>
          </table:table-cell>
          <table:table-cell office:value-type="float" office:value="0.98711599999999999" table:style-name="ce1">
            <text:p>0.987116</text:p>
          </table:table-cell>
          <table:table-cell office:value-type="float" office:value="0.5" table:formula="of:=ROUND(ABS([.B97]-[.C97]);2)" table:style-name="ce1">
            <text:p>0.5</text:p>
          </table:table-cell>
          <table:table-cell office:value-type="float" office:value="7.5" table:formula="of:=ABS([.B97]-[.E97])" table:style-name="ce1">
            <text:p>7.5</text:p>
          </table:table-cell>
          <table:table-cell office:value-type="float" office:value="0" table:formula="of:=IF(ABS([.G97]-[.H97])&lt;0.1;0;IF([.G97]&lt;[.H97];IF([.D97]&gt;[.F97];0;1);IF([.F97]&gt;[.D97];0;1)))" table:style-name="ce1">
            <text:p>0</text:p>
          </table:table-cell>
          <table:table-cell office:value-type="float" office:value="0" table:formula="of:=IF([.F97]&gt;[.D9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5999999999999996" table:style-name="ce1">
            <text:p>-4.6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722299999999997" table:style-name="ce1">
            <text:p>0.997223</text:p>
          </table:table-cell>
          <table:table-cell office:value-type="float" office:value="4" table:style-name="ce1">
            <text:p>4</text:p>
          </table:table-cell>
          <table:table-cell office:value-type="float" office:value="0.98796600000000001" table:style-name="ce1">
            <text:p>0.987966</text:p>
          </table:table-cell>
          <table:table-cell office:value-type="float" office:value="0.4" table:formula="of:=ROUND(ABS([.B98]-[.C98]);2)" table:style-name="ce1">
            <text:p>0.4</text:p>
          </table:table-cell>
          <table:table-cell office:value-type="float" office:value="8.6" table:formula="of:=ABS([.B98]-[.E98])" table:style-name="ce1">
            <text:p>8.6</text:p>
          </table:table-cell>
          <table:table-cell office:value-type="float" office:value="0" table:formula="of:=IF(ABS([.G98]-[.H98])&lt;0.1;0;IF([.G98]&lt;[.H98];IF([.D98]&gt;[.F98];0;1);IF([.F98]&gt;[.D98];0;1)))" table:style-name="ce1">
            <text:p>0</text:p>
          </table:table-cell>
          <table:table-cell office:value-type="float" office:value="0" table:formula="of:=IF([.F98]&gt;[.D9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7" table:style-name="ce1">
            <text:p>-4.7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843499999999996" table:style-name="ce1">
            <text:p>0.998435</text:p>
          </table:table-cell>
          <table:table-cell office:value-type="float" office:value="-5" table:style-name="ce1">
            <text:p>-5</text:p>
          </table:table-cell>
          <table:table-cell office:value-type="float" office:value="0.98728700000000003" table:style-name="ce1">
            <text:p>0.987287</text:p>
          </table:table-cell>
          <table:table-cell office:value-type="float" office:value="0.3" table:formula="of:=ROUND(ABS([.B99]-[.C99]);2)" table:style-name="ce1">
            <text:p>0.3</text:p>
          </table:table-cell>
          <table:table-cell office:value-type="float" office:value="0.29999999999999982" table:formula="of:=ABS([.B99]-[.E99])" table:style-name="ce1">
            <text:p>0.3</text:p>
          </table:table-cell>
          <table:table-cell office:value-type="float" office:value="0" table:formula="of:=IF(ABS([.G99]-[.H99])&lt;0.1;0;IF([.G99]&lt;[.H99];IF([.D99]&gt;[.F99];0;1);IF([.F99]&gt;[.D99];0;1)))" table:style-name="ce1">
            <text:p>0</text:p>
          </table:table-cell>
          <table:table-cell office:value-type="float" office:value="0" table:formula="of:=IF([.F99]&gt;[.D9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8" table:style-name="ce1">
            <text:p>-4.8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982700000000002" table:style-name="ce1">
            <text:p>0.999827</text:p>
          </table:table-cell>
          <table:table-cell office:value-type="float" office:value="3" table:style-name="ce1">
            <text:p>3</text:p>
          </table:table-cell>
          <table:table-cell office:value-type="float" office:value="0.99043099999999995" table:style-name="ce1">
            <text:p>0.990431</text:p>
          </table:table-cell>
          <table:table-cell office:value-type="float" office:value="0.2" table:formula="of:=ROUND(ABS([.B100]-[.C100]);2)" table:style-name="ce1">
            <text:p>0.2</text:p>
          </table:table-cell>
          <table:table-cell office:value-type="float" office:value="7.8" table:formula="of:=ABS([.B100]-[.E100])" table:style-name="ce1">
            <text:p>7.8</text:p>
          </table:table-cell>
          <table:table-cell office:value-type="float" office:value="0" table:formula="of:=IF(ABS([.G100]-[.H100])&lt;0.1;0;IF([.G100]&lt;[.H100];IF([.D100]&gt;[.F100];0;1);IF([.F100]&gt;[.D100];0;1)))" table:style-name="ce1">
            <text:p>0</text:p>
          </table:table-cell>
          <table:table-cell office:value-type="float" office:value="0" table:formula="of:=IF([.F100]&gt;[.D10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.9000000000000004" table:style-name="ce1">
            <text:p>-4.9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8894499999999996" table:style-name="ce1">
            <text:p>0.988945</text:p>
          </table:table-cell>
          <table:table-cell office:value-type="float" office:value="0.1" table:formula="of:=ROUND(ABS([.B101]-[.C101]);2)" table:style-name="ce1">
            <text:p>0.1</text:p>
          </table:table-cell>
          <table:table-cell office:value-type="float" office:value="9.9999999999999645E-2" table:formula="of:=ABS([.B101]-[.E101])" table:style-name="ce1">
            <text:p>0.1</text:p>
          </table:table-cell>
          <table:table-cell office:value-type="float" office:value="0" table:formula="of:=IF(ABS([.G101]-[.H101])&lt;0.1;0;IF([.G101]&lt;[.H101];IF([.D101]&gt;[.F101];0;1);IF([.F101]&gt;[.D101];0;1)))" table:style-name="ce1">
            <text:p>0</text:p>
          </table:table-cell>
          <table:table-cell office:value-type="float" office:value="0" table:formula="of:=IF([.F101]&gt;[.D10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9012" table:style-name="ce1">
            <text:p>0.99012</text:p>
          </table:table-cell>
          <table:table-cell office:value-type="float" office:value="0" table:formula="of:=ROUND(ABS([.B102]-[.C102]);2)" table:style-name="ce1">
            <text:p>0</text:p>
          </table:table-cell>
          <table:table-cell office:value-type="float" office:value="0" table:formula="of:=ABS([.B102]-[.E102])" table:style-name="ce1">
            <text:p>0</text:p>
          </table:table-cell>
          <table:table-cell office:value-type="float" office:value="0" table:formula="of:=IF(ABS([.G102]-[.H102])&lt;0.1;0;IF([.G102]&lt;[.H102];IF([.D102]&gt;[.F102];0;1);IF([.F102]&gt;[.D102];0;1)))" table:style-name="ce1">
            <text:p>0</text:p>
          </table:table-cell>
          <table:table-cell office:value-type="float" office:value="0" table:formula="of:=IF([.F102]&gt;[.D10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9178599999999995" table:style-name="ce1">
            <text:p>0.991786</text:p>
          </table:table-cell>
          <table:table-cell office:value-type="float" office:value="0" table:formula="of:=ROUND(ABS([.B103]-[.C103]);2)" table:style-name="ce1">
            <text:p>0</text:p>
          </table:table-cell>
          <table:table-cell office:value-type="float" office:value="0" table:formula="of:=ABS([.B103]-[.E103])" table:style-name="ce1">
            <text:p>0</text:p>
          </table:table-cell>
          <table:table-cell office:value-type="float" office:value="0" table:formula="of:=IF(ABS([.G103]-[.H103])&lt;0.1;0;IF([.G103]&lt;[.H103];IF([.D103]&gt;[.F103];0;1);IF([.F103]&gt;[.D103];0;1)))" table:style-name="ce1">
            <text:p>0</text:p>
          </table:table-cell>
          <table:table-cell office:value-type="float" office:value="0" table:formula="of:=IF([.F103]&gt;[.D10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878299999999997" table:style-name="ce1">
            <text:p>0.988783</text:p>
          </table:table-cell>
          <table:table-cell office:value-type="float" office:value="0.1" table:formula="of:=ROUND(ABS([.B104]-[.C104]);2)" table:style-name="ce1">
            <text:p>0.1</text:p>
          </table:table-cell>
          <table:table-cell office:value-type="float" office:value="9.9999999999999645E-2" table:formula="of:=ABS([.B104]-[.E104])" table:style-name="ce1">
            <text:p>0.1</text:p>
          </table:table-cell>
          <table:table-cell office:value-type="float" office:value="0" table:formula="of:=IF(ABS([.G104]-[.H104])&lt;0.1;0;IF([.G104]&lt;[.H104];IF([.D104]&gt;[.F104];0;1);IF([.F104]&gt;[.D104];0;1)))" table:style-name="ce1">
            <text:p>0</text:p>
          </table:table-cell>
          <table:table-cell office:value-type="float" office:value="0" table:formula="of:=IF([.F104]&gt;[.D10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8" table:style-name="ce1">
            <text:p>4.8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936000000000002" table:style-name="ce1">
            <text:p>0.98936</text:p>
          </table:table-cell>
          <table:table-cell office:value-type="float" office:value="0.2" table:formula="of:=ROUND(ABS([.B105]-[.C105]);2)" table:style-name="ce1">
            <text:p>0.2</text:p>
          </table:table-cell>
          <table:table-cell office:value-type="float" office:value="0.20000000000000018" table:formula="of:=ABS([.B105]-[.E105])" table:style-name="ce1">
            <text:p>0.2</text:p>
          </table:table-cell>
          <table:table-cell office:value-type="float" office:value="0" table:formula="of:=IF(ABS([.G105]-[.H105])&lt;0.1;0;IF([.G105]&lt;[.H105];IF([.D105]&gt;[.F105];0;1);IF([.F105]&gt;[.D105];0;1)))" table:style-name="ce1">
            <text:p>0</text:p>
          </table:table-cell>
          <table:table-cell office:value-type="float" office:value="0" table:formula="of:=IF([.F105]&gt;[.D10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7" table:style-name="ce1">
            <text:p>4.7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895" table:style-name="ce1">
            <text:p>0.99895</text:p>
          </table:table-cell>
          <table:table-cell office:value-type="float" office:value="5" table:style-name="ce1">
            <text:p>5</text:p>
          </table:table-cell>
          <table:table-cell office:value-type="float" office:value="0.98564399999999996" table:style-name="ce1">
            <text:p>0.985644</text:p>
          </table:table-cell>
          <table:table-cell office:value-type="float" office:value="0.3" table:formula="of:=ROUND(ABS([.B106]-[.C106]);2)" table:style-name="ce1">
            <text:p>0.3</text:p>
          </table:table-cell>
          <table:table-cell office:value-type="float" office:value="0.29999999999999982" table:formula="of:=ABS([.B106]-[.E106])" table:style-name="ce1">
            <text:p>0.3</text:p>
          </table:table-cell>
          <table:table-cell office:value-type="float" office:value="0" table:formula="of:=IF(ABS([.G106]-[.H106])&lt;0.1;0;IF([.G106]&lt;[.H106];IF([.D106]&gt;[.F106];0;1);IF([.F106]&gt;[.D106];0;1)))" table:style-name="ce1">
            <text:p>0</text:p>
          </table:table-cell>
          <table:table-cell office:value-type="float" office:value="0" table:formula="of:=IF([.F106]&gt;[.D10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8" table:style-name="ce1">
            <text:p>0.998</text:p>
          </table:table-cell>
          <table:table-cell office:value-type="float" office:value="5" table:style-name="ce1">
            <text:p>5</text:p>
          </table:table-cell>
          <table:table-cell office:value-type="float" office:value="0.98609800000000003" table:style-name="ce1">
            <text:p>0.986098</text:p>
          </table:table-cell>
          <table:table-cell office:value-type="float" office:value="0.4" table:formula="of:=ROUND(ABS([.B107]-[.C107]);2)" table:style-name="ce1">
            <text:p>0.4</text:p>
          </table:table-cell>
          <table:table-cell office:value-type="float" office:value="0.40000000000000036" table:formula="of:=ABS([.B107]-[.E107])" table:style-name="ce1">
            <text:p>0.4</text:p>
          </table:table-cell>
          <table:table-cell office:value-type="float" office:value="0" table:formula="of:=IF(ABS([.G107]-[.H107])&lt;0.1;0;IF([.G107]&lt;[.H107];IF([.D107]&gt;[.F107];0;1);IF([.F107]&gt;[.D107];0;1)))" table:style-name="ce1">
            <text:p>0</text:p>
          </table:table-cell>
          <table:table-cell office:value-type="float" office:value="0" table:formula="of:=IF([.F107]&gt;[.D10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5668" table:style-name="ce1">
            <text:p>0.995668</text:p>
          </table:table-cell>
          <table:table-cell office:value-type="float" office:value="4" table:style-name="ce1">
            <text:p>4</text:p>
          </table:table-cell>
          <table:table-cell office:value-type="float" office:value="0.98675800000000002" table:style-name="ce1">
            <text:p>0.986758</text:p>
          </table:table-cell>
          <table:table-cell office:value-type="float" office:value="0.5" table:formula="of:=ROUND(ABS([.B108]-[.C108]);2)" table:style-name="ce1">
            <text:p>0.5</text:p>
          </table:table-cell>
          <table:table-cell office:value-type="float" office:value="0.5" table:formula="of:=ABS([.B108]-[.E108])" table:style-name="ce1">
            <text:p>0.5</text:p>
          </table:table-cell>
          <table:table-cell office:value-type="float" office:value="0" table:formula="of:=IF(ABS([.G108]-[.H108])&lt;0.1;0;IF([.G108]&lt;[.H108];IF([.D108]&gt;[.F108];0;1);IF([.F108]&gt;[.D108];0;1)))" table:style-name="ce1">
            <text:p>0</text:p>
          </table:table-cell>
          <table:table-cell office:value-type="float" office:value="0" table:formula="of:=IF([.F108]&gt;[.D10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774399999999996" table:style-name="ce1">
            <text:p>0.997744</text:p>
          </table:table-cell>
          <table:table-cell office:value-type="float" office:value="4" table:style-name="ce1">
            <text:p>4</text:p>
          </table:table-cell>
          <table:table-cell office:value-type="float" office:value="0.98656299999999997" table:style-name="ce1">
            <text:p>0.986563</text:p>
          </table:table-cell>
          <table:table-cell office:value-type="float" office:value="0.4" table:formula="of:=ROUND(ABS([.B109]-[.C109]);2)" table:style-name="ce1">
            <text:p>0.4</text:p>
          </table:table-cell>
          <table:table-cell office:value-type="float" office:value="0.40000000000000036" table:formula="of:=ABS([.B109]-[.E109])" table:style-name="ce1">
            <text:p>0.4</text:p>
          </table:table-cell>
          <table:table-cell office:value-type="float" office:value="0" table:formula="of:=IF(ABS([.G109]-[.H109])&lt;0.1;0;IF([.G109]&lt;[.H109];IF([.D109]&gt;[.F109];0;1);IF([.F109]&gt;[.D109];0;1)))" table:style-name="ce1">
            <text:p>0</text:p>
          </table:table-cell>
          <table:table-cell office:value-type="float" office:value="0" table:formula="of:=IF([.F109]&gt;[.D10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3" table:style-name="ce1">
            <text:p>4.3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43999999999999" table:style-name="ce1">
            <text:p>0.99844</text:p>
          </table:table-cell>
          <table:table-cell office:value-type="float" office:value="4" table:style-name="ce1">
            <text:p>4</text:p>
          </table:table-cell>
          <table:table-cell office:value-type="float" office:value="0.98757600000000001" table:style-name="ce1">
            <text:p>0.987576</text:p>
          </table:table-cell>
          <table:table-cell office:value-type="float" office:value="0.3" table:formula="of:=ROUND(ABS([.B110]-[.C110]);2)" table:style-name="ce1">
            <text:p>0.3</text:p>
          </table:table-cell>
          <table:table-cell office:value-type="float" office:value="0.29999999999999982" table:formula="of:=ABS([.B110]-[.E110])" table:style-name="ce1">
            <text:p>0.3</text:p>
          </table:table-cell>
          <table:table-cell office:value-type="float" office:value="0" table:formula="of:=IF(ABS([.G110]-[.H110])&lt;0.1;0;IF([.G110]&lt;[.H110];IF([.D110]&gt;[.F110];0;1);IF([.F110]&gt;[.D110];0;1)))" table:style-name="ce1">
            <text:p>0</text:p>
          </table:table-cell>
          <table:table-cell office:value-type="float" office:value="0" table:formula="of:=IF([.F110]&gt;[.D11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35899999999999" table:style-name="ce1">
            <text:p>0.991359</text:p>
          </table:table-cell>
          <table:table-cell office:value-type="float" office:value="0.2" table:formula="of:=ROUND(ABS([.B111]-[.C111]);2)" table:style-name="ce1">
            <text:p>0.2</text:p>
          </table:table-cell>
          <table:table-cell office:value-type="float" office:value="0.20000000000000018" table:formula="of:=ABS([.B111]-[.E111])" table:style-name="ce1">
            <text:p>0.2</text:p>
          </table:table-cell>
          <table:table-cell office:value-type="float" office:value="0" table:formula="of:=IF(ABS([.G111]-[.H111])&lt;0.1;0;IF([.G111]&lt;[.H111];IF([.D111]&gt;[.F111];0;1);IF([.F111]&gt;[.D111];0;1)))" table:style-name="ce1">
            <text:p>0</text:p>
          </table:table-cell>
          <table:table-cell office:value-type="float" office:value="0" table:formula="of:=IF([.F111]&gt;[.D11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71600000000004" table:style-name="ce1">
            <text:p>0.991716</text:p>
          </table:table-cell>
          <table:table-cell office:value-type="float" office:value="0.1" table:formula="of:=ROUND(ABS([.B112]-[.C112]);2)" table:style-name="ce1">
            <text:p>0.1</text:p>
          </table:table-cell>
          <table:table-cell office:value-type="float" office:value="9.9999999999999645E-2" table:formula="of:=ABS([.B112]-[.E112])" table:style-name="ce1">
            <text:p>0.1</text:p>
          </table:table-cell>
          <table:table-cell office:value-type="float" office:value="0" table:formula="of:=IF(ABS([.G112]-[.H112])&lt;0.1;0;IF([.G112]&lt;[.H112];IF([.D112]&gt;[.F112];0;1);IF([.F112]&gt;[.D112];0;1)))" table:style-name="ce1">
            <text:p>0</text:p>
          </table:table-cell>
          <table:table-cell office:value-type="float" office:value="0" table:formula="of:=IF([.F112]&gt;[.D11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94899999999997" table:style-name="ce1">
            <text:p>0.991949</text:p>
          </table:table-cell>
          <table:table-cell office:value-type="float" office:value="0" table:formula="of:=ROUND(ABS([.B113]-[.C113]);2)" table:style-name="ce1">
            <text:p>0</text:p>
          </table:table-cell>
          <table:table-cell office:value-type="float" office:value="0" table:formula="of:=ABS([.B113]-[.E113])" table:style-name="ce1">
            <text:p>0</text:p>
          </table:table-cell>
          <table:table-cell office:value-type="float" office:value="0" table:formula="of:=IF(ABS([.G113]-[.H113])&lt;0.1;0;IF([.G113]&lt;[.H113];IF([.D113]&gt;[.F113];0;1);IF([.F113]&gt;[.D113];0;1)))" table:style-name="ce1">
            <text:p>0</text:p>
          </table:table-cell>
          <table:table-cell office:value-type="float" office:value="0" table:formula="of:=IF([.F113]&gt;[.D11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9" table:style-name="ce1">
            <text:p>3.9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001600000000001" table:style-name="ce1">
            <text:p>0.990016</text:p>
          </table:table-cell>
          <table:table-cell office:value-type="float" office:value="0.1" table:formula="of:=ROUND(ABS([.B114]-[.C114]);2)" table:style-name="ce1">
            <text:p>0.1</text:p>
          </table:table-cell>
          <table:table-cell office:value-type="float" office:value="0.10000000000000009" table:formula="of:=ABS([.B114]-[.E114])" table:style-name="ce1">
            <text:p>0.1</text:p>
          </table:table-cell>
          <table:table-cell office:value-type="float" office:value="0" table:formula="of:=IF(ABS([.G114]-[.H114])&lt;0.1;0;IF([.G114]&lt;[.H114];IF([.D114]&gt;[.F114];0;1);IF([.F114]&gt;[.D114];0;1)))" table:style-name="ce1">
            <text:p>0</text:p>
          </table:table-cell>
          <table:table-cell office:value-type="float" office:value="0" table:formula="of:=IF([.F114]&gt;[.D11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8" table:style-name="ce1">
            <text:p>3.8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8986799999999997" table:style-name="ce1">
            <text:p>0.989868</text:p>
          </table:table-cell>
          <table:table-cell office:value-type="float" office:value="0.2" table:formula="of:=ROUND(ABS([.B115]-[.C115]);2)" table:style-name="ce1">
            <text:p>0.2</text:p>
          </table:table-cell>
          <table:table-cell office:value-type="float" office:value="0.20000000000000018" table:formula="of:=ABS([.B115]-[.E115])" table:style-name="ce1">
            <text:p>0.2</text:p>
          </table:table-cell>
          <table:table-cell office:value-type="float" office:value="0" table:formula="of:=IF(ABS([.G115]-[.H115])&lt;0.1;0;IF([.G115]&lt;[.H115];IF([.D115]&gt;[.F115];0;1);IF([.F115]&gt;[.D115];0;1)))" table:style-name="ce1">
            <text:p>0</text:p>
          </table:table-cell>
          <table:table-cell office:value-type="float" office:value="0" table:formula="of:=IF([.F115]&gt;[.D11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" table:style-name="ce1">
            <text:p>3.7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9116" table:style-name="ce1">
            <text:p>0.999116</text:p>
          </table:table-cell>
          <table:table-cell office:value-type="float" office:value="4" table:style-name="ce1">
            <text:p>4</text:p>
          </table:table-cell>
          <table:table-cell office:value-type="float" office:value="0.99063599999999996" table:style-name="ce1">
            <text:p>0.990636</text:p>
          </table:table-cell>
          <table:table-cell office:value-type="float" office:value="0.3" table:formula="of:=ROUND(ABS([.B116]-[.C116]);2)" table:style-name="ce1">
            <text:p>0.3</text:p>
          </table:table-cell>
          <table:table-cell office:value-type="float" office:value="0.29999999999999982" table:formula="of:=ABS([.B116]-[.E116])" table:style-name="ce1">
            <text:p>0.3</text:p>
          </table:table-cell>
          <table:table-cell office:value-type="float" office:value="0" table:formula="of:=IF(ABS([.G116]-[.H116])&lt;0.1;0;IF([.G116]&lt;[.H116];IF([.D116]&gt;[.F116];0;1);IF([.F116]&gt;[.D116];0;1)))" table:style-name="ce1">
            <text:p>0</text:p>
          </table:table-cell>
          <table:table-cell office:value-type="float" office:value="0" table:formula="of:=IF([.F116]&gt;[.D11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6" table:style-name="ce1">
            <text:p>3.6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139" table:style-name="ce1">
            <text:p>0.998139</text:p>
          </table:table-cell>
          <table:table-cell office:value-type="float" office:value="4" table:style-name="ce1">
            <text:p>4</text:p>
          </table:table-cell>
          <table:table-cell office:value-type="float" office:value="0.98914899999999994" table:style-name="ce1">
            <text:p>0.989149</text:p>
          </table:table-cell>
          <table:table-cell office:value-type="float" office:value="0.4" table:formula="of:=ROUND(ABS([.B117]-[.C117]);2)" table:style-name="ce1">
            <text:p>0.4</text:p>
          </table:table-cell>
          <table:table-cell office:value-type="float" office:value="0.39999999999999991" table:formula="of:=ABS([.B117]-[.E117])" table:style-name="ce1">
            <text:p>0.4</text:p>
          </table:table-cell>
          <table:table-cell office:value-type="float" office:value="0" table:formula="of:=IF(ABS([.G117]-[.H117])&lt;0.1;0;IF([.G117]&lt;[.H117];IF([.D117]&gt;[.F117];0;1);IF([.F117]&gt;[.D117];0;1)))" table:style-name="ce1">
            <text:p>0</text:p>
          </table:table-cell>
          <table:table-cell office:value-type="float" office:value="0" table:formula="of:=IF([.F117]&gt;[.D11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641599999999997" table:style-name="ce1">
            <text:p>0.996416</text:p>
          </table:table-cell>
          <table:table-cell office:value-type="float" office:value="3" table:style-name="ce1">
            <text:p>3</text:p>
          </table:table-cell>
          <table:table-cell office:value-type="float" office:value="0.98762899999999998" table:style-name="ce1">
            <text:p>0.987629</text:p>
          </table:table-cell>
          <table:table-cell office:value-type="float" office:value="0.5" table:formula="of:=ROUND(ABS([.B118]-[.C118]);2)" table:style-name="ce1">
            <text:p>0.5</text:p>
          </table:table-cell>
          <table:table-cell office:value-type="float" office:value="0.5" table:formula="of:=ABS([.B118]-[.E118])" table:style-name="ce1">
            <text:p>0.5</text:p>
          </table:table-cell>
          <table:table-cell office:value-type="float" office:value="0" table:formula="of:=IF(ABS([.G118]-[.H118])&lt;0.1;0;IF([.G118]&lt;[.H118];IF([.D118]&gt;[.F118];0;1);IF([.F118]&gt;[.D118];0;1)))" table:style-name="ce1">
            <text:p>0</text:p>
          </table:table-cell>
          <table:table-cell office:value-type="float" office:value="0" table:formula="of:=IF([.F118]&gt;[.D11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" table:style-name="ce1">
            <text:p>3.4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787000000000003" table:style-name="ce1">
            <text:p>0.99787</text:p>
          </table:table-cell>
          <table:table-cell office:value-type="float" office:value="3" table:style-name="ce1">
            <text:p>3</text:p>
          </table:table-cell>
          <table:table-cell office:value-type="float" office:value="0.99067300000000003" table:style-name="ce1">
            <text:p>0.990673</text:p>
          </table:table-cell>
          <table:table-cell office:value-type="float" office:value="0.4" table:formula="of:=ROUND(ABS([.B119]-[.C119]);2)" table:style-name="ce1">
            <text:p>0.4</text:p>
          </table:table-cell>
          <table:table-cell office:value-type="float" office:value="0.39999999999999991" table:formula="of:=ABS([.B119]-[.E119])" table:style-name="ce1">
            <text:p>0.4</text:p>
          </table:table-cell>
          <table:table-cell office:value-type="float" office:value="0" table:formula="of:=IF(ABS([.G119]-[.H119])&lt;0.1;0;IF([.G119]&lt;[.H119];IF([.D119]&gt;[.F119];0;1);IF([.F119]&gt;[.D119];0;1)))" table:style-name="ce1">
            <text:p>0</text:p>
          </table:table-cell>
          <table:table-cell office:value-type="float" office:value="0" table:formula="of:=IF([.F119]&gt;[.D11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3" table:style-name="ce1">
            <text:p>3.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87700000000001" table:style-name="ce1">
            <text:p>0.998877</text:p>
          </table:table-cell>
          <table:table-cell office:value-type="float" office:value="3" table:style-name="ce1">
            <text:p>3</text:p>
          </table:table-cell>
          <table:table-cell office:value-type="float" office:value="0.989981" table:style-name="ce1">
            <text:p>0.989981</text:p>
          </table:table-cell>
          <table:table-cell office:value-type="float" office:value="0.3" table:formula="of:=ROUND(ABS([.B120]-[.C120]);2)" table:style-name="ce1">
            <text:p>0.3</text:p>
          </table:table-cell>
          <table:table-cell office:value-type="float" office:value="0.29999999999999982" table:formula="of:=ABS([.B120]-[.E120])" table:style-name="ce1">
            <text:p>0.3</text:p>
          </table:table-cell>
          <table:table-cell office:value-type="float" office:value="0" table:formula="of:=IF(ABS([.G120]-[.H120])&lt;0.1;0;IF([.G120]&lt;[.H120];IF([.D120]&gt;[.F120];0;1);IF([.F120]&gt;[.D120];0;1)))" table:style-name="ce1">
            <text:p>0</text:p>
          </table:table-cell>
          <table:table-cell office:value-type="float" office:value="0" table:formula="of:=IF([.F120]&gt;[.D12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2" table:style-name="ce1">
            <text:p>3.2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025399999999997" table:style-name="ce1">
            <text:p>0.990254</text:p>
          </table:table-cell>
          <table:table-cell office:value-type="float" office:value="0.2" table:formula="of:=ROUND(ABS([.B121]-[.C121]);2)" table:style-name="ce1">
            <text:p>0.2</text:p>
          </table:table-cell>
          <table:table-cell office:value-type="float" office:value="0.20000000000000018" table:formula="of:=ABS([.B121]-[.E121])" table:style-name="ce1">
            <text:p>0.2</text:p>
          </table:table-cell>
          <table:table-cell office:value-type="float" office:value="0" table:formula="of:=IF(ABS([.G121]-[.H121])&lt;0.1;0;IF([.G121]&lt;[.H121];IF([.D121]&gt;[.F121];0;1);IF([.F121]&gt;[.D121];0;1)))" table:style-name="ce1">
            <text:p>0</text:p>
          </table:table-cell>
          <table:table-cell office:value-type="float" office:value="0" table:formula="of:=IF([.F121]&gt;[.D12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" table:style-name="ce1">
            <text:p>3.1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0.1" table:formula="of:=ROUND(ABS([.B122]-[.C122]);2)" table:style-name="ce1">
            <text:p>0.1</text:p>
          </table:table-cell>
          <table:table-cell office:value-type="float" office:value="0.10000000000000009" table:formula="of:=ABS([.B122]-[.E122])" table:style-name="ce1">
            <text:p>0.1</text:p>
          </table:table-cell>
          <table:table-cell office:value-type="float" office:value="0" table:formula="of:=IF(ABS([.G122]-[.H122])&lt;0.1;0;IF([.G122]&lt;[.H122];IF([.D122]&gt;[.F122];0;1);IF([.F122]&gt;[.D122];0;1)))" table:style-name="ce1">
            <text:p>0</text:p>
          </table:table-cell>
          <table:table-cell office:value-type="float" office:value="0" table:formula="of:=IF([.F122]&gt;[.D12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385699999999999" table:style-name="ce1">
            <text:p>0.993857</text:p>
          </table:table-cell>
          <table:table-cell office:value-type="float" office:value="0" table:formula="of:=ROUND(ABS([.B123]-[.C123]);2)" table:style-name="ce1">
            <text:p>0</text:p>
          </table:table-cell>
          <table:table-cell office:value-type="float" office:value="0" table:formula="of:=ABS([.B123]-[.E123])" table:style-name="ce1">
            <text:p>0</text:p>
          </table:table-cell>
          <table:table-cell office:value-type="float" office:value="0" table:formula="of:=IF(ABS([.G123]-[.H123])&lt;0.1;0;IF([.G123]&lt;[.H123];IF([.D123]&gt;[.F123];0;1);IF([.F123]&gt;[.D123];0;1)))" table:style-name="ce1">
            <text:p>0</text:p>
          </table:table-cell>
          <table:table-cell office:value-type="float" office:value="0" table:formula="of:=IF([.F123]&gt;[.D12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" table:style-name="ce1">
            <text:p>2.9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178999999999995" table:style-name="ce1">
            <text:p>0.99179</text:p>
          </table:table-cell>
          <table:table-cell office:value-type="float" office:value="0.1" table:formula="of:=ROUND(ABS([.B124]-[.C124]);2)" table:style-name="ce1">
            <text:p>0.1</text:p>
          </table:table-cell>
          <table:table-cell office:value-type="float" office:value="0.10000000000000009" table:formula="of:=ABS([.B124]-[.E124])" table:style-name="ce1">
            <text:p>0.1</text:p>
          </table:table-cell>
          <table:table-cell office:value-type="float" office:value="0" table:formula="of:=IF(ABS([.G124]-[.H124])&lt;0.1;0;IF([.G124]&lt;[.H124];IF([.D124]&gt;[.F124];0;1);IF([.F124]&gt;[.D124];0;1)))" table:style-name="ce1">
            <text:p>0</text:p>
          </table:table-cell>
          <table:table-cell office:value-type="float" office:value="0" table:formula="of:=IF([.F124]&gt;[.D12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8" table:style-name="ce1">
            <text:p>2.8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987700000000002" table:style-name="ce1">
            <text:p>0.999877</text:p>
          </table:table-cell>
          <table:table-cell office:value-type="float" office:value="3" table:style-name="ce1">
            <text:p>3</text:p>
          </table:table-cell>
          <table:table-cell office:value-type="float" office:value="0.99093699999999996" table:style-name="ce1">
            <text:p>0.990937</text:p>
          </table:table-cell>
          <table:table-cell office:value-type="float" office:value="0.2" table:formula="of:=ROUND(ABS([.B125]-[.C125]);2)" table:style-name="ce1">
            <text:p>0.2</text:p>
          </table:table-cell>
          <table:table-cell office:value-type="float" office:value="0.20000000000000018" table:formula="of:=ABS([.B125]-[.E125])" table:style-name="ce1">
            <text:p>0.2</text:p>
          </table:table-cell>
          <table:table-cell office:value-type="float" office:value="0" table:formula="of:=IF(ABS([.G125]-[.H125])&lt;0.1;0;IF([.G125]&lt;[.H125];IF([.D125]&gt;[.F125];0;1);IF([.F125]&gt;[.D125];0;1)))" table:style-name="ce1">
            <text:p>0</text:p>
          </table:table-cell>
          <table:table-cell office:value-type="float" office:value="0" table:formula="of:=IF([.F125]&gt;[.D12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" table:style-name="ce1">
            <text:p>2.7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73900000000004" table:style-name="ce1">
            <text:p>0.998739</text:p>
          </table:table-cell>
          <table:table-cell office:value-type="float" office:value="3" table:style-name="ce1">
            <text:p>3</text:p>
          </table:table-cell>
          <table:table-cell office:value-type="float" office:value="0.99136000000000002" table:style-name="ce1">
            <text:p>0.99136</text:p>
          </table:table-cell>
          <table:table-cell office:value-type="float" office:value="0.3" table:formula="of:=ROUND(ABS([.B126]-[.C126]);2)" table:style-name="ce1">
            <text:p>0.3</text:p>
          </table:table-cell>
          <table:table-cell office:value-type="float" office:value="0.29999999999999982" table:formula="of:=ABS([.B126]-[.E126])" table:style-name="ce1">
            <text:p>0.3</text:p>
          </table:table-cell>
          <table:table-cell office:value-type="float" office:value="0" table:formula="of:=IF(ABS([.G126]-[.H126])&lt;0.1;0;IF([.G126]&lt;[.H126];IF([.D126]&gt;[.F126];0;1);IF([.F126]&gt;[.D126];0;1)))" table:style-name="ce1">
            <text:p>0</text:p>
          </table:table-cell>
          <table:table-cell office:value-type="float" office:value="0" table:formula="of:=IF([.F126]&gt;[.D12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05500000000003" table:style-name="ce1">
            <text:p>0.998055</text:p>
          </table:table-cell>
          <table:table-cell office:value-type="float" office:value="3" table:style-name="ce1">
            <text:p>3</text:p>
          </table:table-cell>
          <table:table-cell office:value-type="float" office:value="0.98882400000000004" table:style-name="ce1">
            <text:p>0.988824</text:p>
          </table:table-cell>
          <table:table-cell office:value-type="float" office:value="0.4" table:formula="of:=ROUND(ABS([.B127]-[.C127]);2)" table:style-name="ce1">
            <text:p>0.4</text:p>
          </table:table-cell>
          <table:table-cell office:value-type="float" office:value="0.39999999999999991" table:formula="of:=ABS([.B127]-[.E127])" table:style-name="ce1">
            <text:p>0.4</text:p>
          </table:table-cell>
          <table:table-cell office:value-type="float" office:value="0" table:formula="of:=IF(ABS([.G127]-[.H127])&lt;0.1;0;IF([.G127]&lt;[.H127];IF([.D127]&gt;[.F127];0;1);IF([.F127]&gt;[.D127];0;1)))" table:style-name="ce1">
            <text:p>0</text:p>
          </table:table-cell>
          <table:table-cell office:value-type="float" office:value="0" table:formula="of:=IF([.F127]&gt;[.D12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574099999999999" table:style-name="ce1">
            <text:p>0.995741</text:p>
          </table:table-cell>
          <table:table-cell office:value-type="float" office:value="3" table:style-name="ce1">
            <text:p>3</text:p>
          </table:table-cell>
          <table:table-cell office:value-type="float" office:value="0.98938700000000002" table:style-name="ce1">
            <text:p>0.989387</text:p>
          </table:table-cell>
          <table:table-cell office:value-type="float" office:value="0.5" table:formula="of:=ROUND(ABS([.B128]-[.C128]);2)" table:style-name="ce1">
            <text:p>0.5</text:p>
          </table:table-cell>
          <table:table-cell office:value-type="float" office:value="0.5" table:formula="of:=ABS([.B128]-[.E128])" table:style-name="ce1">
            <text:p>0.5</text:p>
          </table:table-cell>
          <table:table-cell office:value-type="float" office:value="0" table:formula="of:=IF(ABS([.G128]-[.H128])&lt;0.1;0;IF([.G128]&lt;[.H128];IF([.D128]&gt;[.F128];0;1);IF([.F128]&gt;[.D128];0;1)))" table:style-name="ce1">
            <text:p>0</text:p>
          </table:table-cell>
          <table:table-cell office:value-type="float" office:value="0" table:formula="of:=IF([.F128]&gt;[.D12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4" table:style-name="ce1">
            <text:p>2.4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794099999999997" table:style-name="ce1">
            <text:p>0.997941</text:p>
          </table:table-cell>
          <table:table-cell office:value-type="float" office:value="2" table:style-name="ce1">
            <text:p>2</text:p>
          </table:table-cell>
          <table:table-cell office:value-type="float" office:value="0.98988299999999996" table:style-name="ce1">
            <text:p>0.989883</text:p>
          </table:table-cell>
          <table:table-cell office:value-type="float" office:value="0.4" table:formula="of:=ROUND(ABS([.B129]-[.C129]);2)" table:style-name="ce1">
            <text:p>0.4</text:p>
          </table:table-cell>
          <table:table-cell office:value-type="float" office:value="0.39999999999999991" table:formula="of:=ABS([.B129]-[.E129])" table:style-name="ce1">
            <text:p>0.4</text:p>
          </table:table-cell>
          <table:table-cell office:value-type="float" office:value="0" table:formula="of:=IF(ABS([.G129]-[.H129])&lt;0.1;0;IF([.G129]&lt;[.H129];IF([.D129]&gt;[.F129];0;1);IF([.F129]&gt;[.D129];0;1)))" table:style-name="ce1">
            <text:p>0</text:p>
          </table:table-cell>
          <table:table-cell office:value-type="float" office:value="0" table:formula="of:=IF([.F129]&gt;[.D12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55499999999997" table:style-name="ce1">
            <text:p>0.998555</text:p>
          </table:table-cell>
          <table:table-cell office:value-type="float" office:value="2" table:style-name="ce1">
            <text:p>2</text:p>
          </table:table-cell>
          <table:table-cell office:value-type="float" office:value="0.99070800000000003" table:style-name="ce1">
            <text:p>0.990708</text:p>
          </table:table-cell>
          <table:table-cell office:value-type="float" office:value="0.3" table:formula="of:=ROUND(ABS([.B130]-[.C130]);2)" table:style-name="ce1">
            <text:p>0.3</text:p>
          </table:table-cell>
          <table:table-cell office:value-type="float" office:value="0.29999999999999982" table:formula="of:=ABS([.B130]-[.E130])" table:style-name="ce1">
            <text:p>0.3</text:p>
          </table:table-cell>
          <table:table-cell office:value-type="float" office:value="0" table:formula="of:=IF(ABS([.G130]-[.H130])&lt;0.1;0;IF([.G130]&lt;[.H130];IF([.D130]&gt;[.F130];0;1);IF([.F130]&gt;[.D130];0;1)))" table:style-name="ce1">
            <text:p>0</text:p>
          </table:table-cell>
          <table:table-cell office:value-type="float" office:value="0" table:formula="of:=IF([.F130]&gt;[.D13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82099999999995" table:style-name="ce1">
            <text:p>0.992821</text:p>
          </table:table-cell>
          <table:table-cell office:value-type="float" office:value="0.2" table:formula="of:=ROUND(ABS([.B131]-[.C131]);2)" table:style-name="ce1">
            <text:p>0.2</text:p>
          </table:table-cell>
          <table:table-cell office:value-type="float" office:value="0.20000000000000018" table:formula="of:=ABS([.B131]-[.E131])" table:style-name="ce1">
            <text:p>0.2</text:p>
          </table:table-cell>
          <table:table-cell office:value-type="float" office:value="0" table:formula="of:=IF(ABS([.G131]-[.H131])&lt;0.1;0;IF([.G131]&lt;[.H131];IF([.D131]&gt;[.F131];0;1);IF([.F131]&gt;[.D131];0;1)))" table:style-name="ce1">
            <text:p>0</text:p>
          </table:table-cell>
          <table:table-cell office:value-type="float" office:value="0" table:formula="of:=IF([.F131]&gt;[.D13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" table:style-name="ce1">
            <text:p>2.1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65999999999999" table:style-name="ce1">
            <text:p>0.99266</text:p>
          </table:table-cell>
          <table:table-cell office:value-type="float" office:value="0.1" table:formula="of:=ROUND(ABS([.B132]-[.C132]);2)" table:style-name="ce1">
            <text:p>0.1</text:p>
          </table:table-cell>
          <table:table-cell office:value-type="float" office:value="0.10000000000000009" table:formula="of:=ABS([.B132]-[.E132])" table:style-name="ce1">
            <text:p>0.1</text:p>
          </table:table-cell>
          <table:table-cell office:value-type="float" office:value="0" table:formula="of:=IF(ABS([.G132]-[.H132])&lt;0.1;0;IF([.G132]&lt;[.H132];IF([.D132]&gt;[.F132];0;1);IF([.F132]&gt;[.D132];0;1)))" table:style-name="ce1">
            <text:p>0</text:p>
          </table:table-cell>
          <table:table-cell office:value-type="float" office:value="0" table:formula="of:=IF([.F132]&gt;[.D13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435099999999998" table:style-name="ce1">
            <text:p>0.994351</text:p>
          </table:table-cell>
          <table:table-cell office:value-type="float" office:value="0" table:formula="of:=ROUND(ABS([.B133]-[.C133]);2)" table:style-name="ce1">
            <text:p>0</text:p>
          </table:table-cell>
          <table:table-cell office:value-type="float" office:value="0" table:formula="of:=ABS([.B133]-[.E133])" table:style-name="ce1">
            <text:p>0</text:p>
          </table:table-cell>
          <table:table-cell office:value-type="float" office:value="0" table:formula="of:=IF(ABS([.G133]-[.H133])&lt;0.1;0;IF([.G133]&lt;[.H133];IF([.D133]&gt;[.F133];0;1);IF([.F133]&gt;[.D133];0;1)))" table:style-name="ce1">
            <text:p>0</text:p>
          </table:table-cell>
          <table:table-cell office:value-type="float" office:value="0" table:formula="of:=IF([.F133]&gt;[.D13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" table:style-name="ce1">
            <text:p>1.9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189000000000005" table:style-name="ce1">
            <text:p>0.99189</text:p>
          </table:table-cell>
          <table:table-cell office:value-type="float" office:value="0.1" table:formula="of:=ROUND(ABS([.B134]-[.C134]);2)" table:style-name="ce1">
            <text:p>0.1</text:p>
          </table:table-cell>
          <table:table-cell office:value-type="float" office:value="0.10000000000000009" table:formula="of:=ABS([.B134]-[.E134])" table:style-name="ce1">
            <text:p>0.1</text:p>
          </table:table-cell>
          <table:table-cell office:value-type="float" office:value="0" table:formula="of:=IF(ABS([.G134]-[.H134])&lt;0.1;0;IF([.G134]&lt;[.H134];IF([.D134]&gt;[.F134];0;1);IF([.F134]&gt;[.D134];0;1)))" table:style-name="ce1">
            <text:p>0</text:p>
          </table:table-cell>
          <table:table-cell office:value-type="float" office:value="0" table:formula="of:=IF([.F134]&gt;[.D13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" table:style-name="ce1">
            <text:p>1.8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371799999999999" table:style-name="ce1">
            <text:p>0.993718</text:p>
          </table:table-cell>
          <table:table-cell office:value-type="float" office:value="0.2" table:formula="of:=ROUND(ABS([.B135]-[.C135]);2)" table:style-name="ce1">
            <text:p>0.2</text:p>
          </table:table-cell>
          <table:table-cell office:value-type="float" office:value="0.19999999999999996" table:formula="of:=ABS([.B135]-[.E135])" table:style-name="ce1">
            <text:p>0.2</text:p>
          </table:table-cell>
          <table:table-cell office:value-type="float" office:value="0" table:formula="of:=IF(ABS([.G135]-[.H135])&lt;0.1;0;IF([.G135]&lt;[.H135];IF([.D135]&gt;[.F135];0;1);IF([.F135]&gt;[.D135];0;1)))" table:style-name="ce1">
            <text:p>0</text:p>
          </table:table-cell>
          <table:table-cell office:value-type="float" office:value="0" table:formula="of:=IF([.F135]&gt;[.D13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929100000000004" table:style-name="ce1">
            <text:p>0.999291</text:p>
          </table:table-cell>
          <table:table-cell office:value-type="float" office:value="2" table:style-name="ce1">
            <text:p>2</text:p>
          </table:table-cell>
          <table:table-cell office:value-type="float" office:value="0.99288200000000004" table:style-name="ce1">
            <text:p>0.992882</text:p>
          </table:table-cell>
          <table:table-cell office:value-type="float" office:value="0.3" table:formula="of:=ROUND(ABS([.B136]-[.C136]);2)" table:style-name="ce1">
            <text:p>0.3</text:p>
          </table:table-cell>
          <table:table-cell office:value-type="float" office:value="0.30000000000000004" table:formula="of:=ABS([.B136]-[.E136])" table:style-name="ce1">
            <text:p>0.3</text:p>
          </table:table-cell>
          <table:table-cell office:value-type="float" office:value="0" table:formula="of:=IF(ABS([.G136]-[.H136])&lt;0.1;0;IF([.G136]&lt;[.H136];IF([.D136]&gt;[.F136];0;1);IF([.F136]&gt;[.D136];0;1)))" table:style-name="ce1">
            <text:p>0</text:p>
          </table:table-cell>
          <table:table-cell office:value-type="float" office:value="0" table:formula="of:=IF([.F136]&gt;[.D13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03399999999998" table:style-name="ce1">
            <text:p>0.998034</text:p>
          </table:table-cell>
          <table:table-cell office:value-type="float" office:value="2" table:style-name="ce1">
            <text:p>2</text:p>
          </table:table-cell>
          <table:table-cell office:value-type="float" office:value="0.99053199999999997" table:style-name="ce1">
            <text:p>0.990532</text:p>
          </table:table-cell>
          <table:table-cell office:value-type="float" office:value="0.4" table:formula="of:=ROUND(ABS([.B137]-[.C137]);2)" table:style-name="ce1">
            <text:p>0.4</text:p>
          </table:table-cell>
          <table:table-cell office:value-type="float" office:value="0.39999999999999991" table:formula="of:=ABS([.B137]-[.E137])" table:style-name="ce1">
            <text:p>0.4</text:p>
          </table:table-cell>
          <table:table-cell office:value-type="float" office:value="0" table:formula="of:=IF(ABS([.G137]-[.H137])&lt;0.1;0;IF([.G137]&lt;[.H137];IF([.D137]&gt;[.F137];0;1);IF([.F137]&gt;[.D137];0;1)))" table:style-name="ce1">
            <text:p>0</text:p>
          </table:table-cell>
          <table:table-cell office:value-type="float" office:value="0" table:formula="of:=IF([.F137]&gt;[.D13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312800000000001" table:style-name="ce1">
            <text:p>0.993128</text:p>
          </table:table-cell>
          <table:table-cell office:value-type="float" office:value="1" table:style-name="ce1">
            <text:p>1</text:p>
          </table:table-cell>
          <table:table-cell office:value-type="float" office:value="0.99170599999999998" table:style-name="ce1">
            <text:p>0.991706</text:p>
          </table:table-cell>
          <table:table-cell office:value-type="float" office:value="0.5" table:formula="of:=ROUND(ABS([.B138]-[.C138]);2)" table:style-name="ce1">
            <text:p>0.5</text:p>
          </table:table-cell>
          <table:table-cell office:value-type="float" office:value="0.5" table:formula="of:=ABS([.B138]-[.E138])" table:style-name="ce1">
            <text:p>0.5</text:p>
          </table:table-cell>
          <table:table-cell office:value-type="float" office:value="0" table:formula="of:=IF(ABS([.G138]-[.H138])&lt;0.1;0;IF([.G138]&lt;[.H138];IF([.D138]&gt;[.F138];0;1);IF([.F138]&gt;[.D138];0;1)))" table:style-name="ce1">
            <text:p>0</text:p>
          </table:table-cell>
          <table:table-cell office:value-type="float" office:value="0" table:formula="of:=IF([.F138]&gt;[.D13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789300000000003" table:style-name="ce1">
            <text:p>0.997893</text:p>
          </table:table-cell>
          <table:table-cell office:value-type="float" office:value="1" table:style-name="ce1">
            <text:p>1</text:p>
          </table:table-cell>
          <table:table-cell office:value-type="float" office:value="0.99107900000000004" table:style-name="ce1">
            <text:p>0.991079</text:p>
          </table:table-cell>
          <table:table-cell office:value-type="float" office:value="0.4" table:formula="of:=ROUND(ABS([.B139]-[.C139]);2)" table:style-name="ce1">
            <text:p>0.4</text:p>
          </table:table-cell>
          <table:table-cell office:value-type="float" office:value="0.39999999999999991" table:formula="of:=ABS([.B139]-[.E139])" table:style-name="ce1">
            <text:p>0.4</text:p>
          </table:table-cell>
          <table:table-cell office:value-type="float" office:value="0" table:formula="of:=IF(ABS([.G139]-[.H139])&lt;0.1;0;IF([.G139]&lt;[.H139];IF([.D139]&gt;[.F139];0;1);IF([.F139]&gt;[.D139];0;1)))" table:style-name="ce1">
            <text:p>0</text:p>
          </table:table-cell>
          <table:table-cell office:value-type="float" office:value="0" table:formula="of:=IF([.F139]&gt;[.D13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873500000000004" table:style-name="ce1">
            <text:p>0.998735</text:p>
          </table:table-cell>
          <table:table-cell office:value-type="float" office:value="1" table:style-name="ce1">
            <text:p>1</text:p>
          </table:table-cell>
          <table:table-cell office:value-type="float" office:value="0.99080299999999999" table:style-name="ce1">
            <text:p>0.990803</text:p>
          </table:table-cell>
          <table:table-cell office:value-type="float" office:value="0.3" table:formula="of:=ROUND(ABS([.B140]-[.C140]);2)" table:style-name="ce1">
            <text:p>0.3</text:p>
          </table:table-cell>
          <table:table-cell office:value-type="float" office:value="0.30000000000000004" table:formula="of:=ABS([.B140]-[.E140])" table:style-name="ce1">
            <text:p>0.3</text:p>
          </table:table-cell>
          <table:table-cell office:value-type="float" office:value="0" table:formula="of:=IF(ABS([.G140]-[.H140])&lt;0.1;0;IF([.G140]&lt;[.H140];IF([.D140]&gt;[.F140];0;1);IF([.F140]&gt;[.D140];0;1)))" table:style-name="ce1">
            <text:p>0</text:p>
          </table:table-cell>
          <table:table-cell office:value-type="float" office:value="0" table:formula="of:=IF([.F140]&gt;[.D14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" table:style-name="ce1">
            <text:p>1.2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305600000000005" table:style-name="ce1">
            <text:p>0.993056</text:p>
          </table:table-cell>
          <table:table-cell office:value-type="float" office:value="0.2" table:formula="of:=ROUND(ABS([.B141]-[.C141]);2)" table:style-name="ce1">
            <text:p>0.2</text:p>
          </table:table-cell>
          <table:table-cell office:value-type="float" office:value="0.19999999999999996" table:formula="of:=ABS([.B141]-[.E141])" table:style-name="ce1">
            <text:p>0.2</text:p>
          </table:table-cell>
          <table:table-cell office:value-type="float" office:value="0" table:formula="of:=IF(ABS([.G141]-[.H141])&lt;0.1;0;IF([.G141]&lt;[.H141];IF([.D141]&gt;[.F141];0;1);IF([.F141]&gt;[.D141];0;1)))" table:style-name="ce1">
            <text:p>0</text:p>
          </table:table-cell>
          <table:table-cell office:value-type="float" office:value="0" table:formula="of:=IF([.F141]&gt;[.D14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410100000000001" table:style-name="ce1">
            <text:p>0.994101</text:p>
          </table:table-cell>
          <table:table-cell office:value-type="float" office:value="0.1" table:formula="of:=ROUND(ABS([.B142]-[.C142]);2)" table:style-name="ce1">
            <text:p>0.1</text:p>
          </table:table-cell>
          <table:table-cell office:value-type="float" office:value="0.10000000000000009" table:formula="of:=ABS([.B142]-[.E142])" table:style-name="ce1">
            <text:p>0.1</text:p>
          </table:table-cell>
          <table:table-cell office:value-type="float" office:value="0" table:formula="of:=IF(ABS([.G142]-[.H142])&lt;0.1;0;IF([.G142]&lt;[.H142];IF([.D142]&gt;[.F142];0;1);IF([.F142]&gt;[.D142];0;1)))" table:style-name="ce1">
            <text:p>0</text:p>
          </table:table-cell>
          <table:table-cell office:value-type="float" office:value="0" table:formula="of:=IF([.F142]&gt;[.D14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355800000000005" table:style-name="ce1">
            <text:p>0.993558</text:p>
          </table:table-cell>
          <table:table-cell office:value-type="float" office:value="0" table:formula="of:=ROUND(ABS([.B143]-[.C143]);2)" table:style-name="ce1">
            <text:p>0</text:p>
          </table:table-cell>
          <table:table-cell office:value-type="float" office:value="0" table:formula="of:=ABS([.B143]-[.E143])" table:style-name="ce1">
            <text:p>0</text:p>
          </table:table-cell>
          <table:table-cell office:value-type="float" office:value="0" table:formula="of:=IF(ABS([.G143]-[.H143])&lt;0.1;0;IF([.G143]&lt;[.H143];IF([.D143]&gt;[.F143];0;1);IF([.F143]&gt;[.D143];0;1)))" table:style-name="ce1">
            <text:p>0</text:p>
          </table:table-cell>
          <table:table-cell office:value-type="float" office:value="0" table:formula="of:=IF([.F143]&gt;[.D14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231899999999995" table:style-name="ce1">
            <text:p>0.992319</text:p>
          </table:table-cell>
          <table:table-cell office:value-type="float" office:value="1.9" table:formula="of:=ROUND(ABS([.B144]-[.C144]);2)" table:style-name="ce1">
            <text:p>1.9</text:p>
          </table:table-cell>
          <table:table-cell office:value-type="float" office:value="1.9" table:formula="of:=ABS([.B144]-[.E144])" table:style-name="ce1">
            <text:p>1.9</text:p>
          </table:table-cell>
          <table:table-cell office:value-type="float" office:value="0" table:formula="of:=IF(ABS([.G144]-[.H144])&lt;0.1;0;IF([.G144]&lt;[.H144];IF([.D144]&gt;[.F144];0;1);IF([.F144]&gt;[.D144];0;1)))" table:style-name="ce1">
            <text:p>0</text:p>
          </table:table-cell>
          <table:table-cell office:value-type="float" office:value="0" table:formula="of:=IF([.F144]&gt;[.D14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445300000000003" table:style-name="ce1">
            <text:p>0.994453</text:p>
          </table:table-cell>
          <table:table-cell office:value-type="float" office:value="1.8" table:formula="of:=ROUND(ABS([.B145]-[.C145]);2)" table:style-name="ce1">
            <text:p>1.8</text:p>
          </table:table-cell>
          <table:table-cell office:value-type="float" office:value="1.8" table:formula="of:=ABS([.B145]-[.E145])" table:style-name="ce1">
            <text:p>1.8</text:p>
          </table:table-cell>
          <table:table-cell office:value-type="float" office:value="0" table:formula="of:=IF(ABS([.G145]-[.H145])&lt;0.1;0;IF([.G145]&lt;[.H145];IF([.D145]&gt;[.F145];0;1);IF([.F145]&gt;[.D145];0;1)))" table:style-name="ce1">
            <text:p>0</text:p>
          </table:table-cell>
          <table:table-cell office:value-type="float" office:value="0" table:formula="of:=IF([.F145]&gt;[.D14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0.99861" table:style-name="ce1">
            <text:p>0.99861</text:p>
          </table:table-cell>
          <table:table-cell office:value-type="float" office:value="-1" table:style-name="ce1">
            <text:p>-1</text:p>
          </table:table-cell>
          <table:table-cell office:value-type="float" office:value="0.99217200000000005" table:style-name="ce1">
            <text:p>0.992172</text:p>
          </table:table-cell>
          <table:table-cell office:value-type="float" office:value="1.7" table:formula="of:=ROUND(ABS([.B146]-[.C146]);2)" table:style-name="ce1">
            <text:p>1.7</text:p>
          </table:table-cell>
          <table:table-cell office:value-type="float" office:value="1.7" table:formula="of:=ABS([.B146]-[.E146])" table:style-name="ce1">
            <text:p>1.7</text:p>
          </table:table-cell>
          <table:table-cell office:value-type="float" office:value="0" table:formula="of:=IF(ABS([.G146]-[.H146])&lt;0.1;0;IF([.G146]&lt;[.H146];IF([.D146]&gt;[.F146];0;1);IF([.F146]&gt;[.D146];0;1)))" table:style-name="ce1">
            <text:p>0</text:p>
          </table:table-cell>
          <table:table-cell office:value-type="float" office:value="0" table:formula="of:=IF([.F146]&gt;[.D14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0.99783200000000005" table:style-name="ce1">
            <text:p>0.997832</text:p>
          </table:table-cell>
          <table:table-cell office:value-type="float" office:value="-1" table:style-name="ce1">
            <text:p>-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1.6" table:formula="of:=ROUND(ABS([.B147]-[.C147]);2)" table:style-name="ce1">
            <text:p>1.6</text:p>
          </table:table-cell>
          <table:table-cell office:value-type="float" office:value="1.6" table:formula="of:=ABS([.B147]-[.E147])" table:style-name="ce1">
            <text:p>1.6</text:p>
          </table:table-cell>
          <table:table-cell office:value-type="float" office:value="0" table:formula="of:=IF(ABS([.G147]-[.H147])&lt;0.1;0;IF([.G147]&lt;[.H147];IF([.D147]&gt;[.F147];0;1);IF([.F147]&gt;[.D147];0;1)))" table:style-name="ce1">
            <text:p>0</text:p>
          </table:table-cell>
          <table:table-cell office:value-type="float" office:value="0" table:formula="of:=IF([.F147]&gt;[.D14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0.99574799999999997" table:style-name="ce1">
            <text:p>0.995748</text:p>
          </table:table-cell>
          <table:table-cell office:value-type="float" office:value="0" table:style-name="ce1">
            <text:p>0</text:p>
          </table:table-cell>
          <table:table-cell office:value-type="float" office:value="0.99347200000000002" table:style-name="ce1">
            <text:p>0.993472</text:p>
          </table:table-cell>
          <table:table-cell office:value-type="float" office:value="1.5" table:formula="of:=ROUND(ABS([.B148]-[.C148]);2)" table:style-name="ce1">
            <text:p>1.5</text:p>
          </table:table-cell>
          <table:table-cell office:value-type="float" office:value="0.5" table:formula="of:=ABS([.B148]-[.E148])" table:style-name="ce1">
            <text:p>0.5</text:p>
          </table:table-cell>
          <table:table-cell office:value-type="float" office:value="1" table:formula="of:=IF(ABS([.G148]-[.H148])&lt;0.1;0;IF([.G148]&lt;[.H148];IF([.D148]&gt;[.F148];0;1);IF([.F148]&gt;[.D148];0;1)))" table:style-name="ce1">
            <text:p>1</text:p>
          </table:table-cell>
          <table:table-cell office:value-type="float" office:value="0" table:formula="of:=IF([.F148]&gt;[.D14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86200000000003" table:style-name="ce1">
            <text:p>0.997862</text:p>
          </table:table-cell>
          <table:table-cell office:value-type="float" office:value="0" table:style-name="ce1">
            <text:p>0</text:p>
          </table:table-cell>
          <table:table-cell office:value-type="float" office:value="0.99284499999999998" table:style-name="ce1">
            <text:p>0.992845</text:p>
          </table:table-cell>
          <table:table-cell office:value-type="float" office:value="0.4" table:formula="of:=ROUND(ABS([.B149]-[.C149]);2)" table:style-name="ce1">
            <text:p>0.4</text:p>
          </table:table-cell>
          <table:table-cell office:value-type="float" office:value="0.4" table:formula="of:=ABS([.B149]-[.E149])" table:style-name="ce1">
            <text:p>0.4</text:p>
          </table:table-cell>
          <table:table-cell office:value-type="float" office:value="0" table:formula="of:=IF(ABS([.G149]-[.H149])&lt;0.1;0;IF([.G149]&lt;[.H149];IF([.D149]&gt;[.F149];0;1);IF([.F149]&gt;[.D149];0;1)))" table:style-name="ce1">
            <text:p>0</text:p>
          </table:table-cell>
          <table:table-cell office:value-type="float" office:value="0" table:formula="of:=IF([.F149]&gt;[.D14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912299999999998" table:style-name="ce1">
            <text:p>0.999123</text:p>
          </table:table-cell>
          <table:table-cell office:value-type="float" office:value="0" table:style-name="ce1">
            <text:p>0</text:p>
          </table:table-cell>
          <table:table-cell office:value-type="float" office:value="0.98917100000000002" table:style-name="ce1">
            <text:p>0.989171</text:p>
          </table:table-cell>
          <table:table-cell office:value-type="float" office:value="0.3" table:formula="of:=ROUND(ABS([.B150]-[.C150]);2)" table:style-name="ce1">
            <text:p>0.3</text:p>
          </table:table-cell>
          <table:table-cell office:value-type="float" office:value="0.3" table:formula="of:=ABS([.B150]-[.E150])" table:style-name="ce1">
            <text:p>0.3</text:p>
          </table:table-cell>
          <table:table-cell office:value-type="float" office:value="0" table:formula="of:=IF(ABS([.G150]-[.H150])&lt;0.1;0;IF([.G150]&lt;[.H150];IF([.D150]&gt;[.F150];0;1);IF([.F150]&gt;[.D150];0;1)))" table:style-name="ce1">
            <text:p>0</text:p>
          </table:table-cell>
          <table:table-cell office:value-type="float" office:value="0" table:formula="of:=IF([.F150]&gt;[.D15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187899999999996" table:style-name="ce1">
            <text:p>0.991879</text:p>
          </table:table-cell>
          <table:table-cell office:value-type="float" office:value="0.2" table:formula="of:=ROUND(ABS([.B151]-[.C151]);2)" table:style-name="ce1">
            <text:p>0.2</text:p>
          </table:table-cell>
          <table:table-cell office:value-type="float" office:value="0.2" table:formula="of:=ABS([.B151]-[.E151])" table:style-name="ce1">
            <text:p>0.2</text:p>
          </table:table-cell>
          <table:table-cell office:value-type="float" office:value="0" table:formula="of:=IF(ABS([.G151]-[.H151])&lt;0.1;0;IF([.G151]&lt;[.H151];IF([.D151]&gt;[.F151];0;1);IF([.F151]&gt;[.D151];0;1)))" table:style-name="ce1">
            <text:p>0</text:p>
          </table:table-cell>
          <table:table-cell office:value-type="float" office:value="0" table:formula="of:=IF([.F151]&gt;[.D15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386699999999994" table:style-name="ce1">
            <text:p>0.993867</text:p>
          </table:table-cell>
          <table:table-cell office:value-type="float" office:value="0.1" table:formula="of:=ROUND(ABS([.B152]-[.C152]);2)" table:style-name="ce1">
            <text:p>0.1</text:p>
          </table:table-cell>
          <table:table-cell office:value-type="float" office:value="0.1" table:formula="of:=ABS([.B152]-[.E152])" table:style-name="ce1">
            <text:p>0.1</text:p>
          </table:table-cell>
          <table:table-cell office:value-type="float" office:value="0" table:formula="of:=IF(ABS([.G152]-[.H152])&lt;0.1;0;IF([.G152]&lt;[.H152];IF([.D152]&gt;[.F152];0;1);IF([.F152]&gt;[.D152];0;1)))" table:style-name="ce1">
            <text:p>0</text:p>
          </table:table-cell>
          <table:table-cell office:value-type="float" office:value="0" table:formula="of:=IF([.F152]&gt;[.D15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5" table:style-name="ce1">
            <text:p>0.995</text:p>
          </table:table-cell>
          <table:table-cell office:value-type="float" office:value="0" table:formula="of:=ROUND(ABS([.B153]-[.C153]);2)" table:style-name="ce1">
            <text:p>0</text:p>
          </table:table-cell>
          <table:table-cell office:value-type="float" office:value="0" table:formula="of:=ABS([.B153]-[.E153])" table:style-name="ce1">
            <text:p>0</text:p>
          </table:table-cell>
          <table:table-cell office:value-type="float" office:value="0" table:formula="of:=IF(ABS([.G153]-[.H153])&lt;0.1;0;IF([.G153]&lt;[.H153];IF([.D153]&gt;[.F153];0;1);IF([.F153]&gt;[.D153];0;1)))" table:style-name="ce1">
            <text:p>0</text:p>
          </table:table-cell>
          <table:table-cell office:value-type="float" office:value="0" table:formula="of:=IF([.F153]&gt;[.D15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1" table:style-name="ce1">
            <text:p>-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386699999999994" table:style-name="ce1">
            <text:p>0.993867</text:p>
          </table:table-cell>
          <table:table-cell office:value-type="float" office:value="0.1" table:formula="of:=ROUND(ABS([.B154]-[.C154]);2)" table:style-name="ce1">
            <text:p>0.1</text:p>
          </table:table-cell>
          <table:table-cell office:value-type="float" office:value="0.1" table:formula="of:=ABS([.B154]-[.E154])" table:style-name="ce1">
            <text:p>0.1</text:p>
          </table:table-cell>
          <table:table-cell office:value-type="float" office:value="0" table:formula="of:=IF(ABS([.G154]-[.H154])&lt;0.1;0;IF([.G154]&lt;[.H154];IF([.D154]&gt;[.F154];0;1);IF([.F154]&gt;[.D154];0;1)))" table:style-name="ce1">
            <text:p>0</text:p>
          </table:table-cell>
          <table:table-cell office:value-type="float" office:value="0" table:formula="of:=IF([.F154]&gt;[.D15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2" table:style-name="ce1">
            <text:p>-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187899999999996" table:style-name="ce1">
            <text:p>0.991879</text:p>
          </table:table-cell>
          <table:table-cell office:value-type="float" office:value="0.2" table:formula="of:=ROUND(ABS([.B155]-[.C155]);2)" table:style-name="ce1">
            <text:p>0.2</text:p>
          </table:table-cell>
          <table:table-cell office:value-type="float" office:value="0.2" table:formula="of:=ABS([.B155]-[.E155])" table:style-name="ce1">
            <text:p>0.2</text:p>
          </table:table-cell>
          <table:table-cell office:value-type="float" office:value="0" table:formula="of:=IF(ABS([.G155]-[.H155])&lt;0.1;0;IF([.G155]&lt;[.H155];IF([.D155]&gt;[.F155];0;1);IF([.F155]&gt;[.D155];0;1)))" table:style-name="ce1">
            <text:p>0</text:p>
          </table:table-cell>
          <table:table-cell office:value-type="float" office:value="0" table:formula="of:=IF([.F155]&gt;[.D15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3" table:style-name="ce1">
            <text:p>-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912299999999998" table:style-name="ce1">
            <text:p>0.999123</text:p>
          </table:table-cell>
          <table:table-cell office:value-type="float" office:value="0" table:style-name="ce1">
            <text:p>0</text:p>
          </table:table-cell>
          <table:table-cell office:value-type="float" office:value="0.98917100000000002" table:style-name="ce1">
            <text:p>0.989171</text:p>
          </table:table-cell>
          <table:table-cell office:value-type="float" office:value="0.3" table:formula="of:=ROUND(ABS([.B156]-[.C156]);2)" table:style-name="ce1">
            <text:p>0.3</text:p>
          </table:table-cell>
          <table:table-cell office:value-type="float" office:value="0.3" table:formula="of:=ABS([.B156]-[.E156])" table:style-name="ce1">
            <text:p>0.3</text:p>
          </table:table-cell>
          <table:table-cell office:value-type="float" office:value="0" table:formula="of:=IF(ABS([.G156]-[.H156])&lt;0.1;0;IF([.G156]&lt;[.H156];IF([.D156]&gt;[.F156];0;1);IF([.F156]&gt;[.D156];0;1)))" table:style-name="ce1">
            <text:p>0</text:p>
          </table:table-cell>
          <table:table-cell office:value-type="float" office:value="0" table:formula="of:=IF([.F156]&gt;[.D15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" table:style-name="ce1">
            <text:p>-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86200000000003" table:style-name="ce1">
            <text:p>0.997862</text:p>
          </table:table-cell>
          <table:table-cell office:value-type="float" office:value="0" table:style-name="ce1">
            <text:p>0</text:p>
          </table:table-cell>
          <table:table-cell office:value-type="float" office:value="0.99284499999999998" table:style-name="ce1">
            <text:p>0.992845</text:p>
          </table:table-cell>
          <table:table-cell office:value-type="float" office:value="0.4" table:formula="of:=ROUND(ABS([.B157]-[.C157]);2)" table:style-name="ce1">
            <text:p>0.4</text:p>
          </table:table-cell>
          <table:table-cell office:value-type="float" office:value="0.4" table:formula="of:=ABS([.B157]-[.E157])" table:style-name="ce1">
            <text:p>0.4</text:p>
          </table:table-cell>
          <table:table-cell office:value-type="float" office:value="0" table:formula="of:=IF(ABS([.G157]-[.H157])&lt;0.1;0;IF([.G157]&lt;[.H157];IF([.D157]&gt;[.F157];0;1);IF([.F157]&gt;[.D157];0;1)))" table:style-name="ce1">
            <text:p>0</text:p>
          </table:table-cell>
          <table:table-cell office:value-type="float" office:value="0" table:formula="of:=IF([.F157]&gt;[.D15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5" table:style-name="ce1">
            <text:p>-0.5</text:p>
          </table:table-cell>
          <table:table-cell office:value-type="float" office:value="-1" table:style-name="ce1">
            <text:p>-1</text:p>
          </table:table-cell>
          <table:table-cell office:value-type="float" office:value="0.99574799999999997" table:style-name="ce1">
            <text:p>0.995748</text:p>
          </table:table-cell>
          <table:table-cell office:value-type="float" office:value="0" table:style-name="ce1">
            <text:p>0</text:p>
          </table:table-cell>
          <table:table-cell office:value-type="float" office:value="0.99347200000000002" table:style-name="ce1">
            <text:p>0.993472</text:p>
          </table:table-cell>
          <table:table-cell office:value-type="float" office:value="0.5" table:formula="of:=ROUND(ABS([.B158]-[.C158]);2)" table:style-name="ce1">
            <text:p>0.5</text:p>
          </table:table-cell>
          <table:table-cell office:value-type="float" office:value="0.5" table:formula="of:=ABS([.B158]-[.E158])" table:style-name="ce1">
            <text:p>0.5</text:p>
          </table:table-cell>
          <table:table-cell office:value-type="float" office:value="0" table:formula="of:=IF(ABS([.G158]-[.H158])&lt;0.1;0;IF([.G158]&lt;[.H158];IF([.D158]&gt;[.F158];0;1);IF([.F158]&gt;[.D158];0;1)))" table:style-name="ce1">
            <text:p>0</text:p>
          </table:table-cell>
          <table:table-cell office:value-type="float" office:value="0" table:formula="of:=IF([.F158]&gt;[.D15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6" table:style-name="ce1">
            <text:p>-0.6</text:p>
          </table:table-cell>
          <table:table-cell office:value-type="float" office:value="-1" table:style-name="ce1">
            <text:p>-1</text:p>
          </table:table-cell>
          <table:table-cell office:value-type="float" office:value="0.99783200000000005" table:style-name="ce1">
            <text:p>0.997832</text:p>
          </table:table-cell>
          <table:table-cell office:value-type="float" office:value="-1" table:style-name="ce1">
            <text:p>-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4" table:formula="of:=ROUND(ABS([.B159]-[.C159]);2)" table:style-name="ce1">
            <text:p>0.4</text:p>
          </table:table-cell>
          <table:table-cell office:value-type="float" office:value="0.4" table:formula="of:=ABS([.B159]-[.E159])" table:style-name="ce1">
            <text:p>0.4</text:p>
          </table:table-cell>
          <table:table-cell office:value-type="float" office:value="0" table:formula="of:=IF(ABS([.G159]-[.H159])&lt;0.1;0;IF([.G159]&lt;[.H159];IF([.D159]&gt;[.F159];0;1);IF([.F159]&gt;[.D159];0;1)))" table:style-name="ce1">
            <text:p>0</text:p>
          </table:table-cell>
          <table:table-cell office:value-type="float" office:value="0" table:formula="of:=IF([.F159]&gt;[.D15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7" table:style-name="ce1">
            <text:p>-0.7</text:p>
          </table:table-cell>
          <table:table-cell office:value-type="float" office:value="-1" table:style-name="ce1">
            <text:p>-1</text:p>
          </table:table-cell>
          <table:table-cell office:value-type="float" office:value="0.99861" table:style-name="ce1">
            <text:p>0.99861</text:p>
          </table:table-cell>
          <table:table-cell office:value-type="float" office:value="-1" table:style-name="ce1">
            <text:p>-1</text:p>
          </table:table-cell>
          <table:table-cell office:value-type="float" office:value="0.99217200000000005" table:style-name="ce1">
            <text:p>0.992172</text:p>
          </table:table-cell>
          <table:table-cell office:value-type="float" office:value="0.3" table:formula="of:=ROUND(ABS([.B160]-[.C160]);2)" table:style-name="ce1">
            <text:p>0.3</text:p>
          </table:table-cell>
          <table:table-cell office:value-type="float" office:value="0.30000000000000004" table:formula="of:=ABS([.B160]-[.E160])" table:style-name="ce1">
            <text:p>0.3</text:p>
          </table:table-cell>
          <table:table-cell office:value-type="float" office:value="0" table:formula="of:=IF(ABS([.G160]-[.H160])&lt;0.1;0;IF([.G160]&lt;[.H160];IF([.D160]&gt;[.F160];0;1);IF([.F160]&gt;[.D160];0;1)))" table:style-name="ce1">
            <text:p>0</text:p>
          </table:table-cell>
          <table:table-cell office:value-type="float" office:value="0" table:formula="of:=IF([.F160]&gt;[.D16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445300000000003" table:style-name="ce1">
            <text:p>0.994453</text:p>
          </table:table-cell>
          <table:table-cell office:value-type="float" office:value="0.2" table:formula="of:=ROUND(ABS([.B161]-[.C161]);2)" table:style-name="ce1">
            <text:p>0.2</text:p>
          </table:table-cell>
          <table:table-cell office:value-type="float" office:value="0.19999999999999996" table:formula="of:=ABS([.B161]-[.E161])" table:style-name="ce1">
            <text:p>0.2</text:p>
          </table:table-cell>
          <table:table-cell office:value-type="float" office:value="0" table:formula="of:=IF(ABS([.G161]-[.H161])&lt;0.1;0;IF([.G161]&lt;[.H161];IF([.D161]&gt;[.F161];0;1);IF([.F161]&gt;[.D161];0;1)))" table:style-name="ce1">
            <text:p>0</text:p>
          </table:table-cell>
          <table:table-cell office:value-type="float" office:value="0" table:formula="of:=IF([.F161]&gt;[.D16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9" table:style-name="ce1">
            <text:p>-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231899999999995" table:style-name="ce1">
            <text:p>0.992319</text:p>
          </table:table-cell>
          <table:table-cell office:value-type="float" office:value="0.1" table:formula="of:=ROUND(ABS([.B162]-[.C162]);2)" table:style-name="ce1">
            <text:p>0.1</text:p>
          </table:table-cell>
          <table:table-cell office:value-type="float" office:value="9.9999999999999978E-2" table:formula="of:=ABS([.B162]-[.E162])" table:style-name="ce1">
            <text:p>0.1</text:p>
          </table:table-cell>
          <table:table-cell office:value-type="float" office:value="0" table:formula="of:=IF(ABS([.G162]-[.H162])&lt;0.1;0;IF([.G162]&lt;[.H162];IF([.D162]&gt;[.F162];0;1);IF([.F162]&gt;[.D162];0;1)))" table:style-name="ce1">
            <text:p>0</text:p>
          </table:table-cell>
          <table:table-cell office:value-type="float" office:value="0" table:formula="of:=IF([.F162]&gt;[.D16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79200000000001" table:style-name="ce1">
            <text:p>0.993792</text:p>
          </table:table-cell>
          <table:table-cell office:value-type="float" office:value="0" table:formula="of:=ROUND(ABS([.B163]-[.C163]);2)" table:style-name="ce1">
            <text:p>0</text:p>
          </table:table-cell>
          <table:table-cell office:value-type="float" office:value="0" table:formula="of:=ABS([.B163]-[.E163])" table:style-name="ce1">
            <text:p>0</text:p>
          </table:table-cell>
          <table:table-cell office:value-type="float" office:value="0" table:formula="of:=IF(ABS([.G163]-[.H163])&lt;0.1;0;IF([.G163]&lt;[.H163];IF([.D163]&gt;[.F163];0;1);IF([.F163]&gt;[.D163];0;1)))" table:style-name="ce1">
            <text:p>0</text:p>
          </table:table-cell>
          <table:table-cell office:value-type="float" office:value="0" table:formula="of:=IF([.F163]&gt;[.D16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05399999999999" table:style-name="ce1">
            <text:p>0.993054</text:p>
          </table:table-cell>
          <table:table-cell office:value-type="float" office:value="0.1" table:formula="of:=ROUND(ABS([.B164]-[.C164]);2)" table:style-name="ce1">
            <text:p>0.1</text:p>
          </table:table-cell>
          <table:table-cell office:value-type="float" office:value="0.10000000000000009" table:formula="of:=ABS([.B164]-[.E164])" table:style-name="ce1">
            <text:p>0.1</text:p>
          </table:table-cell>
          <table:table-cell office:value-type="float" office:value="0" table:formula="of:=IF(ABS([.G164]-[.H164])&lt;0.1;0;IF([.G164]&lt;[.H164];IF([.D164]&gt;[.F164];0;1);IF([.F164]&gt;[.D164];0;1)))" table:style-name="ce1">
            <text:p>0</text:p>
          </table:table-cell>
          <table:table-cell office:value-type="float" office:value="0" table:formula="of:=IF([.F164]&gt;[.D16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2" table:style-name="ce1">
            <text:p>-1.2</text:p>
          </table:table-cell>
          <table:table-cell office:value-type="float" office:value="-1" table:style-name="ce1">
            <text:p>-1</text:p>
          </table:table-cell>
          <table:table-cell office:value-type="float" office:value="0.99987499999999996" table:style-name="ce1">
            <text:p>0.999875</text:p>
          </table:table-cell>
          <table:table-cell office:value-type="float" office:value="-1" table:style-name="ce1">
            <text:p>-1</text:p>
          </table:table-cell>
          <table:table-cell office:value-type="float" office:value="0.99234299999999998" table:style-name="ce1">
            <text:p>0.992343</text:p>
          </table:table-cell>
          <table:table-cell office:value-type="float" office:value="0.2" table:formula="of:=ROUND(ABS([.B165]-[.C165]);2)" table:style-name="ce1">
            <text:p>0.2</text:p>
          </table:table-cell>
          <table:table-cell office:value-type="float" office:value="0.19999999999999996" table:formula="of:=ABS([.B165]-[.E165])" table:style-name="ce1">
            <text:p>0.2</text:p>
          </table:table-cell>
          <table:table-cell office:value-type="float" office:value="0" table:formula="of:=IF(ABS([.G165]-[.H165])&lt;0.1;0;IF([.G165]&lt;[.H165];IF([.D165]&gt;[.F165];0;1);IF([.F165]&gt;[.D165];0;1)))" table:style-name="ce1">
            <text:p>0</text:p>
          </table:table-cell>
          <table:table-cell office:value-type="float" office:value="0" table:formula="of:=IF([.F165]&gt;[.D16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3" table:style-name="ce1">
            <text:p>-1.3</text:p>
          </table:table-cell>
          <table:table-cell office:value-type="float" office:value="-1" table:style-name="ce1">
            <text:p>-1</text:p>
          </table:table-cell>
          <table:table-cell office:value-type="float" office:value="0.99903299999999995" table:style-name="ce1">
            <text:p>0.999033</text:p>
          </table:table-cell>
          <table:table-cell office:value-type="float" office:value="-1" table:style-name="ce1">
            <text:p>-1</text:p>
          </table:table-cell>
          <table:table-cell office:value-type="float" office:value="0.99286700000000006" table:style-name="ce1">
            <text:p>0.992867</text:p>
          </table:table-cell>
          <table:table-cell office:value-type="float" office:value="0.3" table:formula="of:=ROUND(ABS([.B166]-[.C166]);2)" table:style-name="ce1">
            <text:p>0.3</text:p>
          </table:table-cell>
          <table:table-cell office:value-type="float" office:value="0.30000000000000004" table:formula="of:=ABS([.B166]-[.E166])" table:style-name="ce1">
            <text:p>0.3</text:p>
          </table:table-cell>
          <table:table-cell office:value-type="float" office:value="0" table:formula="of:=IF(ABS([.G166]-[.H166])&lt;0.1;0;IF([.G166]&lt;[.H166];IF([.D166]&gt;[.F166];0;1);IF([.F166]&gt;[.D166];0;1)))" table:style-name="ce1">
            <text:p>0</text:p>
          </table:table-cell>
          <table:table-cell office:value-type="float" office:value="0" table:formula="of:=IF([.F166]&gt;[.D16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4" table:style-name="ce1">
            <text:p>-1.4</text:p>
          </table:table-cell>
          <table:table-cell office:value-type="float" office:value="-1" table:style-name="ce1">
            <text:p>-1</text:p>
          </table:table-cell>
          <table:table-cell office:value-type="float" office:value="0.99783100000000002" table:style-name="ce1">
            <text:p>0.997831</text:p>
          </table:table-cell>
          <table:table-cell office:value-type="float" office:value="-1" table:style-name="ce1">
            <text:p>-1</text:p>
          </table:table-cell>
          <table:table-cell office:value-type="float" office:value="0.99102699999999999" table:style-name="ce1">
            <text:p>0.991027</text:p>
          </table:table-cell>
          <table:table-cell office:value-type="float" office:value="0.4" table:formula="of:=ROUND(ABS([.B167]-[.C167]);2)" table:style-name="ce1">
            <text:p>0.4</text:p>
          </table:table-cell>
          <table:table-cell office:value-type="float" office:value="0.39999999999999991" table:formula="of:=ABS([.B167]-[.E167])" table:style-name="ce1">
            <text:p>0.4</text:p>
          </table:table-cell>
          <table:table-cell office:value-type="float" office:value="0" table:formula="of:=IF(ABS([.G167]-[.H167])&lt;0.1;0;IF([.G167]&lt;[.H167];IF([.D167]&gt;[.F167];0;1);IF([.F167]&gt;[.D167];0;1)))" table:style-name="ce1">
            <text:p>0</text:p>
          </table:table-cell>
          <table:table-cell office:value-type="float" office:value="0" table:formula="of:=IF([.F167]&gt;[.D16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5" table:style-name="ce1">
            <text:p>-1.5</text:p>
          </table:table-cell>
          <table:table-cell office:value-type="float" office:value="-1" table:style-name="ce1">
            <text:p>-1</text:p>
          </table:table-cell>
          <table:table-cell office:value-type="float" office:value="0.99690000000000001" table:style-name="ce1">
            <text:p>0.9969</text:p>
          </table:table-cell>
          <table:table-cell office:value-type="float" office:value="-1" table:style-name="ce1">
            <text:p>-1</text:p>
          </table:table-cell>
          <table:table-cell office:value-type="float" office:value="0.99354600000000004" table:style-name="ce1">
            <text:p>0.993546</text:p>
          </table:table-cell>
          <table:table-cell office:value-type="float" office:value="0.5" table:formula="of:=ROUND(ABS([.B168]-[.C168]);2)" table:style-name="ce1">
            <text:p>0.5</text:p>
          </table:table-cell>
          <table:table-cell office:value-type="float" office:value="0.5" table:formula="of:=ABS([.B168]-[.E168])" table:style-name="ce1">
            <text:p>0.5</text:p>
          </table:table-cell>
          <table:table-cell office:value-type="float" office:value="0" table:formula="of:=IF(ABS([.G168]-[.H168])&lt;0.1;0;IF([.G168]&lt;[.H168];IF([.D168]&gt;[.F168];0;1);IF([.F168]&gt;[.D168];0;1)))" table:style-name="ce1">
            <text:p>0</text:p>
          </table:table-cell>
          <table:table-cell office:value-type="float" office:value="0" table:formula="of:=IF([.F168]&gt;[.D16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6" table:style-name="ce1">
            <text:p>-1.6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23399999999995" table:style-name="ce1">
            <text:p>0.998234</text:p>
          </table:table-cell>
          <table:table-cell office:value-type="float" office:value="-1" table:style-name="ce1">
            <text:p>-1</text:p>
          </table:table-cell>
          <table:table-cell office:value-type="float" office:value="0.99119699999999999" table:style-name="ce1">
            <text:p>0.991197</text:p>
          </table:table-cell>
          <table:table-cell office:value-type="float" office:value="0.4" table:formula="of:=ROUND(ABS([.B169]-[.C169]);2)" table:style-name="ce1">
            <text:p>0.4</text:p>
          </table:table-cell>
          <table:table-cell office:value-type="float" office:value="0.60000000000000009" table:formula="of:=ABS([.B169]-[.E169])" table:style-name="ce1">
            <text:p>0.6</text:p>
          </table:table-cell>
          <table:table-cell office:value-type="float" office:value="0" table:formula="of:=IF(ABS([.G169]-[.H169])&lt;0.1;0;IF([.G169]&lt;[.H169];IF([.D169]&gt;[.F169];0;1);IF([.F169]&gt;[.D169];0;1)))" table:style-name="ce1">
            <text:p>0</text:p>
          </table:table-cell>
          <table:table-cell office:value-type="float" office:value="0" table:formula="of:=IF([.F169]&gt;[.D16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7" table:style-name="ce1">
            <text:p>-1.7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54799999999999" table:style-name="ce1">
            <text:p>0.998548</text:p>
          </table:table-cell>
          <table:table-cell office:value-type="float" office:value="-1" table:style-name="ce1">
            <text:p>-1</text:p>
          </table:table-cell>
          <table:table-cell office:value-type="float" office:value="0.99188200000000004" table:style-name="ce1">
            <text:p>0.991882</text:p>
          </table:table-cell>
          <table:table-cell office:value-type="float" office:value="0.3" table:formula="of:=ROUND(ABS([.B170]-[.C170]);2)" table:style-name="ce1">
            <text:p>0.3</text:p>
          </table:table-cell>
          <table:table-cell office:value-type="float" office:value="0.7" table:formula="of:=ABS([.B170]-[.E170])" table:style-name="ce1">
            <text:p>0.7</text:p>
          </table:table-cell>
          <table:table-cell office:value-type="float" office:value="0" table:formula="of:=IF(ABS([.G170]-[.H170])&lt;0.1;0;IF([.G170]&lt;[.H170];IF([.D170]&gt;[.F170];0;1);IF([.F170]&gt;[.D170];0;1)))" table:style-name="ce1">
            <text:p>0</text:p>
          </table:table-cell>
          <table:table-cell office:value-type="float" office:value="0" table:formula="of:=IF([.F170]&gt;[.D17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8" table:style-name="ce1">
            <text:p>-1.8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087199999999998" table:style-name="ce1">
            <text:p>0.990872</text:p>
          </table:table-cell>
          <table:table-cell office:value-type="float" office:value="0.2" table:formula="of:=ROUND(ABS([.B171]-[.C171]);2)" table:style-name="ce1">
            <text:p>0.2</text:p>
          </table:table-cell>
          <table:table-cell office:value-type="float" office:value="0.19999999999999996" table:formula="of:=ABS([.B171]-[.E171])" table:style-name="ce1">
            <text:p>0.2</text:p>
          </table:table-cell>
          <table:table-cell office:value-type="float" office:value="0" table:formula="of:=IF(ABS([.G171]-[.H171])&lt;0.1;0;IF([.G171]&lt;[.H171];IF([.D171]&gt;[.F171];0;1);IF([.F171]&gt;[.D171];0;1)))" table:style-name="ce1">
            <text:p>0</text:p>
          </table:table-cell>
          <table:table-cell office:value-type="float" office:value="0" table:formula="of:=IF([.F171]&gt;[.D17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9" table:style-name="ce1">
            <text:p>-1.9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3205" table:style-name="ce1">
            <text:p>0.993205</text:p>
          </table:table-cell>
          <table:table-cell office:value-type="float" office:value="0.1" table:formula="of:=ROUND(ABS([.B172]-[.C172]);2)" table:style-name="ce1">
            <text:p>0.1</text:p>
          </table:table-cell>
          <table:table-cell office:value-type="float" office:value="0.10000000000000009" table:formula="of:=ABS([.B172]-[.E172])" table:style-name="ce1">
            <text:p>0.1</text:p>
          </table:table-cell>
          <table:table-cell office:value-type="float" office:value="0" table:formula="of:=IF(ABS([.G172]-[.H172])&lt;0.1;0;IF([.G172]&lt;[.H172];IF([.D172]&gt;[.F172];0;1);IF([.F172]&gt;[.D172];0;1)))" table:style-name="ce1">
            <text:p>0</text:p>
          </table:table-cell>
          <table:table-cell office:value-type="float" office:value="0" table:formula="of:=IF([.F172]&gt;[.D17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134" table:style-name="ce1">
            <text:p>0.99134</text:p>
          </table:table-cell>
          <table:table-cell office:value-type="float" office:value="0" table:formula="of:=ROUND(ABS([.B173]-[.C173]);2)" table:style-name="ce1">
            <text:p>0</text:p>
          </table:table-cell>
          <table:table-cell office:value-type="float" office:value="0" table:formula="of:=ABS([.B173]-[.E173])" table:style-name="ce1">
            <text:p>0</text:p>
          </table:table-cell>
          <table:table-cell office:value-type="float" office:value="0" table:formula="of:=IF(ABS([.G173]-[.H173])&lt;0.1;0;IF([.G173]&lt;[.H173];IF([.D173]&gt;[.F173];0;1);IF([.F173]&gt;[.D173];0;1)))" table:style-name="ce1">
            <text:p>0</text:p>
          </table:table-cell>
          <table:table-cell office:value-type="float" office:value="0" table:formula="of:=IF([.F173]&gt;[.D17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1" table:style-name="ce1">
            <text:p>-2.1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321499999999996" table:style-name="ce1">
            <text:p>0.993215</text:p>
          </table:table-cell>
          <table:table-cell office:value-type="float" office:value="0.1" table:formula="of:=ROUND(ABS([.B174]-[.C174]);2)" table:style-name="ce1">
            <text:p>0.1</text:p>
          </table:table-cell>
          <table:table-cell office:value-type="float" office:value="0.10000000000000009" table:formula="of:=ABS([.B174]-[.E174])" table:style-name="ce1">
            <text:p>0.1</text:p>
          </table:table-cell>
          <table:table-cell office:value-type="float" office:value="0" table:formula="of:=IF(ABS([.G174]-[.H174])&lt;0.1;0;IF([.G174]&lt;[.H174];IF([.D174]&gt;[.F174];0;1);IF([.F174]&gt;[.D174];0;1)))" table:style-name="ce1">
            <text:p>0</text:p>
          </table:table-cell>
          <table:table-cell office:value-type="float" office:value="0" table:formula="of:=IF([.F174]&gt;[.D17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2000000000000002" table:style-name="ce1">
            <text:p>-2.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205699999999997" table:style-name="ce1">
            <text:p>0.992057</text:p>
          </table:table-cell>
          <table:table-cell office:value-type="float" office:value="0.2" table:formula="of:=ROUND(ABS([.B175]-[.C175]);2)" table:style-name="ce1">
            <text:p>0.2</text:p>
          </table:table-cell>
          <table:table-cell office:value-type="float" office:value="0.20000000000000018" table:formula="of:=ABS([.B175]-[.E175])" table:style-name="ce1">
            <text:p>0.2</text:p>
          </table:table-cell>
          <table:table-cell office:value-type="float" office:value="0" table:formula="of:=IF(ABS([.G175]-[.H175])&lt;0.1;0;IF([.G175]&lt;[.H175];IF([.D175]&gt;[.F175];0;1);IF([.F175]&gt;[.D175];0;1)))" table:style-name="ce1">
            <text:p>0</text:p>
          </table:table-cell>
          <table:table-cell office:value-type="float" office:value="0" table:formula="of:=IF([.F175]&gt;[.D17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2999999999999998" table:style-name="ce1">
            <text:p>-2.3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907199999999996" table:style-name="ce1">
            <text:p>0.999072</text:p>
          </table:table-cell>
          <table:table-cell office:value-type="float" office:value="-2" table:style-name="ce1">
            <text:p>-2</text:p>
          </table:table-cell>
          <table:table-cell office:value-type="float" office:value="0.99119400000000002" table:style-name="ce1">
            <text:p>0.991194</text:p>
          </table:table-cell>
          <table:table-cell office:value-type="float" office:value="0.3" table:formula="of:=ROUND(ABS([.B176]-[.C176]);2)" table:style-name="ce1">
            <text:p>0.3</text:p>
          </table:table-cell>
          <table:table-cell office:value-type="float" office:value="0.29999999999999982" table:formula="of:=ABS([.B176]-[.E176])" table:style-name="ce1">
            <text:p>0.3</text:p>
          </table:table-cell>
          <table:table-cell office:value-type="float" office:value="0" table:formula="of:=IF(ABS([.G176]-[.H176])&lt;0.1;0;IF([.G176]&lt;[.H176];IF([.D176]&gt;[.F176];0;1);IF([.F176]&gt;[.D176];0;1)))" table:style-name="ce1">
            <text:p>0</text:p>
          </table:table-cell>
          <table:table-cell office:value-type="float" office:value="0" table:formula="of:=IF([.F176]&gt;[.D17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4" table:style-name="ce1">
            <text:p>-2.4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05500000000003" table:style-name="ce1">
            <text:p>0.998055</text:p>
          </table:table-cell>
          <table:table-cell office:value-type="float" office:value="-2" table:style-name="ce1">
            <text:p>-2</text:p>
          </table:table-cell>
          <table:table-cell office:value-type="float" office:value="0.98877099999999996" table:style-name="ce1">
            <text:p>0.988771</text:p>
          </table:table-cell>
          <table:table-cell office:value-type="float" office:value="0.4" table:formula="of:=ROUND(ABS([.B177]-[.C177]);2)" table:style-name="ce1">
            <text:p>0.4</text:p>
          </table:table-cell>
          <table:table-cell office:value-type="float" office:value="0.39999999999999991" table:formula="of:=ABS([.B177]-[.E177])" table:style-name="ce1">
            <text:p>0.4</text:p>
          </table:table-cell>
          <table:table-cell office:value-type="float" office:value="0" table:formula="of:=IF(ABS([.G177]-[.H177])&lt;0.1;0;IF([.G177]&lt;[.H177];IF([.D177]&gt;[.F177];0;1);IF([.F177]&gt;[.D177];0;1)))" table:style-name="ce1">
            <text:p>0</text:p>
          </table:table-cell>
          <table:table-cell office:value-type="float" office:value="0" table:formula="of:=IF([.F177]&gt;[.D17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5" table:style-name="ce1">
            <text:p>-2.5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530200000000002" table:style-name="ce1">
            <text:p>0.995302</text:p>
          </table:table-cell>
          <table:table-cell office:value-type="float" office:value="-2" table:style-name="ce1">
            <text:p>-2</text:p>
          </table:table-cell>
          <table:table-cell office:value-type="float" office:value="0.98780699999999999" table:style-name="ce1">
            <text:p>0.987807</text:p>
          </table:table-cell>
          <table:table-cell office:value-type="float" office:value="0.5" table:formula="of:=ROUND(ABS([.B178]-[.C178]);2)" table:style-name="ce1">
            <text:p>0.5</text:p>
          </table:table-cell>
          <table:table-cell office:value-type="float" office:value="0.5" table:formula="of:=ABS([.B178]-[.E178])" table:style-name="ce1">
            <text:p>0.5</text:p>
          </table:table-cell>
          <table:table-cell office:value-type="float" office:value="0" table:formula="of:=IF(ABS([.G178]-[.H178])&lt;0.1;0;IF([.G178]&lt;[.H178];IF([.D178]&gt;[.F178];0;1);IF([.F178]&gt;[.D178];0;1)))" table:style-name="ce1">
            <text:p>0</text:p>
          </table:table-cell>
          <table:table-cell office:value-type="float" office:value="0" table:formula="of:=IF([.F178]&gt;[.D17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6" table:style-name="ce1">
            <text:p>-2.6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793100000000001" table:style-name="ce1">
            <text:p>0.997931</text:p>
          </table:table-cell>
          <table:table-cell office:value-type="float" office:value="-3" table:style-name="ce1">
            <text:p>-3</text:p>
          </table:table-cell>
          <table:table-cell office:value-type="float" office:value="0.986904" table:style-name="ce1">
            <text:p>0.986904</text:p>
          </table:table-cell>
          <table:table-cell office:value-type="float" office:value="0.4" table:formula="of:=ROUND(ABS([.B179]-[.C179]);2)" table:style-name="ce1">
            <text:p>0.4</text:p>
          </table:table-cell>
          <table:table-cell office:value-type="float" office:value="0.39999999999999991" table:formula="of:=ABS([.B179]-[.E179])" table:style-name="ce1">
            <text:p>0.4</text:p>
          </table:table-cell>
          <table:table-cell office:value-type="float" office:value="0" table:formula="of:=IF(ABS([.G179]-[.H179])&lt;0.1;0;IF([.G179]&lt;[.H179];IF([.D179]&gt;[.F179];0;1);IF([.F179]&gt;[.D179];0;1)))" table:style-name="ce1">
            <text:p>0</text:p>
          </table:table-cell>
          <table:table-cell office:value-type="float" office:value="0" table:formula="of:=IF([.F179]&gt;[.D17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7" table:style-name="ce1">
            <text:p>-2.7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73100000000004" table:style-name="ce1">
            <text:p>0.998731</text:p>
          </table:table-cell>
          <table:table-cell office:value-type="float" office:value="-3" table:style-name="ce1">
            <text:p>-3</text:p>
          </table:table-cell>
          <table:table-cell office:value-type="float" office:value="0.990035" table:style-name="ce1">
            <text:p>0.990035</text:p>
          </table:table-cell>
          <table:table-cell office:value-type="float" office:value="0.3" table:formula="of:=ROUND(ABS([.B180]-[.C180]);2)" table:style-name="ce1">
            <text:p>0.3</text:p>
          </table:table-cell>
          <table:table-cell office:value-type="float" office:value="0.29999999999999982" table:formula="of:=ABS([.B180]-[.E180])" table:style-name="ce1">
            <text:p>0.3</text:p>
          </table:table-cell>
          <table:table-cell office:value-type="float" office:value="0" table:formula="of:=IF(ABS([.G180]-[.H180])&lt;0.1;0;IF([.G180]&lt;[.H180];IF([.D180]&gt;[.F180];0;1);IF([.F180]&gt;[.D180];0;1)))" table:style-name="ce1">
            <text:p>0</text:p>
          </table:table-cell>
          <table:table-cell office:value-type="float" office:value="0" table:formula="of:=IF([.F180]&gt;[.D18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8" table:style-name="ce1">
            <text:p>-2.8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225600000000003" table:style-name="ce1">
            <text:p>0.992256</text:p>
          </table:table-cell>
          <table:table-cell office:value-type="float" office:value="0.2" table:formula="of:=ROUND(ABS([.B181]-[.C181]);2)" table:style-name="ce1">
            <text:p>0.2</text:p>
          </table:table-cell>
          <table:table-cell office:value-type="float" office:value="0.20000000000000018" table:formula="of:=ABS([.B181]-[.E181])" table:style-name="ce1">
            <text:p>0.2</text:p>
          </table:table-cell>
          <table:table-cell office:value-type="float" office:value="0" table:formula="of:=IF(ABS([.G181]-[.H181])&lt;0.1;0;IF([.G181]&lt;[.H181];IF([.D181]&gt;[.F181];0;1);IF([.F181]&gt;[.D181];0;1)))" table:style-name="ce1">
            <text:p>0</text:p>
          </table:table-cell>
          <table:table-cell office:value-type="float" office:value="0" table:formula="of:=IF([.F181]&gt;[.D18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9" table:style-name="ce1">
            <text:p>-2.9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028099999999997" table:style-name="ce1">
            <text:p>0.990281</text:p>
          </table:table-cell>
          <table:table-cell office:value-type="float" office:value="0.1" table:formula="of:=ROUND(ABS([.B182]-[.C182]);2)" table:style-name="ce1">
            <text:p>0.1</text:p>
          </table:table-cell>
          <table:table-cell office:value-type="float" office:value="0.10000000000000009" table:formula="of:=ABS([.B182]-[.E182])" table:style-name="ce1">
            <text:p>0.1</text:p>
          </table:table-cell>
          <table:table-cell office:value-type="float" office:value="0" table:formula="of:=IF(ABS([.G182]-[.H182])&lt;0.1;0;IF([.G182]&lt;[.H182];IF([.D182]&gt;[.F182];0;1);IF([.F182]&gt;[.D182];0;1)))" table:style-name="ce1">
            <text:p>0</text:p>
          </table:table-cell>
          <table:table-cell office:value-type="float" office:value="0" table:formula="of:=IF([.F182]&gt;[.D18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181299999999994" table:style-name="ce1">
            <text:p>0.991813</text:p>
          </table:table-cell>
          <table:table-cell office:value-type="float" office:value="0" table:formula="of:=ROUND(ABS([.B183]-[.C183]);2)" table:style-name="ce1">
            <text:p>0</text:p>
          </table:table-cell>
          <table:table-cell office:value-type="float" office:value="0" table:formula="of:=ABS([.B183]-[.E183])" table:style-name="ce1">
            <text:p>0</text:p>
          </table:table-cell>
          <table:table-cell office:value-type="float" office:value="0" table:formula="of:=IF(ABS([.G183]-[.H183])&lt;0.1;0;IF([.G183]&lt;[.H183];IF([.D183]&gt;[.F183];0;1);IF([.F183]&gt;[.D183];0;1)))" table:style-name="ce1">
            <text:p>0</text:p>
          </table:table-cell>
          <table:table-cell office:value-type="float" office:value="0" table:formula="of:=IF([.F183]&gt;[.D18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1" table:style-name="ce1">
            <text:p>-3.1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008499999999999" table:style-name="ce1">
            <text:p>0.990085</text:p>
          </table:table-cell>
          <table:table-cell office:value-type="float" office:value="0.1" table:formula="of:=ROUND(ABS([.B184]-[.C184]);2)" table:style-name="ce1">
            <text:p>0.1</text:p>
          </table:table-cell>
          <table:table-cell office:value-type="float" office:value="0.10000000000000009" table:formula="of:=ABS([.B184]-[.E184])" table:style-name="ce1">
            <text:p>0.1</text:p>
          </table:table-cell>
          <table:table-cell office:value-type="float" office:value="0" table:formula="of:=IF(ABS([.G184]-[.H184])&lt;0.1;0;IF([.G184]&lt;[.H184];IF([.D184]&gt;[.F184];0;1);IF([.F184]&gt;[.D184];0;1)))" table:style-name="ce1">
            <text:p>0</text:p>
          </table:table-cell>
          <table:table-cell office:value-type="float" office:value="0" table:formula="of:=IF([.F184]&gt;[.D18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2" table:style-name="ce1">
            <text:p>-3.2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125399999999997" table:style-name="ce1">
            <text:p>0.991254</text:p>
          </table:table-cell>
          <table:table-cell office:value-type="float" office:value="0.2" table:formula="of:=ROUND(ABS([.B185]-[.C185]);2)" table:style-name="ce1">
            <text:p>0.2</text:p>
          </table:table-cell>
          <table:table-cell office:value-type="float" office:value="0.20000000000000018" table:formula="of:=ABS([.B185]-[.E185])" table:style-name="ce1">
            <text:p>0.2</text:p>
          </table:table-cell>
          <table:table-cell office:value-type="float" office:value="0" table:formula="of:=IF(ABS([.G185]-[.H185])&lt;0.1;0;IF([.G185]&lt;[.H185];IF([.D185]&gt;[.F185];0;1);IF([.F185]&gt;[.D185];0;1)))" table:style-name="ce1">
            <text:p>0</text:p>
          </table:table-cell>
          <table:table-cell office:value-type="float" office:value="0" table:formula="of:=IF([.F185]&gt;[.D18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3" table:style-name="ce1">
            <text:p>-3.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9112" table:style-name="ce1">
            <text:p>0.999112</text:p>
          </table:table-cell>
          <table:table-cell office:value-type="float" office:value="-3" table:style-name="ce1">
            <text:p>-3</text:p>
          </table:table-cell>
          <table:table-cell office:value-type="float" office:value="0.99055000000000004" table:style-name="ce1">
            <text:p>0.99055</text:p>
          </table:table-cell>
          <table:table-cell office:value-type="float" office:value="0.3" table:formula="of:=ROUND(ABS([.B186]-[.C186]);2)" table:style-name="ce1">
            <text:p>0.3</text:p>
          </table:table-cell>
          <table:table-cell office:value-type="float" office:value="0.29999999999999982" table:formula="of:=ABS([.B186]-[.E186])" table:style-name="ce1">
            <text:p>0.3</text:p>
          </table:table-cell>
          <table:table-cell office:value-type="float" office:value="0" table:formula="of:=IF(ABS([.G186]-[.H186])&lt;0.1;0;IF([.G186]&lt;[.H186];IF([.D186]&gt;[.F186];0;1);IF([.F186]&gt;[.D186];0;1)))" table:style-name="ce1">
            <text:p>0</text:p>
          </table:table-cell>
          <table:table-cell office:value-type="float" office:value="0" table:formula="of:=IF([.F186]&gt;[.D18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4" table:style-name="ce1">
            <text:p>-3.4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01899999999999" table:style-name="ce1">
            <text:p>0.998019</text:p>
          </table:table-cell>
          <table:table-cell office:value-type="float" office:value="-3" table:style-name="ce1">
            <text:p>-3</text:p>
          </table:table-cell>
          <table:table-cell office:value-type="float" office:value="0.98760099999999995" table:style-name="ce1">
            <text:p>0.987601</text:p>
          </table:table-cell>
          <table:table-cell office:value-type="float" office:value="0.4" table:formula="of:=ROUND(ABS([.B187]-[.C187]);2)" table:style-name="ce1">
            <text:p>0.4</text:p>
          </table:table-cell>
          <table:table-cell office:value-type="float" office:value="0.39999999999999991" table:formula="of:=ABS([.B187]-[.E187])" table:style-name="ce1">
            <text:p>0.4</text:p>
          </table:table-cell>
          <table:table-cell office:value-type="float" office:value="0" table:formula="of:=IF(ABS([.G187]-[.H187])&lt;0.1;0;IF([.G187]&lt;[.H187];IF([.D187]&gt;[.F187];0;1);IF([.F187]&gt;[.D187];0;1)))" table:style-name="ce1">
            <text:p>0</text:p>
          </table:table-cell>
          <table:table-cell office:value-type="float" office:value="0" table:formula="of:=IF([.F187]&gt;[.D18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5" table:style-name="ce1">
            <text:p>-3.5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51999999999996" table:style-name="ce1">
            <text:p>0.99852</text:p>
          </table:table-cell>
          <table:table-cell office:value-type="float" office:value="-3" table:style-name="ce1">
            <text:p>-3</text:p>
          </table:table-cell>
          <table:table-cell office:value-type="float" office:value="0.98808200000000002" table:style-name="ce1">
            <text:p>0.988082</text:p>
          </table:table-cell>
          <table:table-cell office:value-type="float" office:value="0.5" table:formula="of:=ROUND(ABS([.B188]-[.C188]);2)" table:style-name="ce1">
            <text:p>0.5</text:p>
          </table:table-cell>
          <table:table-cell office:value-type="float" office:value="0.5" table:formula="of:=ABS([.B188]-[.E188])" table:style-name="ce1">
            <text:p>0.5</text:p>
          </table:table-cell>
          <table:table-cell office:value-type="float" office:value="0" table:formula="of:=IF(ABS([.G188]-[.H188])&lt;0.1;0;IF([.G188]&lt;[.H188];IF([.D188]&gt;[.F188];0;1);IF([.F188]&gt;[.D188];0;1)))" table:style-name="ce1">
            <text:p>0</text:p>
          </table:table-cell>
          <table:table-cell office:value-type="float" office:value="0" table:formula="of:=IF([.F188]&gt;[.D18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6" table:style-name="ce1">
            <text:p>-3.6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784399999999995" table:style-name="ce1">
            <text:p>0.997844</text:p>
          </table:table-cell>
          <table:table-cell office:value-type="float" office:value="-4" table:style-name="ce1">
            <text:p>-4</text:p>
          </table:table-cell>
          <table:table-cell office:value-type="float" office:value="0.98672700000000002" table:style-name="ce1">
            <text:p>0.986727</text:p>
          </table:table-cell>
          <table:table-cell office:value-type="float" office:value="0.4" table:formula="of:=ROUND(ABS([.B189]-[.C189]);2)" table:style-name="ce1">
            <text:p>0.4</text:p>
          </table:table-cell>
          <table:table-cell office:value-type="float" office:value="0.39999999999999991" table:formula="of:=ABS([.B189]-[.E189])" table:style-name="ce1">
            <text:p>0.4</text:p>
          </table:table-cell>
          <table:table-cell office:value-type="float" office:value="0" table:formula="of:=IF(ABS([.G189]-[.H189])&lt;0.1;0;IF([.G189]&lt;[.H189];IF([.D189]&gt;[.F189];0;1);IF([.F189]&gt;[.D189];0;1)))" table:style-name="ce1">
            <text:p>0</text:p>
          </table:table-cell>
          <table:table-cell office:value-type="float" office:value="0" table:formula="of:=IF([.F189]&gt;[.D18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7" table:style-name="ce1">
            <text:p>-3.7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55300000000002" table:style-name="ce1">
            <text:p>0.998553</text:p>
          </table:table-cell>
          <table:table-cell office:value-type="float" office:value="-4" table:style-name="ce1">
            <text:p>-4</text:p>
          </table:table-cell>
          <table:table-cell office:value-type="float" office:value="0.98765599999999998" table:style-name="ce1">
            <text:p>0.987656</text:p>
          </table:table-cell>
          <table:table-cell office:value-type="float" office:value="0.3" table:formula="of:=ROUND(ABS([.B190]-[.C190]);2)" table:style-name="ce1">
            <text:p>0.3</text:p>
          </table:table-cell>
          <table:table-cell office:value-type="float" office:value="0.29999999999999982" table:formula="of:=ABS([.B190]-[.E190])" table:style-name="ce1">
            <text:p>0.3</text:p>
          </table:table-cell>
          <table:table-cell office:value-type="float" office:value="0" table:formula="of:=IF(ABS([.G190]-[.H190])&lt;0.1;0;IF([.G190]&lt;[.H190];IF([.D190]&gt;[.F190];0;1);IF([.F190]&gt;[.D190];0;1)))" table:style-name="ce1">
            <text:p>0</text:p>
          </table:table-cell>
          <table:table-cell office:value-type="float" office:value="0" table:formula="of:=IF([.F190]&gt;[.D19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8" table:style-name="ce1">
            <text:p>-3.8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066799999999999" table:style-name="ce1">
            <text:p>0.990668</text:p>
          </table:table-cell>
          <table:table-cell office:value-type="float" office:value="0.2" table:formula="of:=ROUND(ABS([.B191]-[.C191]);2)" table:style-name="ce1">
            <text:p>0.2</text:p>
          </table:table-cell>
          <table:table-cell office:value-type="float" office:value="0.20000000000000018" table:formula="of:=ABS([.B191]-[.E191])" table:style-name="ce1">
            <text:p>0.2</text:p>
          </table:table-cell>
          <table:table-cell office:value-type="float" office:value="0" table:formula="of:=IF(ABS([.G191]-[.H191])&lt;0.1;0;IF([.G191]&lt;[.H191];IF([.D191]&gt;[.F191];0;1);IF([.F191]&gt;[.D191];0;1)))" table:style-name="ce1">
            <text:p>0</text:p>
          </table:table-cell>
          <table:table-cell office:value-type="float" office:value="0" table:formula="of:=IF([.F191]&gt;[.D19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.9" table:style-name="ce1">
            <text:p>-3.9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8989199999999999" table:style-name="ce1">
            <text:p>0.989892</text:p>
          </table:table-cell>
          <table:table-cell office:value-type="float" office:value="0.1" table:formula="of:=ROUND(ABS([.B192]-[.C192]);2)" table:style-name="ce1">
            <text:p>0.1</text:p>
          </table:table-cell>
          <table:table-cell office:value-type="float" office:value="0.10000000000000009" table:formula="of:=ABS([.B192]-[.E192])" table:style-name="ce1">
            <text:p>0.1</text:p>
          </table:table-cell>
          <table:table-cell office:value-type="float" office:value="0" table:formula="of:=IF(ABS([.G192]-[.H192])&lt;0.1;0;IF([.G192]&lt;[.H192];IF([.D192]&gt;[.F192];0;1);IF([.F192]&gt;[.D192];0;1)))" table:style-name="ce1">
            <text:p>0</text:p>
          </table:table-cell>
          <table:table-cell office:value-type="float" office:value="0" table:formula="of:=IF([.F192]&gt;[.D19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235799999999996" table:style-name="ce1">
            <text:p>0.992358</text:p>
          </table:table-cell>
          <table:table-cell office:value-type="float" office:value="0" table:formula="of:=ROUND(ABS([.B193]-[.C193]);2)" table:style-name="ce1">
            <text:p>0</text:p>
          </table:table-cell>
          <table:table-cell office:value-type="float" office:value="0" table:formula="of:=ABS([.B193]-[.E193])" table:style-name="ce1">
            <text:p>0</text:p>
          </table:table-cell>
          <table:table-cell office:value-type="float" office:value="0" table:formula="of:=IF(ABS([.G193]-[.H193])&lt;0.1;0;IF([.G193]&lt;[.H193];IF([.D193]&gt;[.F193];0;1);IF([.F193]&gt;[.D193];0;1)))" table:style-name="ce1">
            <text:p>0</text:p>
          </table:table-cell>
          <table:table-cell office:value-type="float" office:value="0" table:formula="of:=IF([.F193]&gt;[.D19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0999999999999996" table:style-name="ce1">
            <text:p>-4.1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1703" table:style-name="ce1">
            <text:p>0.991703</text:p>
          </table:table-cell>
          <table:table-cell office:value-type="float" office:value="0.1" table:formula="of:=ROUND(ABS([.B194]-[.C194]);2)" table:style-name="ce1">
            <text:p>0.1</text:p>
          </table:table-cell>
          <table:table-cell office:value-type="float" office:value="9.9999999999999645E-2" table:formula="of:=ABS([.B194]-[.E194])" table:style-name="ce1">
            <text:p>0.1</text:p>
          </table:table-cell>
          <table:table-cell office:value-type="float" office:value="0" table:formula="of:=IF(ABS([.G194]-[.H194])&lt;0.1;0;IF([.G194]&lt;[.H194];IF([.D194]&gt;[.F194];0;1);IF([.F194]&gt;[.D194];0;1)))" table:style-name="ce1">
            <text:p>0</text:p>
          </table:table-cell>
          <table:table-cell office:value-type="float" office:value="0" table:formula="of:=IF([.F194]&gt;[.D19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2" table:style-name="ce1">
            <text:p>-4.2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073" table:style-name="ce1">
            <text:p>0.99073</text:p>
          </table:table-cell>
          <table:table-cell office:value-type="float" office:value="0.2" table:formula="of:=ROUND(ABS([.B195]-[.C195]);2)" table:style-name="ce1">
            <text:p>0.2</text:p>
          </table:table-cell>
          <table:table-cell office:value-type="float" office:value="0.20000000000000018" table:formula="of:=ABS([.B195]-[.E195])" table:style-name="ce1">
            <text:p>0.2</text:p>
          </table:table-cell>
          <table:table-cell office:value-type="float" office:value="0" table:formula="of:=IF(ABS([.G195]-[.H195])&lt;0.1;0;IF([.G195]&lt;[.H195];IF([.D195]&gt;[.F195];0;1);IF([.F195]&gt;[.D195];0;1)))" table:style-name="ce1">
            <text:p>0</text:p>
          </table:table-cell>
          <table:table-cell office:value-type="float" office:value="0" table:formula="of:=IF([.F195]&gt;[.D19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3" table:style-name="ce1">
            <text:p>-4.3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910299999999996" table:style-name="ce1">
            <text:p>0.999103</text:p>
          </table:table-cell>
          <table:table-cell office:value-type="float" office:value="-4" table:style-name="ce1">
            <text:p>-4</text:p>
          </table:table-cell>
          <table:table-cell office:value-type="float" office:value="0.9889" table:style-name="ce1">
            <text:p>0.9889</text:p>
          </table:table-cell>
          <table:table-cell office:value-type="float" office:value="0.3" table:formula="of:=ROUND(ABS([.B196]-[.C196]);2)" table:style-name="ce1">
            <text:p>0.3</text:p>
          </table:table-cell>
          <table:table-cell office:value-type="float" office:value="0.29999999999999982" table:formula="of:=ABS([.B196]-[.E196])" table:style-name="ce1">
            <text:p>0.3</text:p>
          </table:table-cell>
          <table:table-cell office:value-type="float" office:value="0" table:formula="of:=IF(ABS([.G196]-[.H196])&lt;0.1;0;IF([.G196]&lt;[.H196];IF([.D196]&gt;[.F196];0;1);IF([.F196]&gt;[.D196];0;1)))" table:style-name="ce1">
            <text:p>0</text:p>
          </table:table-cell>
          <table:table-cell office:value-type="float" office:value="0" table:formula="of:=IF([.F196]&gt;[.D19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4000000000000004" table:style-name="ce1">
            <text:p>-4.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17400000000001" table:style-name="ce1">
            <text:p>0.998174</text:p>
          </table:table-cell>
          <table:table-cell office:value-type="float" office:value="-4" table:style-name="ce1">
            <text:p>-4</text:p>
          </table:table-cell>
          <table:table-cell office:value-type="float" office:value="0.98703099999999999" table:style-name="ce1">
            <text:p>0.987031</text:p>
          </table:table-cell>
          <table:table-cell office:value-type="float" office:value="0.4" table:formula="of:=ROUND(ABS([.B197]-[.C197]);2)" table:style-name="ce1">
            <text:p>0.4</text:p>
          </table:table-cell>
          <table:table-cell office:value-type="float" office:value="0.40000000000000036" table:formula="of:=ABS([.B197]-[.E197])" table:style-name="ce1">
            <text:p>0.4</text:p>
          </table:table-cell>
          <table:table-cell office:value-type="float" office:value="0" table:formula="of:=IF(ABS([.G197]-[.H197])&lt;0.1;0;IF([.G197]&lt;[.H197];IF([.D197]&gt;[.F197];0;1);IF([.F197]&gt;[.D197];0;1)))" table:style-name="ce1">
            <text:p>0</text:p>
          </table:table-cell>
          <table:table-cell office:value-type="float" office:value="0" table:formula="of:=IF([.F197]&gt;[.D19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5" table:style-name="ce1">
            <text:p>-4.5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780199999999997" table:style-name="ce1">
            <text:p>0.997802</text:p>
          </table:table-cell>
          <table:table-cell office:value-type="float" office:value="-4" table:style-name="ce1">
            <text:p>-4</text:p>
          </table:table-cell>
          <table:table-cell office:value-type="float" office:value="0.98476300000000005" table:style-name="ce1">
            <text:p>0.984763</text:p>
          </table:table-cell>
          <table:table-cell office:value-type="float" office:value="0.5" table:formula="of:=ROUND(ABS([.B198]-[.C198]);2)" table:style-name="ce1">
            <text:p>0.5</text:p>
          </table:table-cell>
          <table:table-cell office:value-type="float" office:value="0.5" table:formula="of:=ABS([.B198]-[.E198])" table:style-name="ce1">
            <text:p>0.5</text:p>
          </table:table-cell>
          <table:table-cell office:value-type="float" office:value="0" table:formula="of:=IF(ABS([.G198]-[.H198])&lt;0.1;0;IF([.G198]&lt;[.H198];IF([.D198]&gt;[.F198];0;1);IF([.F198]&gt;[.D198];0;1)))" table:style-name="ce1">
            <text:p>0</text:p>
          </table:table-cell>
          <table:table-cell office:value-type="float" office:value="0" table:formula="of:=IF([.F198]&gt;[.D19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5999999999999996" table:style-name="ce1">
            <text:p>-4.6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792899999999995" table:style-name="ce1">
            <text:p>0.997929</text:p>
          </table:table-cell>
          <table:table-cell office:value-type="float" office:value="-5" table:style-name="ce1">
            <text:p>-5</text:p>
          </table:table-cell>
          <table:table-cell office:value-type="float" office:value="0.98493699999999995" table:style-name="ce1">
            <text:p>0.984937</text:p>
          </table:table-cell>
          <table:table-cell office:value-type="float" office:value="0.4" table:formula="of:=ROUND(ABS([.B199]-[.C199]);2)" table:style-name="ce1">
            <text:p>0.4</text:p>
          </table:table-cell>
          <table:table-cell office:value-type="float" office:value="0.40000000000000036" table:formula="of:=ABS([.B199]-[.E199])" table:style-name="ce1">
            <text:p>0.4</text:p>
          </table:table-cell>
          <table:table-cell office:value-type="float" office:value="0" table:formula="of:=IF(ABS([.G199]-[.H199])&lt;0.1;0;IF([.G199]&lt;[.H199];IF([.D199]&gt;[.F199];0;1);IF([.F199]&gt;[.D199];0;1)))" table:style-name="ce1">
            <text:p>0</text:p>
          </table:table-cell>
          <table:table-cell office:value-type="float" office:value="0" table:formula="of:=IF([.F199]&gt;[.D19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7" table:style-name="ce1">
            <text:p>-4.7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893600000000005" table:style-name="ce1">
            <text:p>0.998936</text:p>
          </table:table-cell>
          <table:table-cell office:value-type="float" office:value="-5" table:style-name="ce1">
            <text:p>-5</text:p>
          </table:table-cell>
          <table:table-cell office:value-type="float" office:value="0.98985800000000002" table:style-name="ce1">
            <text:p>0.989858</text:p>
          </table:table-cell>
          <table:table-cell office:value-type="float" office:value="0.3" table:formula="of:=ROUND(ABS([.B200]-[.C200]);2)" table:style-name="ce1">
            <text:p>0.3</text:p>
          </table:table-cell>
          <table:table-cell office:value-type="float" office:value="0.29999999999999982" table:formula="of:=ABS([.B200]-[.E200])" table:style-name="ce1">
            <text:p>0.3</text:p>
          </table:table-cell>
          <table:table-cell office:value-type="float" office:value="0" table:formula="of:=IF(ABS([.G200]-[.H200])&lt;0.1;0;IF([.G200]&lt;[.H200];IF([.D200]&gt;[.F200];0;1);IF([.F200]&gt;[.D200];0;1)))" table:style-name="ce1">
            <text:p>0</text:p>
          </table:table-cell>
          <table:table-cell office:value-type="float" office:value="0" table:formula="of:=IF([.F200]&gt;[.D20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8" table:style-name="ce1">
            <text:p>-4.8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8958199999999996" table:style-name="ce1">
            <text:p>0.989582</text:p>
          </table:table-cell>
          <table:table-cell office:value-type="float" office:value="0.2" table:formula="of:=ROUND(ABS([.B201]-[.C201]);2)" table:style-name="ce1">
            <text:p>0.2</text:p>
          </table:table-cell>
          <table:table-cell office:value-type="float" office:value="0.20000000000000018" table:formula="of:=ABS([.B201]-[.E201])" table:style-name="ce1">
            <text:p>0.2</text:p>
          </table:table-cell>
          <table:table-cell office:value-type="float" office:value="0" table:formula="of:=IF(ABS([.G201]-[.H201])&lt;0.1;0;IF([.G201]&lt;[.H201];IF([.D201]&gt;[.F201];0;1);IF([.F201]&gt;[.D201];0;1)))" table:style-name="ce1">
            <text:p>0</text:p>
          </table:table-cell>
          <table:table-cell office:value-type="float" office:value="0" table:formula="of:=IF([.F201]&gt;[.D20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9000000000000004" table:style-name="ce1">
            <text:p>-4.9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9133800000000005" table:style-name="ce1">
            <text:p>0.991338</text:p>
          </table:table-cell>
          <table:table-cell office:value-type="float" office:value="0.1" table:formula="of:=ROUND(ABS([.B202]-[.C202]);2)" table:style-name="ce1">
            <text:p>0.1</text:p>
          </table:table-cell>
          <table:table-cell office:value-type="float" office:value="9.9999999999999645E-2" table:formula="of:=ABS([.B202]-[.E202])" table:style-name="ce1">
            <text:p>0.1</text:p>
          </table:table-cell>
          <table:table-cell office:value-type="float" office:value="0" table:formula="of:=IF(ABS([.G202]-[.H202])&lt;0.1;0;IF([.G202]&lt;[.H202];IF([.D202]&gt;[.F202];0;1);IF([.F202]&gt;[.D202];0;1)))" table:style-name="ce1">
            <text:p>0</text:p>
          </table:table-cell>
          <table:table-cell office:value-type="float" office:value="0" table:formula="of:=IF([.F202]&gt;[.D20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5" table:style-name="ce1">
            <text:p>-5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90618" table:style-name="ce1">
            <text:p>0.990618</text:p>
          </table:table-cell>
          <table:table-cell office:value-type="float" office:value="0" table:formula="of:=ROUND(ABS([.B203]-[.C203]);2)" table:style-name="ce1">
            <text:p>0</text:p>
          </table:table-cell>
          <table:table-cell office:value-type="float" office:value="0" table:formula="of:=ABS([.B203]-[.E203])" table:style-name="ce1">
            <text:p>0</text:p>
          </table:table-cell>
          <table:table-cell office:value-type="float" office:value="0" table:formula="of:=IF(ABS([.G203]-[.H203])&lt;0.1;0;IF([.G203]&lt;[.H203];IF([.D203]&gt;[.F203];0;1);IF([.F203]&gt;[.D203];0;1)))" table:style-name="ce1">
            <text:p>0</text:p>
          </table:table-cell>
          <table:table-cell office:value-type="float" office:value="0" table:formula="of:=IF([.F203]&gt;[.D20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950400000000005" table:style-name="ce1">
            <text:p>0.989504</text:p>
          </table:table-cell>
          <table:table-cell office:value-type="float" office:value="0" table:formula="of:=ROUND(ABS([.B204]-[.C204]);2)" table:style-name="ce1">
            <text:p>0</text:p>
          </table:table-cell>
          <table:table-cell office:value-type="float" office:value="0" table:formula="of:=ABS([.B204]-[.E204])" table:style-name="ce1">
            <text:p>0</text:p>
          </table:table-cell>
          <table:table-cell office:value-type="float" office:value="0" table:formula="of:=IF(ABS([.G204]-[.H204])&lt;0.1;0;IF([.G204]&lt;[.H204];IF([.D204]&gt;[.F204];0;1);IF([.F204]&gt;[.D204];0;1)))" table:style-name="ce1">
            <text:p>0</text:p>
          </table:table-cell>
          <table:table-cell office:value-type="float" office:value="0" table:formula="of:=IF([.F204]&gt;[.D20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855899999999997" table:style-name="ce1">
            <text:p>0.988559</text:p>
          </table:table-cell>
          <table:table-cell office:value-type="float" office:value="0.1" table:formula="of:=ROUND(ABS([.B205]-[.C205]);2)" table:style-name="ce1">
            <text:p>0.1</text:p>
          </table:table-cell>
          <table:table-cell office:value-type="float" office:value="9.9999999999999645E-2" table:formula="of:=ABS([.B205]-[.E205])" table:style-name="ce1">
            <text:p>0.1</text:p>
          </table:table-cell>
          <table:table-cell office:value-type="float" office:value="0" table:formula="of:=IF(ABS([.G205]-[.H205])&lt;0.1;0;IF([.G205]&lt;[.H205];IF([.D205]&gt;[.F205];0;1);IF([.F205]&gt;[.D205];0;1)))" table:style-name="ce1">
            <text:p>0</text:p>
          </table:table-cell>
          <table:table-cell office:value-type="float" office:value="0" table:formula="of:=IF([.F205]&gt;[.D20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98932200000000003" table:style-name="ce1">
            <text:p>0.989322</text:p>
          </table:table-cell>
          <table:table-cell office:value-type="float" office:value="0.2" table:formula="of:=ROUND(ABS([.B206]-[.C206]);2)" table:style-name="ce1">
            <text:p>0.2</text:p>
          </table:table-cell>
          <table:table-cell office:value-type="float" office:value="0.20000000000000018" table:formula="of:=ABS([.B206]-[.E206])" table:style-name="ce1">
            <text:p>0.2</text:p>
          </table:table-cell>
          <table:table-cell office:value-type="float" office:value="0" table:formula="of:=IF(ABS([.G206]-[.H206])&lt;0.1;0;IF([.G206]&lt;[.H206];IF([.D206]&gt;[.F206];0;1);IF([.F206]&gt;[.D206];0;1)))" table:style-name="ce1">
            <text:p>0</text:p>
          </table:table-cell>
          <table:table-cell office:value-type="float" office:value="0" table:formula="of:=IF([.F206]&gt;[.D20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7" table:style-name="ce1">
            <text:p>4.7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817500000000003" table:style-name="ce1">
            <text:p>0.998175</text:p>
          </table:table-cell>
          <table:table-cell office:value-type="float" office:value="5" table:style-name="ce1">
            <text:p>5</text:p>
          </table:table-cell>
          <table:table-cell office:value-type="float" office:value="0.98870499999999995" table:style-name="ce1">
            <text:p>0.988705</text:p>
          </table:table-cell>
          <table:table-cell office:value-type="float" office:value="0.3" table:formula="of:=ROUND(ABS([.B207]-[.C207]);2)" table:style-name="ce1">
            <text:p>0.3</text:p>
          </table:table-cell>
          <table:table-cell office:value-type="float" office:value="0.29999999999999982" table:formula="of:=ABS([.B207]-[.E207])" table:style-name="ce1">
            <text:p>0.3</text:p>
          </table:table-cell>
          <table:table-cell office:value-type="float" office:value="0" table:formula="of:=IF(ABS([.G207]-[.H207])&lt;0.1;0;IF([.G207]&lt;[.H207];IF([.D207]&gt;[.F207];0;1);IF([.F207]&gt;[.D207];0;1)))" table:style-name="ce1">
            <text:p>0</text:p>
          </table:table-cell>
          <table:table-cell office:value-type="float" office:value="0" table:formula="of:=IF([.F207]&gt;[.D20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9999979999999997" table:style-name="ce1">
            <text:p>4.999998</text:p>
          </table:table-cell>
          <table:table-cell office:value-type="float" office:value="0.99786799999999998" table:style-name="ce1">
            <text:p>0.997868</text:p>
          </table:table-cell>
          <table:table-cell office:value-type="float" office:value="5" table:style-name="ce1">
            <text:p>5</text:p>
          </table:table-cell>
          <table:table-cell office:value-type="float" office:value="0.98580800000000002" table:style-name="ce1">
            <text:p>0.985808</text:p>
          </table:table-cell>
          <table:table-cell office:value-type="float" office:value="0.4" table:formula="of:=ROUND(ABS([.B208]-[.C208]);2)" table:style-name="ce1">
            <text:p>0.4</text:p>
          </table:table-cell>
          <table:table-cell office:value-type="float" office:value="0.40000000000000036" table:formula="of:=ABS([.B208]-[.E208])" table:style-name="ce1">
            <text:p>0.4</text:p>
          </table:table-cell>
          <table:table-cell office:value-type="float" office:value="0" table:formula="of:=IF(ABS([.G208]-[.H208])&lt;0.1;0;IF([.G208]&lt;[.H208];IF([.D208]&gt;[.F208];0;1);IF([.F208]&gt;[.D208];0;1)))" table:style-name="ce1">
            <text:p>0</text:p>
          </table:table-cell>
          <table:table-cell office:value-type="float" office:value="0" table:formula="of:=IF([.F208]&gt;[.D20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732500000000002" table:style-name="ce1">
            <text:p>0.997325</text:p>
          </table:table-cell>
          <table:table-cell office:value-type="float" office:value="5" table:style-name="ce1">
            <text:p>5</text:p>
          </table:table-cell>
          <table:table-cell office:value-type="float" office:value="0.98682099999999995" table:style-name="ce1">
            <text:p>0.986821</text:p>
          </table:table-cell>
          <table:table-cell office:value-type="float" office:value="0.5" table:formula="of:=ROUND(ABS([.B209]-[.C209]);2)" table:style-name="ce1">
            <text:p>0.5</text:p>
          </table:table-cell>
          <table:table-cell office:value-type="float" office:value="0.5" table:formula="of:=ABS([.B209]-[.E209])" table:style-name="ce1">
            <text:p>0.5</text:p>
          </table:table-cell>
          <table:table-cell office:value-type="float" office:value="0" table:formula="of:=IF(ABS([.G209]-[.H209])&lt;0.1;0;IF([.G209]&lt;[.H209];IF([.D209]&gt;[.F209];0;1);IF([.F209]&gt;[.D209];0;1)))" table:style-name="ce1">
            <text:p>0</text:p>
          </table:table-cell>
          <table:table-cell office:value-type="float" office:value="0" table:formula="of:=IF([.F209]&gt;[.D20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20399999999998" table:style-name="ce1">
            <text:p>0.998204</text:p>
          </table:table-cell>
          <table:table-cell office:value-type="float" office:value="5" table:style-name="ce1">
            <text:p>5</text:p>
          </table:table-cell>
          <table:table-cell office:value-type="float" office:value="0.98540099999999997" table:style-name="ce1">
            <text:p>0.985401</text:p>
          </table:table-cell>
          <table:table-cell office:value-type="float" office:value="0.4" table:formula="of:=ROUND(ABS([.B210]-[.C210]);2)" table:style-name="ce1">
            <text:p>0.4</text:p>
          </table:table-cell>
          <table:table-cell office:value-type="float" office:value="0.59999999999999964" table:formula="of:=ABS([.B210]-[.E210])" table:style-name="ce1">
            <text:p>0.6</text:p>
          </table:table-cell>
          <table:table-cell office:value-type="float" office:value="0" table:formula="of:=IF(ABS([.G210]-[.H210])&lt;0.1;0;IF([.G210]&lt;[.H210];IF([.D210]&gt;[.F210];0;1);IF([.F210]&gt;[.D210];0;1)))" table:style-name="ce1">
            <text:p>0</text:p>
          </table:table-cell>
          <table:table-cell office:value-type="float" office:value="0" table:formula="of:=IF([.F210]&gt;[.D21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3" table:style-name="ce1">
            <text:p>4.3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97800000000003" table:style-name="ce1">
            <text:p>0.998978</text:p>
          </table:table-cell>
          <table:table-cell office:value-type="float" office:value="4" table:style-name="ce1">
            <text:p>4</text:p>
          </table:table-cell>
          <table:table-cell office:value-type="float" office:value="0.98821099999999995" table:style-name="ce1">
            <text:p>0.988211</text:p>
          </table:table-cell>
          <table:table-cell office:value-type="float" office:value="0.3" table:formula="of:=ROUND(ABS([.B211]-[.C211]);2)" table:style-name="ce1">
            <text:p>0.3</text:p>
          </table:table-cell>
          <table:table-cell office:value-type="float" office:value="0.29999999999999982" table:formula="of:=ABS([.B211]-[.E211])" table:style-name="ce1">
            <text:p>0.3</text:p>
          </table:table-cell>
          <table:table-cell office:value-type="float" office:value="0" table:formula="of:=IF(ABS([.G211]-[.H211])&lt;0.1;0;IF([.G211]&lt;[.H211];IF([.D211]&gt;[.F211];0;1);IF([.F211]&gt;[.D211];0;1)))" table:style-name="ce1">
            <text:p>0</text:p>
          </table:table-cell>
          <table:table-cell office:value-type="float" office:value="0" table:formula="of:=IF([.F211]&gt;[.D21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8866100000000001" table:style-name="ce1">
            <text:p>0.988661</text:p>
          </table:table-cell>
          <table:table-cell office:value-type="float" office:value="0.2" table:formula="of:=ROUND(ABS([.B212]-[.C212]);2)" table:style-name="ce1">
            <text:p>0.2</text:p>
          </table:table-cell>
          <table:table-cell office:value-type="float" office:value="0.20000000000000018" table:formula="of:=ABS([.B212]-[.E212])" table:style-name="ce1">
            <text:p>0.2</text:p>
          </table:table-cell>
          <table:table-cell office:value-type="float" office:value="0" table:formula="of:=IF(ABS([.G212]-[.H212])&lt;0.1;0;IF([.G212]&lt;[.H212];IF([.D212]&gt;[.F212];0;1);IF([.F212]&gt;[.D212];0;1)))" table:style-name="ce1">
            <text:p>0</text:p>
          </table:table-cell>
          <table:table-cell office:value-type="float" office:value="0" table:formula="of:=IF([.F212]&gt;[.D21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8977700000000002" table:style-name="ce1">
            <text:p>0.989777</text:p>
          </table:table-cell>
          <table:table-cell office:value-type="float" office:value="0.1" table:formula="of:=ROUND(ABS([.B213]-[.C213]);2)" table:style-name="ce1">
            <text:p>0.1</text:p>
          </table:table-cell>
          <table:table-cell office:value-type="float" office:value="9.9999999999999645E-2" table:formula="of:=ABS([.B213]-[.E213])" table:style-name="ce1">
            <text:p>0.1</text:p>
          </table:table-cell>
          <table:table-cell office:value-type="float" office:value="0" table:formula="of:=IF(ABS([.G213]-[.H213])&lt;0.1;0;IF([.G213]&lt;[.H213];IF([.D213]&gt;[.F213];0;1);IF([.F213]&gt;[.D213];0;1)))" table:style-name="ce1">
            <text:p>0</text:p>
          </table:table-cell>
          <table:table-cell office:value-type="float" office:value="0" table:formula="of:=IF([.F213]&gt;[.D21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237600000000004" table:style-name="ce1">
            <text:p>0.992376</text:p>
          </table:table-cell>
          <table:table-cell office:value-type="float" office:value="0" table:formula="of:=ROUND(ABS([.B214]-[.C214]);2)" table:style-name="ce1">
            <text:p>0</text:p>
          </table:table-cell>
          <table:table-cell office:value-type="float" office:value="0" table:formula="of:=ABS([.B214]-[.E214])" table:style-name="ce1">
            <text:p>0</text:p>
          </table:table-cell>
          <table:table-cell office:value-type="float" office:value="0" table:formula="of:=IF(ABS([.G214]-[.H214])&lt;0.1;0;IF([.G214]&lt;[.H214];IF([.D214]&gt;[.F214];0;1);IF([.F214]&gt;[.D214];0;1)))" table:style-name="ce1">
            <text:p>0</text:p>
          </table:table-cell>
          <table:table-cell office:value-type="float" office:value="0" table:formula="of:=IF([.F214]&gt;[.D21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9" table:style-name="ce1">
            <text:p>3.9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91815" table:style-name="ce1">
            <text:p>0.991815</text:p>
          </table:table-cell>
          <table:table-cell office:value-type="float" office:value="0.1" table:formula="of:=ROUND(ABS([.B215]-[.C215]);2)" table:style-name="ce1">
            <text:p>0.1</text:p>
          </table:table-cell>
          <table:table-cell office:value-type="float" office:value="0.10000000000000009" table:formula="of:=ABS([.B215]-[.E215])" table:style-name="ce1">
            <text:p>0.1</text:p>
          </table:table-cell>
          <table:table-cell office:value-type="float" office:value="0" table:formula="of:=IF(ABS([.G215]-[.H215])&lt;0.1;0;IF([.G215]&lt;[.H215];IF([.D215]&gt;[.F215];0;1);IF([.F215]&gt;[.D215];0;1)))" table:style-name="ce1">
            <text:p>0</text:p>
          </table:table-cell>
          <table:table-cell office:value-type="float" office:value="0" table:formula="of:=IF([.F215]&gt;[.D21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8" table:style-name="ce1">
            <text:p>3.8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.98871900000000001" table:style-name="ce1">
            <text:p>0.988719</text:p>
          </table:table-cell>
          <table:table-cell office:value-type="float" office:value="0.2" table:formula="of:=ROUND(ABS([.B216]-[.C216]);2)" table:style-name="ce1">
            <text:p>0.2</text:p>
          </table:table-cell>
          <table:table-cell office:value-type="float" office:value="0.20000000000000018" table:formula="of:=ABS([.B216]-[.E216])" table:style-name="ce1">
            <text:p>0.2</text:p>
          </table:table-cell>
          <table:table-cell office:value-type="float" office:value="0" table:formula="of:=IF(ABS([.G216]-[.H216])&lt;0.1;0;IF([.G216]&lt;[.H216];IF([.D216]&gt;[.F216];0;1);IF([.F216]&gt;[.D216];0;1)))" table:style-name="ce1">
            <text:p>0</text:p>
          </table:table-cell>
          <table:table-cell office:value-type="float" office:value="0" table:formula="of:=IF([.F216]&gt;[.D21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7" table:style-name="ce1">
            <text:p>3.7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823300000000004" table:style-name="ce1">
            <text:p>0.998233</text:p>
          </table:table-cell>
          <table:table-cell office:value-type="float" office:value="4" table:style-name="ce1">
            <text:p>4</text:p>
          </table:table-cell>
          <table:table-cell office:value-type="float" office:value="0.98468299999999997" table:style-name="ce1">
            <text:p>0.984683</text:p>
          </table:table-cell>
          <table:table-cell office:value-type="float" office:value="0.3" table:formula="of:=ROUND(ABS([.B217]-[.C217]);2)" table:style-name="ce1">
            <text:p>0.3</text:p>
          </table:table-cell>
          <table:table-cell office:value-type="float" office:value="0.29999999999999982" table:formula="of:=ABS([.B217]-[.E217])" table:style-name="ce1">
            <text:p>0.3</text:p>
          </table:table-cell>
          <table:table-cell office:value-type="float" office:value="0" table:formula="of:=IF(ABS([.G217]-[.H217])&lt;0.1;0;IF([.G217]&lt;[.H217];IF([.D217]&gt;[.F217];0;1);IF([.F217]&gt;[.D217];0;1)))" table:style-name="ce1">
            <text:p>0</text:p>
          </table:table-cell>
          <table:table-cell office:value-type="float" office:value="0" table:formula="of:=IF([.F217]&gt;[.D21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6" table:style-name="ce1">
            <text:p>3.6</text:p>
          </table:table-cell>
          <table:table-cell office:value-type="float" office:value="4.0000039999999997" table:style-name="ce1">
            <text:p>4.000004</text:p>
          </table:table-cell>
          <table:table-cell office:value-type="float" office:value="0.99787000000000003" table:style-name="ce1">
            <text:p>0.99787</text:p>
          </table:table-cell>
          <table:table-cell office:value-type="float" office:value="4" table:style-name="ce1">
            <text:p>4</text:p>
          </table:table-cell>
          <table:table-cell office:value-type="float" office:value="0.986128" table:style-name="ce1">
            <text:p>0.986128</text:p>
          </table:table-cell>
          <table:table-cell office:value-type="float" office:value="0.4" table:formula="of:=ROUND(ABS([.B218]-[.C218]);2)" table:style-name="ce1">
            <text:p>0.4</text:p>
          </table:table-cell>
          <table:table-cell office:value-type="float" office:value="0.39999999999999991" table:formula="of:=ABS([.B218]-[.E218])" table:style-name="ce1">
            <text:p>0.4</text:p>
          </table:table-cell>
          <table:table-cell office:value-type="float" office:value="0" table:formula="of:=IF(ABS([.G218]-[.H218])&lt;0.1;0;IF([.G218]&lt;[.H218];IF([.D218]&gt;[.F218];0;1);IF([.F218]&gt;[.D218];0;1)))" table:style-name="ce1">
            <text:p>0</text:p>
          </table:table-cell>
          <table:table-cell office:value-type="float" office:value="0" table:formula="of:=IF([.F218]&gt;[.D21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40399999999996" table:style-name="ce1">
            <text:p>0.998404</text:p>
          </table:table-cell>
          <table:table-cell office:value-type="float" office:value="3" table:style-name="ce1">
            <text:p>3</text:p>
          </table:table-cell>
          <table:table-cell office:value-type="float" office:value="0.98768699999999998" table:style-name="ce1">
            <text:p>0.987687</text:p>
          </table:table-cell>
          <table:table-cell office:value-type="float" office:value="0.5" table:formula="of:=ROUND(ABS([.B219]-[.C219]);2)" table:style-name="ce1">
            <text:p>0.5</text:p>
          </table:table-cell>
          <table:table-cell office:value-type="float" office:value="0.5" table:formula="of:=ABS([.B219]-[.E219])" table:style-name="ce1">
            <text:p>0.5</text:p>
          </table:table-cell>
          <table:table-cell office:value-type="float" office:value="0" table:formula="of:=IF(ABS([.G219]-[.H219])&lt;0.1;0;IF([.G219]&lt;[.H219];IF([.D219]&gt;[.F219];0;1);IF([.F219]&gt;[.D219];0;1)))" table:style-name="ce1">
            <text:p>0</text:p>
          </table:table-cell>
          <table:table-cell office:value-type="float" office:value="0" table:formula="of:=IF([.F219]&gt;[.D21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" table:style-name="ce1">
            <text:p>3.4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255" table:style-name="ce1">
            <text:p>0.998255</text:p>
          </table:table-cell>
          <table:table-cell office:value-type="float" office:value="-4" table:style-name="ce1">
            <text:p>-4</text:p>
          </table:table-cell>
          <table:table-cell office:value-type="float" office:value="0.986572" table:style-name="ce1">
            <text:p>0.986572</text:p>
          </table:table-cell>
          <table:table-cell office:value-type="float" office:value="0.4" table:formula="of:=ROUND(ABS([.B220]-[.C220]);2)" table:style-name="ce1">
            <text:p>0.4</text:p>
          </table:table-cell>
          <table:table-cell office:value-type="float" office:value="7.4" table:formula="of:=ABS([.B220]-[.E220])" table:style-name="ce1">
            <text:p>7.4</text:p>
          </table:table-cell>
          <table:table-cell office:value-type="float" office:value="0" table:formula="of:=IF(ABS([.G220]-[.H220])&lt;0.1;0;IF([.G220]&lt;[.H220];IF([.D220]&gt;[.F220];0;1);IF([.F220]&gt;[.D220];0;1)))" table:style-name="ce1">
            <text:p>0</text:p>
          </table:table-cell>
          <table:table-cell office:value-type="float" office:value="0" table:formula="of:=IF([.F220]&gt;[.D22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" table:style-name="ce1">
            <text:p>3.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78299999999998" table:style-name="ce1">
            <text:p>0.998783</text:p>
          </table:table-cell>
          <table:table-cell office:value-type="float" office:value="3" table:style-name="ce1">
            <text:p>3</text:p>
          </table:table-cell>
          <table:table-cell office:value-type="float" office:value="0.990954" table:style-name="ce1">
            <text:p>0.990954</text:p>
          </table:table-cell>
          <table:table-cell office:value-type="float" office:value="0.3" table:formula="of:=ROUND(ABS([.B221]-[.C221]);2)" table:style-name="ce1">
            <text:p>0.3</text:p>
          </table:table-cell>
          <table:table-cell office:value-type="float" office:value="0.29999999999999982" table:formula="of:=ABS([.B221]-[.E221])" table:style-name="ce1">
            <text:p>0.3</text:p>
          </table:table-cell>
          <table:table-cell office:value-type="float" office:value="0" table:formula="of:=IF(ABS([.G221]-[.H221])&lt;0.1;0;IF([.G221]&lt;[.H221];IF([.D221]&gt;[.F221];0;1);IF([.F221]&gt;[.D221];0;1)))" table:style-name="ce1">
            <text:p>0</text:p>
          </table:table-cell>
          <table:table-cell office:value-type="float" office:value="0" table:formula="of:=IF([.F221]&gt;[.D22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2" table:style-name="ce1">
            <text:p>3.2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078299999999997" table:style-name="ce1">
            <text:p>0.990783</text:p>
          </table:table-cell>
          <table:table-cell office:value-type="float" office:value="0.2" table:formula="of:=ROUND(ABS([.B222]-[.C222]);2)" table:style-name="ce1">
            <text:p>0.2</text:p>
          </table:table-cell>
          <table:table-cell office:value-type="float" office:value="0.20000000000000018" table:formula="of:=ABS([.B222]-[.E222])" table:style-name="ce1">
            <text:p>0.2</text:p>
          </table:table-cell>
          <table:table-cell office:value-type="float" office:value="0" table:formula="of:=IF(ABS([.G222]-[.H222])&lt;0.1;0;IF([.G222]&lt;[.H222];IF([.D222]&gt;[.F222];0;1);IF([.F222]&gt;[.D222];0;1)))" table:style-name="ce1">
            <text:p>0</text:p>
          </table:table-cell>
          <table:table-cell office:value-type="float" office:value="0" table:formula="of:=IF([.F222]&gt;[.D22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236999999999997" table:style-name="ce1">
            <text:p>0.99237</text:p>
          </table:table-cell>
          <table:table-cell office:value-type="float" office:value="0.1" table:formula="of:=ROUND(ABS([.B223]-[.C223]);2)" table:style-name="ce1">
            <text:p>0.1</text:p>
          </table:table-cell>
          <table:table-cell office:value-type="float" office:value="0.10000000000000009" table:formula="of:=ABS([.B223]-[.E223])" table:style-name="ce1">
            <text:p>0.1</text:p>
          </table:table-cell>
          <table:table-cell office:value-type="float" office:value="0" table:formula="of:=IF(ABS([.G223]-[.H223])&lt;0.1;0;IF([.G223]&lt;[.H223];IF([.D223]&gt;[.F223];0;1);IF([.F223]&gt;[.D223];0;1)))" table:style-name="ce1">
            <text:p>0</text:p>
          </table:table-cell>
          <table:table-cell office:value-type="float" office:value="0" table:formula="of:=IF([.F223]&gt;[.D22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160700000000002" table:style-name="ce1">
            <text:p>0.991607</text:p>
          </table:table-cell>
          <table:table-cell office:value-type="float" office:value="0" table:formula="of:=ROUND(ABS([.B224]-[.C224]);2)" table:style-name="ce1">
            <text:p>0</text:p>
          </table:table-cell>
          <table:table-cell office:value-type="float" office:value="0" table:formula="of:=ABS([.B224]-[.E224])" table:style-name="ce1">
            <text:p>0</text:p>
          </table:table-cell>
          <table:table-cell office:value-type="float" office:value="0" table:formula="of:=IF(ABS([.G224]-[.H224])&lt;0.1;0;IF([.G224]&lt;[.H224];IF([.D224]&gt;[.F224];0;1);IF([.F224]&gt;[.D224];0;1)))" table:style-name="ce1">
            <text:p>0</text:p>
          </table:table-cell>
          <table:table-cell office:value-type="float" office:value="0" table:formula="of:=IF([.F224]&gt;[.D22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238800000000005" table:style-name="ce1">
            <text:p>0.992388</text:p>
          </table:table-cell>
          <table:table-cell office:value-type="float" office:value="0.1" table:formula="of:=ROUND(ABS([.B225]-[.C225]);2)" table:style-name="ce1">
            <text:p>0.1</text:p>
          </table:table-cell>
          <table:table-cell office:value-type="float" office:value="0.10000000000000009" table:formula="of:=ABS([.B225]-[.E225])" table:style-name="ce1">
            <text:p>0.1</text:p>
          </table:table-cell>
          <table:table-cell office:value-type="float" office:value="0" table:formula="of:=IF(ABS([.G225]-[.H225])&lt;0.1;0;IF([.G225]&lt;[.H225];IF([.D225]&gt;[.F225];0;1);IF([.F225]&gt;[.D225];0;1)))" table:style-name="ce1">
            <text:p>0</text:p>
          </table:table-cell>
          <table:table-cell office:value-type="float" office:value="0" table:formula="of:=IF([.F225]&gt;[.D22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" table:style-name="ce1">
            <text:p>2.8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99089099999999997" table:style-name="ce1">
            <text:p>0.990891</text:p>
          </table:table-cell>
          <table:table-cell office:value-type="float" office:value="0.2" table:formula="of:=ROUND(ABS([.B226]-[.C226]);2)" table:style-name="ce1">
            <text:p>0.2</text:p>
          </table:table-cell>
          <table:table-cell office:value-type="float" office:value="0.20000000000000018" table:formula="of:=ABS([.B226]-[.E226])" table:style-name="ce1">
            <text:p>0.2</text:p>
          </table:table-cell>
          <table:table-cell office:value-type="float" office:value="0" table:formula="of:=IF(ABS([.G226]-[.H226])&lt;0.1;0;IF([.G226]&lt;[.H226];IF([.D226]&gt;[.F226];0;1);IF([.F226]&gt;[.D226];0;1)))" table:style-name="ce1">
            <text:p>0</text:p>
          </table:table-cell>
          <table:table-cell office:value-type="float" office:value="0" table:formula="of:=IF([.F226]&gt;[.D22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" table:style-name="ce1">
            <text:p>2.7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844900000000003" table:style-name="ce1">
            <text:p>0.998449</text:p>
          </table:table-cell>
          <table:table-cell office:value-type="float" office:value="3" table:style-name="ce1">
            <text:p>3</text:p>
          </table:table-cell>
          <table:table-cell office:value-type="float" office:value="0.98936500000000005" table:style-name="ce1">
            <text:p>0.989365</text:p>
          </table:table-cell>
          <table:table-cell office:value-type="float" office:value="0.3" table:formula="of:=ROUND(ABS([.B227]-[.C227]);2)" table:style-name="ce1">
            <text:p>0.3</text:p>
          </table:table-cell>
          <table:table-cell office:value-type="float" office:value="0.29999999999999982" table:formula="of:=ABS([.B227]-[.E227])" table:style-name="ce1">
            <text:p>0.3</text:p>
          </table:table-cell>
          <table:table-cell office:value-type="float" office:value="0" table:formula="of:=IF(ABS([.G227]-[.H227])&lt;0.1;0;IF([.G227]&lt;[.H227];IF([.D227]&gt;[.F227];0;1);IF([.F227]&gt;[.D227];0;1)))" table:style-name="ce1">
            <text:p>0</text:p>
          </table:table-cell>
          <table:table-cell office:value-type="float" office:value="0" table:formula="of:=IF([.F227]&gt;[.D22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" table:style-name="ce1">
            <text:p>2.6</text:p>
          </table:table-cell>
          <table:table-cell office:value-type="float" office:value="3.0000010000000001" table:style-name="ce1">
            <text:p>3.000001</text:p>
          </table:table-cell>
          <table:table-cell office:value-type="float" office:value="0.99798699999999996" table:style-name="ce1">
            <text:p>0.997987</text:p>
          </table:table-cell>
          <table:table-cell office:value-type="float" office:value="2" table:style-name="ce1">
            <text:p>2</text:p>
          </table:table-cell>
          <table:table-cell office:value-type="float" office:value="0.98530099999999998" table:style-name="ce1">
            <text:p>0.985301</text:p>
          </table:table-cell>
          <table:table-cell office:value-type="float" office:value="0.4" table:formula="of:=ROUND(ABS([.B228]-[.C228]);2)" table:style-name="ce1">
            <text:p>0.4</text:p>
          </table:table-cell>
          <table:table-cell office:value-type="float" office:value="0.60000000000000009" table:formula="of:=ABS([.B228]-[.E228])" table:style-name="ce1">
            <text:p>0.6</text:p>
          </table:table-cell>
          <table:table-cell office:value-type="float" office:value="0" table:formula="of:=IF(ABS([.G228]-[.H228])&lt;0.1;0;IF([.G228]&lt;[.H228];IF([.D228]&gt;[.F228];0;1);IF([.F228]&gt;[.D228];0;1)))" table:style-name="ce1">
            <text:p>0</text:p>
          </table:table-cell>
          <table:table-cell office:value-type="float" office:value="0" table:formula="of:=IF([.F228]&gt;[.D22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11899999999998" table:style-name="ce1">
            <text:p>0.998119</text:p>
          </table:table-cell>
          <table:table-cell office:value-type="float" office:value="3" table:style-name="ce1">
            <text:p>3</text:p>
          </table:table-cell>
          <table:table-cell office:value-type="float" office:value="0.98599300000000001" table:style-name="ce1">
            <text:p>0.985993</text:p>
          </table:table-cell>
          <table:table-cell office:value-type="float" office:value="0.5" table:formula="of:=ROUND(ABS([.B229]-[.C229]);2)" table:style-name="ce1">
            <text:p>0.5</text:p>
          </table:table-cell>
          <table:table-cell office:value-type="float" office:value="0.5" table:formula="of:=ABS([.B229]-[.E229])" table:style-name="ce1">
            <text:p>0.5</text:p>
          </table:table-cell>
          <table:table-cell office:value-type="float" office:value="0" table:formula="of:=IF(ABS([.G229]-[.H229])&lt;0.1;0;IF([.G229]&lt;[.H229];IF([.D229]&gt;[.F229];0;1);IF([.F229]&gt;[.D229];0;1)))" table:style-name="ce1">
            <text:p>0</text:p>
          </table:table-cell>
          <table:table-cell office:value-type="float" office:value="0" table:formula="of:=IF([.F229]&gt;[.D22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06700000000004" table:style-name="ce1">
            <text:p>0.998067</text:p>
          </table:table-cell>
          <table:table-cell office:value-type="float" office:value="2" table:style-name="ce1">
            <text:p>2</text:p>
          </table:table-cell>
          <table:table-cell office:value-type="float" office:value="0.98946000000000001" table:style-name="ce1">
            <text:p>0.98946</text:p>
          </table:table-cell>
          <table:table-cell office:value-type="float" office:value="0.4" table:formula="of:=ROUND(ABS([.B230]-[.C230]);2)" table:style-name="ce1">
            <text:p>0.4</text:p>
          </table:table-cell>
          <table:table-cell office:value-type="float" office:value="0.39999999999999991" table:formula="of:=ABS([.B230]-[.E230])" table:style-name="ce1">
            <text:p>0.4</text:p>
          </table:table-cell>
          <table:table-cell office:value-type="float" office:value="0" table:formula="of:=IF(ABS([.G230]-[.H230])&lt;0.1;0;IF([.G230]&lt;[.H230];IF([.D230]&gt;[.F230];0;1);IF([.F230]&gt;[.D230];0;1)))" table:style-name="ce1">
            <text:p>0</text:p>
          </table:table-cell>
          <table:table-cell office:value-type="float" office:value="0" table:formula="of:=IF([.F230]&gt;[.D23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61299999999997" table:style-name="ce1">
            <text:p>0.998613</text:p>
          </table:table-cell>
          <table:table-cell office:value-type="float" office:value="2" table:style-name="ce1">
            <text:p>2</text:p>
          </table:table-cell>
          <table:table-cell office:value-type="float" office:value="0.99060899999999996" table:style-name="ce1">
            <text:p>0.990609</text:p>
          </table:table-cell>
          <table:table-cell office:value-type="float" office:value="0.3" table:formula="of:=ROUND(ABS([.B231]-[.C231]);2)" table:style-name="ce1">
            <text:p>0.3</text:p>
          </table:table-cell>
          <table:table-cell office:value-type="float" office:value="0.29999999999999982" table:formula="of:=ABS([.B231]-[.E231])" table:style-name="ce1">
            <text:p>0.3</text:p>
          </table:table-cell>
          <table:table-cell office:value-type="float" office:value="0" table:formula="of:=IF(ABS([.G231]-[.H231])&lt;0.1;0;IF([.G231]&lt;[.H231];IF([.D231]&gt;[.F231];0;1);IF([.F231]&gt;[.D231];0;1)))" table:style-name="ce1">
            <text:p>0</text:p>
          </table:table-cell>
          <table:table-cell office:value-type="float" office:value="0" table:formula="of:=IF([.F231]&gt;[.D23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61900000000003" table:style-name="ce1">
            <text:p>0.992619</text:p>
          </table:table-cell>
          <table:table-cell office:value-type="float" office:value="0.2" table:formula="of:=ROUND(ABS([.B232]-[.C232]);2)" table:style-name="ce1">
            <text:p>0.2</text:p>
          </table:table-cell>
          <table:table-cell office:value-type="float" office:value="0.20000000000000018" table:formula="of:=ABS([.B232]-[.E232])" table:style-name="ce1">
            <text:p>0.2</text:p>
          </table:table-cell>
          <table:table-cell office:value-type="float" office:value="0" table:formula="of:=IF(ABS([.G232]-[.H232])&lt;0.1;0;IF([.G232]&lt;[.H232];IF([.D232]&gt;[.F232];0;1);IF([.F232]&gt;[.D232];0;1)))" table:style-name="ce1">
            <text:p>0</text:p>
          </table:table-cell>
          <table:table-cell office:value-type="float" office:value="0" table:formula="of:=IF([.F232]&gt;[.D23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" table:style-name="ce1">
            <text:p>2.1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149900000000002" table:style-name="ce1">
            <text:p>0.991499</text:p>
          </table:table-cell>
          <table:table-cell office:value-type="float" office:value="0.1" table:formula="of:=ROUND(ABS([.B233]-[.C233]);2)" table:style-name="ce1">
            <text:p>0.1</text:p>
          </table:table-cell>
          <table:table-cell office:value-type="float" office:value="0.10000000000000009" table:formula="of:=ABS([.B233]-[.E233])" table:style-name="ce1">
            <text:p>0.1</text:p>
          </table:table-cell>
          <table:table-cell office:value-type="float" office:value="0" table:formula="of:=IF(ABS([.G233]-[.H233])&lt;0.1;0;IF([.G233]&lt;[.H233];IF([.D233]&gt;[.F233];0;1);IF([.F233]&gt;[.D233];0;1)))" table:style-name="ce1">
            <text:p>0</text:p>
          </table:table-cell>
          <table:table-cell office:value-type="float" office:value="0" table:formula="of:=IF([.F233]&gt;[.D23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343400000000004" table:style-name="ce1">
            <text:p>0.993434</text:p>
          </table:table-cell>
          <table:table-cell office:value-type="float" office:value="0" table:formula="of:=ROUND(ABS([.B234]-[.C234]);2)" table:style-name="ce1">
            <text:p>0</text:p>
          </table:table-cell>
          <table:table-cell office:value-type="float" office:value="0" table:formula="of:=ABS([.B234]-[.E234])" table:style-name="ce1">
            <text:p>0</text:p>
          </table:table-cell>
          <table:table-cell office:value-type="float" office:value="0" table:formula="of:=IF(ABS([.G234]-[.H234])&lt;0.1;0;IF([.G234]&lt;[.H234];IF([.D234]&gt;[.F234];0;1);IF([.F234]&gt;[.D234];0;1)))" table:style-name="ce1">
            <text:p>0</text:p>
          </table:table-cell>
          <table:table-cell office:value-type="float" office:value="0" table:formula="of:=IF([.F234]&gt;[.D23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" table:style-name="ce1">
            <text:p>1.9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16700000000002" table:style-name="ce1">
            <text:p>0.992167</text:p>
          </table:table-cell>
          <table:table-cell office:value-type="float" office:value="0.1" table:formula="of:=ROUND(ABS([.B235]-[.C235]);2)" table:style-name="ce1">
            <text:p>0.1</text:p>
          </table:table-cell>
          <table:table-cell office:value-type="float" office:value="0.10000000000000009" table:formula="of:=ABS([.B235]-[.E235])" table:style-name="ce1">
            <text:p>0.1</text:p>
          </table:table-cell>
          <table:table-cell office:value-type="float" office:value="0" table:formula="of:=IF(ABS([.G235]-[.H235])&lt;0.1;0;IF([.G235]&lt;[.H235];IF([.D235]&gt;[.F235];0;1);IF([.F235]&gt;[.D235];0;1)))" table:style-name="ce1">
            <text:p>0</text:p>
          </table:table-cell>
          <table:table-cell office:value-type="float" office:value="0" table:formula="of:=IF([.F235]&gt;[.D23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" table:style-name="ce1">
            <text:p>1.8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99261299999999997" table:style-name="ce1">
            <text:p>0.992613</text:p>
          </table:table-cell>
          <table:table-cell office:value-type="float" office:value="0.2" table:formula="of:=ROUND(ABS([.B236]-[.C236]);2)" table:style-name="ce1">
            <text:p>0.2</text:p>
          </table:table-cell>
          <table:table-cell office:value-type="float" office:value="0.19999999999999996" table:formula="of:=ABS([.B236]-[.E236])" table:style-name="ce1">
            <text:p>0.2</text:p>
          </table:table-cell>
          <table:table-cell office:value-type="float" office:value="0" table:formula="of:=IF(ABS([.G236]-[.H236])&lt;0.1;0;IF([.G236]&lt;[.H236];IF([.D236]&gt;[.F236];0;1);IF([.F236]&gt;[.D236];0;1)))" table:style-name="ce1">
            <text:p>0</text:p>
          </table:table-cell>
          <table:table-cell office:value-type="float" office:value="0" table:formula="of:=IF([.F236]&gt;[.D23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814499999999995" table:style-name="ce1">
            <text:p>0.998145</text:p>
          </table:table-cell>
          <table:table-cell office:value-type="float" office:value="2" table:style-name="ce1">
            <text:p>2</text:p>
          </table:table-cell>
          <table:table-cell office:value-type="float" office:value="0.98928400000000005" table:style-name="ce1">
            <text:p>0.989284</text:p>
          </table:table-cell>
          <table:table-cell office:value-type="float" office:value="0.3" table:formula="of:=ROUND(ABS([.B237]-[.C237]);2)" table:style-name="ce1">
            <text:p>0.3</text:p>
          </table:table-cell>
          <table:table-cell office:value-type="float" office:value="0.30000000000000004" table:formula="of:=ABS([.B237]-[.E237])" table:style-name="ce1">
            <text:p>0.3</text:p>
          </table:table-cell>
          <table:table-cell office:value-type="float" office:value="0" table:formula="of:=IF(ABS([.G237]-[.H237])&lt;0.1;0;IF([.G237]&lt;[.H237];IF([.D237]&gt;[.F237];0;1);IF([.F237]&gt;[.D237];0;1)))" table:style-name="ce1">
            <text:p>0</text:p>
          </table:table-cell>
          <table:table-cell office:value-type="float" office:value="0" table:formula="of:=IF([.F237]&gt;[.D23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2.0000079999999998" table:style-name="ce1">
            <text:p>2.000008</text:p>
          </table:table-cell>
          <table:table-cell office:value-type="float" office:value="0.99799099999999996" table:style-name="ce1">
            <text:p>0.997991</text:p>
          </table:table-cell>
          <table:table-cell office:value-type="float" office:value="2" table:style-name="ce1">
            <text:p>2</text:p>
          </table:table-cell>
          <table:table-cell office:value-type="float" office:value="0.98800600000000005" table:style-name="ce1">
            <text:p>0.988006</text:p>
          </table:table-cell>
          <table:table-cell office:value-type="float" office:value="0.4" table:formula="of:=ROUND(ABS([.B238]-[.C238]);2)" table:style-name="ce1">
            <text:p>0.4</text:p>
          </table:table-cell>
          <table:table-cell office:value-type="float" office:value="0.39999999999999991" table:formula="of:=ABS([.B238]-[.E238])" table:style-name="ce1">
            <text:p>0.4</text:p>
          </table:table-cell>
          <table:table-cell office:value-type="float" office:value="0" table:formula="of:=IF(ABS([.G238]-[.H238])&lt;0.1;0;IF([.G238]&lt;[.H238];IF([.D238]&gt;[.F238];0;1);IF([.F238]&gt;[.D238];0;1)))" table:style-name="ce1">
            <text:p>0</text:p>
          </table:table-cell>
          <table:table-cell office:value-type="float" office:value="0" table:formula="of:=IF([.F238]&gt;[.D23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769399999999997" table:style-name="ce1">
            <text:p>0.997694</text:p>
          </table:table-cell>
          <table:table-cell office:value-type="float" office:value="2" table:style-name="ce1">
            <text:p>2</text:p>
          </table:table-cell>
          <table:table-cell office:value-type="float" office:value="0.98849900000000002" table:style-name="ce1">
            <text:p>0.988499</text:p>
          </table:table-cell>
          <table:table-cell office:value-type="float" office:value="0.5" table:formula="of:=ROUND(ABS([.B239]-[.C239]);2)" table:style-name="ce1">
            <text:p>0.5</text:p>
          </table:table-cell>
          <table:table-cell office:value-type="float" office:value="0.5" table:formula="of:=ABS([.B239]-[.E239])" table:style-name="ce1">
            <text:p>0.5</text:p>
          </table:table-cell>
          <table:table-cell office:value-type="float" office:value="0" table:formula="of:=IF(ABS([.G239]-[.H239])&lt;0.1;0;IF([.G239]&lt;[.H239];IF([.D239]&gt;[.F239];0;1);IF([.F239]&gt;[.D239];0;1)))" table:style-name="ce1">
            <text:p>0</text:p>
          </table:table-cell>
          <table:table-cell office:value-type="float" office:value="0" table:formula="of:=IF([.F239]&gt;[.D23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805900000000003" table:style-name="ce1">
            <text:p>0.998059</text:p>
          </table:table-cell>
          <table:table-cell office:value-type="float" office:value="2" table:style-name="ce1">
            <text:p>2</text:p>
          </table:table-cell>
          <table:table-cell office:value-type="float" office:value="0.98975999999999997" table:style-name="ce1">
            <text:p>0.98976</text:p>
          </table:table-cell>
          <table:table-cell office:value-type="float" office:value="0.4" table:formula="of:=ROUND(ABS([.B240]-[.C240]);2)" table:style-name="ce1">
            <text:p>0.4</text:p>
          </table:table-cell>
          <table:table-cell office:value-type="float" office:value="0.60000000000000009" table:formula="of:=ABS([.B240]-[.E240])" table:style-name="ce1">
            <text:p>0.6</text:p>
          </table:table-cell>
          <table:table-cell office:value-type="float" office:value="0" table:formula="of:=IF(ABS([.G240]-[.H240])&lt;0.1;0;IF([.G240]&lt;[.H240];IF([.D240]&gt;[.F240];0;1);IF([.F240]&gt;[.D240];0;1)))" table:style-name="ce1">
            <text:p>0</text:p>
          </table:table-cell>
          <table:table-cell office:value-type="float" office:value="0" table:formula="of:=IF([.F240]&gt;[.D24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1.000005" table:style-name="ce1">
            <text:p>1.000005</text:p>
          </table:table-cell>
          <table:table-cell office:value-type="float" office:value="0.99897100000000005" table:style-name="ce1">
            <text:p>0.998971</text:p>
          </table:table-cell>
          <table:table-cell office:value-type="float" office:value="1" table:style-name="ce1">
            <text:p>1</text:p>
          </table:table-cell>
          <table:table-cell office:value-type="float" office:value="0.989761" table:style-name="ce1">
            <text:p>0.989761</text:p>
          </table:table-cell>
          <table:table-cell office:value-type="float" office:value="0.3" table:formula="of:=ROUND(ABS([.B241]-[.C241]);2)" table:style-name="ce1">
            <text:p>0.3</text:p>
          </table:table-cell>
          <table:table-cell office:value-type="float" office:value="0.30000000000000004" table:formula="of:=ABS([.B241]-[.E241])" table:style-name="ce1">
            <text:p>0.3</text:p>
          </table:table-cell>
          <table:table-cell office:value-type="float" office:value="0" table:formula="of:=IF(ABS([.G241]-[.H241])&lt;0.1;0;IF([.G241]&lt;[.H241];IF([.D241]&gt;[.F241];0;1);IF([.F241]&gt;[.D241];0;1)))" table:style-name="ce1">
            <text:p>0</text:p>
          </table:table-cell>
          <table:table-cell office:value-type="float" office:value="0" table:formula="of:=IF([.F241]&gt;[.D24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466600000000005" table:style-name="ce1">
            <text:p>0.994666</text:p>
          </table:table-cell>
          <table:table-cell office:value-type="float" office:value="0.2" table:formula="of:=ROUND(ABS([.B242]-[.C242]);2)" table:style-name="ce1">
            <text:p>0.2</text:p>
          </table:table-cell>
          <table:table-cell office:value-type="float" office:value="0.19999999999999996" table:formula="of:=ABS([.B242]-[.E242])" table:style-name="ce1">
            <text:p>0.2</text:p>
          </table:table-cell>
          <table:table-cell office:value-type="float" office:value="0" table:formula="of:=IF(ABS([.G242]-[.H242])&lt;0.1;0;IF([.G242]&lt;[.H242];IF([.D242]&gt;[.F242];0;1);IF([.F242]&gt;[.D242];0;1)))" table:style-name="ce1">
            <text:p>0</text:p>
          </table:table-cell>
          <table:table-cell office:value-type="float" office:value="0" table:formula="of:=IF([.F242]&gt;[.D24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370800000000004" table:style-name="ce1">
            <text:p>0.993708</text:p>
          </table:table-cell>
          <table:table-cell office:value-type="float" office:value="0.1" table:formula="of:=ROUND(ABS([.B243]-[.C243]);2)" table:style-name="ce1">
            <text:p>0.1</text:p>
          </table:table-cell>
          <table:table-cell office:value-type="float" office:value="0.10000000000000009" table:formula="of:=ABS([.B243]-[.E243])" table:style-name="ce1">
            <text:p>0.1</text:p>
          </table:table-cell>
          <table:table-cell office:value-type="float" office:value="0" table:formula="of:=IF(ABS([.G243]-[.H243])&lt;0.1;0;IF([.G243]&lt;[.H243];IF([.D243]&gt;[.F243];0;1);IF([.F243]&gt;[.D243];0;1)))" table:style-name="ce1">
            <text:p>0</text:p>
          </table:table-cell>
          <table:table-cell office:value-type="float" office:value="0" table:formula="of:=IF([.F243]&gt;[.D24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.000005" table:style-name="ce1">
            <text:p>1.00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241100000000004" table:style-name="ce1">
            <text:p>0.992411</text:p>
          </table:table-cell>
          <table:table-cell office:value-type="float" office:value="0" table:formula="of:=ROUND(ABS([.B244]-[.C244]);2)" table:style-name="ce1">
            <text:p>0</text:p>
          </table:table-cell>
          <table:table-cell office:value-type="float" office:value="0" table:formula="of:=ABS([.B244]-[.E244])" table:style-name="ce1">
            <text:p>0</text:p>
          </table:table-cell>
          <table:table-cell office:value-type="float" office:value="0" table:formula="of:=IF(ABS([.G244]-[.H244])&lt;0.1;0;IF([.G244]&lt;[.H244];IF([.D244]&gt;[.F244];0;1);IF([.F244]&gt;[.D244];0;1)))" table:style-name="ce1">
            <text:p>0</text:p>
          </table:table-cell>
          <table:table-cell office:value-type="float" office:value="0" table:formula="of:=IF([.F244]&gt;[.D24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17900000000003" table:style-name="ce1">
            <text:p>0.993179</text:p>
          </table:table-cell>
          <table:table-cell office:value-type="float" office:value="1.9" table:formula="of:=ROUND(ABS([.B245]-[.C245]);2)" table:style-name="ce1">
            <text:p>1.9</text:p>
          </table:table-cell>
          <table:table-cell office:value-type="float" office:value="1.9" table:formula="of:=ABS([.B245]-[.E245])" table:style-name="ce1">
            <text:p>1.9</text:p>
          </table:table-cell>
          <table:table-cell office:value-type="float" office:value="0" table:formula="of:=IF(ABS([.G245]-[.H245])&lt;0.1;0;IF([.G245]&lt;[.H245];IF([.D245]&gt;[.F245];0;1);IF([.F245]&gt;[.D245];0;1)))" table:style-name="ce1">
            <text:p>0</text:p>
          </table:table-cell>
          <table:table-cell office:value-type="float" office:value="0" table:formula="of:=IF([.F245]&gt;[.D24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172700000000003" table:style-name="ce1">
            <text:p>0.991727</text:p>
          </table:table-cell>
          <table:table-cell office:value-type="float" office:value="1.8" table:formula="of:=ROUND(ABS([.B246]-[.C246]);2)" table:style-name="ce1">
            <text:p>1.8</text:p>
          </table:table-cell>
          <table:table-cell office:value-type="float" office:value="1.8" table:formula="of:=ABS([.B246]-[.E246])" table:style-name="ce1">
            <text:p>1.8</text:p>
          </table:table-cell>
          <table:table-cell office:value-type="float" office:value="0" table:formula="of:=IF(ABS([.G246]-[.H246])&lt;0.1;0;IF([.G246]&lt;[.H246];IF([.D246]&gt;[.F246];0;1);IF([.F246]&gt;[.D246];0;1)))" table:style-name="ce1">
            <text:p>0</text:p>
          </table:table-cell>
          <table:table-cell office:value-type="float" office:value="0" table:formula="of:=IF([.F246]&gt;[.D24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0.99870499999999995" table:style-name="ce1">
            <text:p>0.998705</text:p>
          </table:table-cell>
          <table:table-cell office:value-type="float" office:value="-1" table:style-name="ce1">
            <text:p>-1</text:p>
          </table:table-cell>
          <table:table-cell office:value-type="float" office:value="0.99141400000000002" table:style-name="ce1">
            <text:p>0.991414</text:p>
          </table:table-cell>
          <table:table-cell office:value-type="float" office:value="1.7" table:formula="of:=ROUND(ABS([.B247]-[.C247]);2)" table:style-name="ce1">
            <text:p>1.7</text:p>
          </table:table-cell>
          <table:table-cell office:value-type="float" office:value="1.7" table:formula="of:=ABS([.B247]-[.E247])" table:style-name="ce1">
            <text:p>1.7</text:p>
          </table:table-cell>
          <table:table-cell office:value-type="float" office:value="0" table:formula="of:=IF(ABS([.G247]-[.H247])&lt;0.1;0;IF([.G247]&lt;[.H247];IF([.D247]&gt;[.F247];0;1);IF([.F247]&gt;[.D247];0;1)))" table:style-name="ce1">
            <text:p>0</text:p>
          </table:table-cell>
          <table:table-cell office:value-type="float" office:value="0" table:formula="of:=IF([.F247]&gt;[.D24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0.99801300000000004" table:style-name="ce1">
            <text:p>0.998013</text:p>
          </table:table-cell>
          <table:table-cell office:value-type="float" office:value="-1" table:style-name="ce1">
            <text:p>-1</text:p>
          </table:table-cell>
          <table:table-cell office:value-type="float" office:value="0.98888600000000004" table:style-name="ce1">
            <text:p>0.988886</text:p>
          </table:table-cell>
          <table:table-cell office:value-type="float" office:value="1.6" table:formula="of:=ROUND(ABS([.B248]-[.C248]);2)" table:style-name="ce1">
            <text:p>1.6</text:p>
          </table:table-cell>
          <table:table-cell office:value-type="float" office:value="1.6" table:formula="of:=ABS([.B248]-[.E248])" table:style-name="ce1">
            <text:p>1.6</text:p>
          </table:table-cell>
          <table:table-cell office:value-type="float" office:value="0" table:formula="of:=IF(ABS([.G248]-[.H248])&lt;0.1;0;IF([.G248]&lt;[.H248];IF([.D248]&gt;[.F248];0;1);IF([.F248]&gt;[.D248];0;1)))" table:style-name="ce1">
            <text:p>0</text:p>
          </table:table-cell>
          <table:table-cell office:value-type="float" office:value="0" table:formula="of:=IF([.F248]&gt;[.D24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684099999999998" table:style-name="ce1">
            <text:p>0.996841</text:p>
          </table:table-cell>
          <table:table-cell office:value-type="float" office:value="-1" table:style-name="ce1">
            <text:p>-1</text:p>
          </table:table-cell>
          <table:table-cell office:value-type="float" office:value="0.98889300000000002" table:style-name="ce1">
            <text:p>0.988893</text:p>
          </table:table-cell>
          <table:table-cell office:value-type="float" office:value="0.5" table:formula="of:=ROUND(ABS([.B249]-[.C249]);2)" table:style-name="ce1">
            <text:p>0.5</text:p>
          </table:table-cell>
          <table:table-cell office:value-type="float" office:value="1.5" table:formula="of:=ABS([.B249]-[.E249])" table:style-name="ce1">
            <text:p>1.5</text:p>
          </table:table-cell>
          <table:table-cell office:value-type="float" office:value="0" table:formula="of:=IF(ABS([.G249]-[.H249])&lt;0.1;0;IF([.G249]&lt;[.H249];IF([.D249]&gt;[.F249];0;1);IF([.F249]&gt;[.D249];0;1)))" table:style-name="ce1">
            <text:p>0</text:p>
          </table:table-cell>
          <table:table-cell office:value-type="float" office:value="0" table:formula="of:=IF([.F249]&gt;[.D24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37399999999998" table:style-name="ce1">
            <text:p>0.997374</text:p>
          </table:table-cell>
          <table:table-cell office:value-type="float" office:value="0" table:style-name="ce1">
            <text:p>0</text:p>
          </table:table-cell>
          <table:table-cell office:value-type="float" office:value="0.99495" table:style-name="ce1">
            <text:p>0.99495</text:p>
          </table:table-cell>
          <table:table-cell office:value-type="float" office:value="0.4" table:formula="of:=ROUND(ABS([.B250]-[.C250]);2)" table:style-name="ce1">
            <text:p>0.4</text:p>
          </table:table-cell>
          <table:table-cell office:value-type="float" office:value="0.4" table:formula="of:=ABS([.B250]-[.E250])" table:style-name="ce1">
            <text:p>0.4</text:p>
          </table:table-cell>
          <table:table-cell office:value-type="float" office:value="0" table:formula="of:=IF(ABS([.G250]-[.H250])&lt;0.1;0;IF([.G250]&lt;[.H250];IF([.D250]&gt;[.F250];0;1);IF([.F250]&gt;[.D250];0;1)))" table:style-name="ce1">
            <text:p>0</text:p>
          </table:table-cell>
          <table:table-cell office:value-type="float" office:value="0" table:formula="of:=IF([.F250]&gt;[.D25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845099999999998" table:style-name="ce1">
            <text:p>0.998451</text:p>
          </table:table-cell>
          <table:table-cell office:value-type="float" office:value="0" table:style-name="ce1">
            <text:p>0</text:p>
          </table:table-cell>
          <table:table-cell office:value-type="float" office:value="0.99351800000000001" table:style-name="ce1">
            <text:p>0.993518</text:p>
          </table:table-cell>
          <table:table-cell office:value-type="float" office:value="0.3" table:formula="of:=ROUND(ABS([.B251]-[.C251]);2)" table:style-name="ce1">
            <text:p>0.3</text:p>
          </table:table-cell>
          <table:table-cell office:value-type="float" office:value="0.3" table:formula="of:=ABS([.B251]-[.E251])" table:style-name="ce1">
            <text:p>0.3</text:p>
          </table:table-cell>
          <table:table-cell office:value-type="float" office:value="0" table:formula="of:=IF(ABS([.G251]-[.H251])&lt;0.1;0;IF([.G251]&lt;[.H251];IF([.D251]&gt;[.F251];0;1);IF([.F251]&gt;[.D251];0;1)))" table:style-name="ce1">
            <text:p>0</text:p>
          </table:table-cell>
          <table:table-cell office:value-type="float" office:value="0" table:formula="of:=IF([.F251]&gt;[.D25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483500000000002" table:style-name="ce1">
            <text:p>0.994835</text:p>
          </table:table-cell>
          <table:table-cell office:value-type="float" office:value="0.2" table:formula="of:=ROUND(ABS([.B252]-[.C252]);2)" table:style-name="ce1">
            <text:p>0.2</text:p>
          </table:table-cell>
          <table:table-cell office:value-type="float" office:value="0.2" table:formula="of:=ABS([.B252]-[.E252])" table:style-name="ce1">
            <text:p>0.2</text:p>
          </table:table-cell>
          <table:table-cell office:value-type="float" office:value="0" table:formula="of:=IF(ABS([.G252]-[.H252])&lt;0.1;0;IF([.G252]&lt;[.H252];IF([.D252]&gt;[.F252];0;1);IF([.F252]&gt;[.D252];0;1)))" table:style-name="ce1">
            <text:p>0</text:p>
          </table:table-cell>
          <table:table-cell office:value-type="float" office:value="0" table:formula="of:=IF([.F252]&gt;[.D25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512299999999998" table:style-name="ce1">
            <text:p>0.995123</text:p>
          </table:table-cell>
          <table:table-cell office:value-type="float" office:value="0.1" table:formula="of:=ROUND(ABS([.B253]-[.C253]);2)" table:style-name="ce1">
            <text:p>0.1</text:p>
          </table:table-cell>
          <table:table-cell office:value-type="float" office:value="0.1" table:formula="of:=ABS([.B253]-[.E253])" table:style-name="ce1">
            <text:p>0.1</text:p>
          </table:table-cell>
          <table:table-cell office:value-type="float" office:value="0" table:formula="of:=IF(ABS([.G253]-[.H253])&lt;0.1;0;IF([.G253]&lt;[.H253];IF([.D253]&gt;[.F253];0;1);IF([.F253]&gt;[.D253];0;1)))" table:style-name="ce1">
            <text:p>0</text:p>
          </table:table-cell>
          <table:table-cell office:value-type="float" office:value="0" table:formula="of:=IF([.F253]&gt;[.D25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152499999999999" table:style-name="ce1">
            <text:p>0.991525</text:p>
          </table:table-cell>
          <table:table-cell office:value-type="float" office:value="0" table:formula="of:=ROUND(ABS([.B254]-[.C254]);2)" table:style-name="ce1">
            <text:p>0</text:p>
          </table:table-cell>
          <table:table-cell office:value-type="float" office:value="0" table:formula="of:=ABS([.B254]-[.E254])" table:style-name="ce1">
            <text:p>0</text:p>
          </table:table-cell>
          <table:table-cell office:value-type="float" office:value="0" table:formula="of:=IF(ABS([.G254]-[.H254])&lt;0.1;0;IF([.G254]&lt;[.H254];IF([.D254]&gt;[.F254];0;1);IF([.F254]&gt;[.D254];0;1)))" table:style-name="ce1">
            <text:p>0</text:p>
          </table:table-cell>
          <table:table-cell office:value-type="float" office:value="0" table:formula="of:=IF([.F254]&gt;[.D25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1" table:style-name="ce1">
            <text:p>-0.1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512299999999998" table:style-name="ce1">
            <text:p>0.995123</text:p>
          </table:table-cell>
          <table:table-cell office:value-type="float" office:value="0.1" table:formula="of:=ROUND(ABS([.B255]-[.C255]);2)" table:style-name="ce1">
            <text:p>0.1</text:p>
          </table:table-cell>
          <table:table-cell office:value-type="float" office:value="0.1" table:formula="of:=ABS([.B255]-[.E255])" table:style-name="ce1">
            <text:p>0.1</text:p>
          </table:table-cell>
          <table:table-cell office:value-type="float" office:value="0" table:formula="of:=IF(ABS([.G255]-[.H255])&lt;0.1;0;IF([.G255]&lt;[.H255];IF([.D255]&gt;[.F255];0;1);IF([.F255]&gt;[.D255];0;1)))" table:style-name="ce1">
            <text:p>0</text:p>
          </table:table-cell>
          <table:table-cell office:value-type="float" office:value="0" table:formula="of:=IF([.F255]&gt;[.D25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2" table:style-name="ce1">
            <text:p>-0.2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9483500000000002" table:style-name="ce1">
            <text:p>0.994835</text:p>
          </table:table-cell>
          <table:table-cell office:value-type="float" office:value="0.2" table:formula="of:=ROUND(ABS([.B256]-[.C256]);2)" table:style-name="ce1">
            <text:p>0.2</text:p>
          </table:table-cell>
          <table:table-cell office:value-type="float" office:value="0.2" table:formula="of:=ABS([.B256]-[.E256])" table:style-name="ce1">
            <text:p>0.2</text:p>
          </table:table-cell>
          <table:table-cell office:value-type="float" office:value="0" table:formula="of:=IF(ABS([.G256]-[.H256])&lt;0.1;0;IF([.G256]&lt;[.H256];IF([.D256]&gt;[.F256];0;1);IF([.F256]&gt;[.D256];0;1)))" table:style-name="ce1">
            <text:p>0</text:p>
          </table:table-cell>
          <table:table-cell office:value-type="float" office:value="0" table:formula="of:=IF([.F256]&gt;[.D25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3" table:style-name="ce1">
            <text:p>-0.3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845099999999998" table:style-name="ce1">
            <text:p>0.998451</text:p>
          </table:table-cell>
          <table:table-cell office:value-type="float" office:value="0" table:style-name="ce1">
            <text:p>0</text:p>
          </table:table-cell>
          <table:table-cell office:value-type="float" office:value="0.99351800000000001" table:style-name="ce1">
            <text:p>0.993518</text:p>
          </table:table-cell>
          <table:table-cell office:value-type="float" office:value="0.3" table:formula="of:=ROUND(ABS([.B257]-[.C257]);2)" table:style-name="ce1">
            <text:p>0.3</text:p>
          </table:table-cell>
          <table:table-cell office:value-type="float" office:value="0.3" table:formula="of:=ABS([.B257]-[.E257])" table:style-name="ce1">
            <text:p>0.3</text:p>
          </table:table-cell>
          <table:table-cell office:value-type="float" office:value="0" table:formula="of:=IF(ABS([.G257]-[.H257])&lt;0.1;0;IF([.G257]&lt;[.H257];IF([.D257]&gt;[.F257];0;1);IF([.F257]&gt;[.D257];0;1)))" table:style-name="ce1">
            <text:p>0</text:p>
          </table:table-cell>
          <table:table-cell office:value-type="float" office:value="0" table:formula="of:=IF([.F257]&gt;[.D25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4" table:style-name="ce1">
            <text:p>-0.4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737399999999998" table:style-name="ce1">
            <text:p>0.997374</text:p>
          </table:table-cell>
          <table:table-cell office:value-type="float" office:value="0" table:style-name="ce1">
            <text:p>0</text:p>
          </table:table-cell>
          <table:table-cell office:value-type="float" office:value="0.99495" table:style-name="ce1">
            <text:p>0.99495</text:p>
          </table:table-cell>
          <table:table-cell office:value-type="float" office:value="0.4" table:formula="of:=ROUND(ABS([.B258]-[.C258]);2)" table:style-name="ce1">
            <text:p>0.4</text:p>
          </table:table-cell>
          <table:table-cell office:value-type="float" office:value="0.4" table:formula="of:=ABS([.B258]-[.E258])" table:style-name="ce1">
            <text:p>0.4</text:p>
          </table:table-cell>
          <table:table-cell office:value-type="float" office:value="0" table:formula="of:=IF(ABS([.G258]-[.H258])&lt;0.1;0;IF([.G258]&lt;[.H258];IF([.D258]&gt;[.F258];0;1);IF([.F258]&gt;[.D258];0;1)))" table:style-name="ce1">
            <text:p>0</text:p>
          </table:table-cell>
          <table:table-cell office:value-type="float" office:value="0" table:formula="of:=IF([.F258]&gt;[.D25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5" table:style-name="ce1">
            <text:p>-0.5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0.99684099999999998" table:style-name="ce1">
            <text:p>0.996841</text:p>
          </table:table-cell>
          <table:table-cell office:value-type="float" office:value="-1" table:style-name="ce1">
            <text:p>-1</text:p>
          </table:table-cell>
          <table:table-cell office:value-type="float" office:value="0.98889300000000002" table:style-name="ce1">
            <text:p>0.988893</text:p>
          </table:table-cell>
          <table:table-cell office:value-type="float" office:value="0.5" table:formula="of:=ROUND(ABS([.B259]-[.C259]);2)" table:style-name="ce1">
            <text:p>0.5</text:p>
          </table:table-cell>
          <table:table-cell office:value-type="float" office:value="0.5" table:formula="of:=ABS([.B259]-[.E259])" table:style-name="ce1">
            <text:p>0.5</text:p>
          </table:table-cell>
          <table:table-cell office:value-type="float" office:value="0" table:formula="of:=IF(ABS([.G259]-[.H259])&lt;0.1;0;IF([.G259]&lt;[.H259];IF([.D259]&gt;[.F259];0;1);IF([.F259]&gt;[.D259];0;1)))" table:style-name="ce1">
            <text:p>0</text:p>
          </table:table-cell>
          <table:table-cell office:value-type="float" office:value="0" table:formula="of:=IF([.F259]&gt;[.D25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6" table:style-name="ce1">
            <text:p>-0.6</text:p>
          </table:table-cell>
          <table:table-cell office:value-type="float" office:value="-1" table:style-name="ce1">
            <text:p>-1</text:p>
          </table:table-cell>
          <table:table-cell office:value-type="float" office:value="0.99801300000000004" table:style-name="ce1">
            <text:p>0.998013</text:p>
          </table:table-cell>
          <table:table-cell office:value-type="float" office:value="-1" table:style-name="ce1">
            <text:p>-1</text:p>
          </table:table-cell>
          <table:table-cell office:value-type="float" office:value="0.98888600000000004" table:style-name="ce1">
            <text:p>0.988886</text:p>
          </table:table-cell>
          <table:table-cell office:value-type="float" office:value="0.4" table:formula="of:=ROUND(ABS([.B260]-[.C260]);2)" table:style-name="ce1">
            <text:p>0.4</text:p>
          </table:table-cell>
          <table:table-cell office:value-type="float" office:value="0.4" table:formula="of:=ABS([.B260]-[.E260])" table:style-name="ce1">
            <text:p>0.4</text:p>
          </table:table-cell>
          <table:table-cell office:value-type="float" office:value="0" table:formula="of:=IF(ABS([.G260]-[.H260])&lt;0.1;0;IF([.G260]&lt;[.H260];IF([.D260]&gt;[.F260];0;1);IF([.F260]&gt;[.D260];0;1)))" table:style-name="ce1">
            <text:p>0</text:p>
          </table:table-cell>
          <table:table-cell office:value-type="float" office:value="0" table:formula="of:=IF([.F260]&gt;[.D26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7" table:style-name="ce1">
            <text:p>-0.7</text:p>
          </table:table-cell>
          <table:table-cell office:value-type="float" office:value="-1" table:style-name="ce1">
            <text:p>-1</text:p>
          </table:table-cell>
          <table:table-cell office:value-type="float" office:value="0.99870499999999995" table:style-name="ce1">
            <text:p>0.998705</text:p>
          </table:table-cell>
          <table:table-cell office:value-type="float" office:value="-1" table:style-name="ce1">
            <text:p>-1</text:p>
          </table:table-cell>
          <table:table-cell office:value-type="float" office:value="0.99141400000000002" table:style-name="ce1">
            <text:p>0.991414</text:p>
          </table:table-cell>
          <table:table-cell office:value-type="float" office:value="0.3" table:formula="of:=ROUND(ABS([.B261]-[.C261]);2)" table:style-name="ce1">
            <text:p>0.3</text:p>
          </table:table-cell>
          <table:table-cell office:value-type="float" office:value="0.30000000000000004" table:formula="of:=ABS([.B261]-[.E261])" table:style-name="ce1">
            <text:p>0.3</text:p>
          </table:table-cell>
          <table:table-cell office:value-type="float" office:value="0" table:formula="of:=IF(ABS([.G261]-[.H261])&lt;0.1;0;IF([.G261]&lt;[.H261];IF([.D261]&gt;[.F261];0;1);IF([.F261]&gt;[.D261];0;1)))" table:style-name="ce1">
            <text:p>0</text:p>
          </table:table-cell>
          <table:table-cell office:value-type="float" office:value="0" table:formula="of:=IF([.F261]&gt;[.D26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172700000000003" table:style-name="ce1">
            <text:p>0.991727</text:p>
          </table:table-cell>
          <table:table-cell office:value-type="float" office:value="0.2" table:formula="of:=ROUND(ABS([.B262]-[.C262]);2)" table:style-name="ce1">
            <text:p>0.2</text:p>
          </table:table-cell>
          <table:table-cell office:value-type="float" office:value="0.19999999999999996" table:formula="of:=ABS([.B262]-[.E262])" table:style-name="ce1">
            <text:p>0.2</text:p>
          </table:table-cell>
          <table:table-cell office:value-type="float" office:value="0" table:formula="of:=IF(ABS([.G262]-[.H262])&lt;0.1;0;IF([.G262]&lt;[.H262];IF([.D262]&gt;[.F262];0;1);IF([.F262]&gt;[.D262];0;1)))" table:style-name="ce1">
            <text:p>0</text:p>
          </table:table-cell>
          <table:table-cell office:value-type="float" office:value="0" table:formula="of:=IF([.F262]&gt;[.D26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" table:style-name="ce1">
            <text:p>-0.9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317900000000003" table:style-name="ce1">
            <text:p>0.993179</text:p>
          </table:table-cell>
          <table:table-cell office:value-type="float" office:value="0.1" table:formula="of:=ROUND(ABS([.B263]-[.C263]);2)" table:style-name="ce1">
            <text:p>0.1</text:p>
          </table:table-cell>
          <table:table-cell office:value-type="float" office:value="9.9999999999999978E-2" table:formula="of:=ABS([.B263]-[.E263])" table:style-name="ce1">
            <text:p>0.1</text:p>
          </table:table-cell>
          <table:table-cell office:value-type="float" office:value="0" table:formula="of:=IF(ABS([.G263]-[.H263])&lt;0.1;0;IF([.G263]&lt;[.H263];IF([.D263]&gt;[.F263];0;1);IF([.F263]&gt;[.D263];0;1)))" table:style-name="ce1">
            <text:p>0</text:p>
          </table:table-cell>
          <table:table-cell office:value-type="float" office:value="0" table:formula="of:=IF([.F263]&gt;[.D26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413300000000004" table:style-name="ce1">
            <text:p>0.994133</text:p>
          </table:table-cell>
          <table:table-cell office:value-type="float" office:value="0" table:formula="of:=ROUND(ABS([.B264]-[.C264]);2)" table:style-name="ce1">
            <text:p>0</text:p>
          </table:table-cell>
          <table:table-cell office:value-type="float" office:value="0" table:formula="of:=ABS([.B264]-[.E264])" table:style-name="ce1">
            <text:p>0</text:p>
          </table:table-cell>
          <table:table-cell office:value-type="float" office:value="0" table:formula="of:=IF(ABS([.G264]-[.H264])&lt;0.1;0;IF([.G264]&lt;[.H264];IF([.D264]&gt;[.F264];0;1);IF([.F264]&gt;[.D264];0;1)))" table:style-name="ce1">
            <text:p>0</text:p>
          </table:table-cell>
          <table:table-cell office:value-type="float" office:value="0" table:formula="of:=IF([.F264]&gt;[.D26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089700000000003" table:style-name="ce1">
            <text:p>0.990897</text:p>
          </table:table-cell>
          <table:table-cell office:value-type="float" office:value="0.1" table:formula="of:=ROUND(ABS([.B265]-[.C265]);2)" table:style-name="ce1">
            <text:p>0.1</text:p>
          </table:table-cell>
          <table:table-cell office:value-type="float" office:value="0.10000000000000009" table:formula="of:=ABS([.B265]-[.E265])" table:style-name="ce1">
            <text:p>0.1</text:p>
          </table:table-cell>
          <table:table-cell office:value-type="float" office:value="0" table:formula="of:=IF(ABS([.G265]-[.H265])&lt;0.1;0;IF([.G265]&lt;[.H265];IF([.D265]&gt;[.F265];0;1);IF([.F265]&gt;[.D265];0;1)))" table:style-name="ce1">
            <text:p>0</text:p>
          </table:table-cell>
          <table:table-cell office:value-type="float" office:value="0" table:formula="of:=IF([.F265]&gt;[.D26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2" table:style-name="ce1">
            <text:p>-1.2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99435700000000005" table:style-name="ce1">
            <text:p>0.994357</text:p>
          </table:table-cell>
          <table:table-cell office:value-type="float" office:value="0.2" table:formula="of:=ROUND(ABS([.B266]-[.C266]);2)" table:style-name="ce1">
            <text:p>0.2</text:p>
          </table:table-cell>
          <table:table-cell office:value-type="float" office:value="0.19999999999999996" table:formula="of:=ABS([.B266]-[.E266])" table:style-name="ce1">
            <text:p>0.2</text:p>
          </table:table-cell>
          <table:table-cell office:value-type="float" office:value="0" table:formula="of:=IF(ABS([.G266]-[.H266])&lt;0.1;0;IF([.G266]&lt;[.H266];IF([.D266]&gt;[.F266];0;1);IF([.F266]&gt;[.D266];0;1)))" table:style-name="ce1">
            <text:p>0</text:p>
          </table:table-cell>
          <table:table-cell office:value-type="float" office:value="0" table:formula="of:=IF([.F266]&gt;[.D26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3" table:style-name="ce1">
            <text:p>-1.3</text:p>
          </table:table-cell>
          <table:table-cell office:value-type="float" office:value="-1" table:style-name="ce1">
            <text:p>-1</text:p>
          </table:table-cell>
          <table:table-cell office:value-type="float" office:value="0.99867600000000001" table:style-name="ce1">
            <text:p>0.998676</text:p>
          </table:table-cell>
          <table:table-cell office:value-type="float" office:value="-1" table:style-name="ce1">
            <text:p>-1</text:p>
          </table:table-cell>
          <table:table-cell office:value-type="float" office:value="0.99318300000000004" table:style-name="ce1">
            <text:p>0.993183</text:p>
          </table:table-cell>
          <table:table-cell office:value-type="float" office:value="0.3" table:formula="of:=ROUND(ABS([.B267]-[.C267]);2)" table:style-name="ce1">
            <text:p>0.3</text:p>
          </table:table-cell>
          <table:table-cell office:value-type="float" office:value="0.30000000000000004" table:formula="of:=ABS([.B267]-[.E267])" table:style-name="ce1">
            <text:p>0.3</text:p>
          </table:table-cell>
          <table:table-cell office:value-type="float" office:value="0" table:formula="of:=IF(ABS([.G267]-[.H267])&lt;0.1;0;IF([.G267]&lt;[.H267];IF([.D267]&gt;[.F267];0;1);IF([.F267]&gt;[.D267];0;1)))" table:style-name="ce1">
            <text:p>0</text:p>
          </table:table-cell>
          <table:table-cell office:value-type="float" office:value="0" table:formula="of:=IF([.F267]&gt;[.D26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4" table:style-name="ce1">
            <text:p>-1.4</text:p>
          </table:table-cell>
          <table:table-cell office:value-type="float" office:value="-1" table:style-name="ce1">
            <text:p>-1</text:p>
          </table:table-cell>
          <table:table-cell office:value-type="float" office:value="0.99791099999999999" table:style-name="ce1">
            <text:p>0.997911</text:p>
          </table:table-cell>
          <table:table-cell office:value-type="float" office:value="-1" table:style-name="ce1">
            <text:p>-1</text:p>
          </table:table-cell>
          <table:table-cell office:value-type="float" office:value="0.99026599999999998" table:style-name="ce1">
            <text:p>0.990266</text:p>
          </table:table-cell>
          <table:table-cell office:value-type="float" office:value="0.4" table:formula="of:=ROUND(ABS([.B268]-[.C268]);2)" table:style-name="ce1">
            <text:p>0.4</text:p>
          </table:table-cell>
          <table:table-cell office:value-type="float" office:value="0.39999999999999991" table:formula="of:=ABS([.B268]-[.E268])" table:style-name="ce1">
            <text:p>0.4</text:p>
          </table:table-cell>
          <table:table-cell office:value-type="float" office:value="0" table:formula="of:=IF(ABS([.G268]-[.H268])&lt;0.1;0;IF([.G268]&lt;[.H268];IF([.D268]&gt;[.F268];0;1);IF([.F268]&gt;[.D268];0;1)))" table:style-name="ce1">
            <text:p>0</text:p>
          </table:table-cell>
          <table:table-cell office:value-type="float" office:value="0" table:formula="of:=IF([.F268]&gt;[.D26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5" table:style-name="ce1">
            <text:p>-1.5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780199999999997" table:style-name="ce1">
            <text:p>0.997802</text:p>
          </table:table-cell>
          <table:table-cell office:value-type="float" office:value="-1" table:style-name="ce1">
            <text:p>-1</text:p>
          </table:table-cell>
          <table:table-cell office:value-type="float" office:value="0.98806499999999997" table:style-name="ce1">
            <text:p>0.988065</text:p>
          </table:table-cell>
          <table:table-cell office:value-type="float" office:value="0.5" table:formula="of:=ROUND(ABS([.B269]-[.C269]);2)" table:style-name="ce1">
            <text:p>0.5</text:p>
          </table:table-cell>
          <table:table-cell office:value-type="float" office:value="0.5" table:formula="of:=ABS([.B269]-[.E269])" table:style-name="ce1">
            <text:p>0.5</text:p>
          </table:table-cell>
          <table:table-cell office:value-type="float" office:value="0" table:formula="of:=IF(ABS([.G269]-[.H269])&lt;0.1;0;IF([.G269]&lt;[.H269];IF([.D269]&gt;[.F269];0;1);IF([.F269]&gt;[.D269];0;1)))" table:style-name="ce1">
            <text:p>0</text:p>
          </table:table-cell>
          <table:table-cell office:value-type="float" office:value="0" table:formula="of:=IF([.F269]&gt;[.D26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6" table:style-name="ce1">
            <text:p>-1.6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780400000000002" table:style-name="ce1">
            <text:p>0.997804</text:p>
          </table:table-cell>
          <table:table-cell office:value-type="float" office:value="-1" table:style-name="ce1">
            <text:p>-1</text:p>
          </table:table-cell>
          <table:table-cell office:value-type="float" office:value="0.99014899999999995" table:style-name="ce1">
            <text:p>0.990149</text:p>
          </table:table-cell>
          <table:table-cell office:value-type="float" office:value="0.4" table:formula="of:=ROUND(ABS([.B270]-[.C270]);2)" table:style-name="ce1">
            <text:p>0.4</text:p>
          </table:table-cell>
          <table:table-cell office:value-type="float" office:value="0.60000000000000009" table:formula="of:=ABS([.B270]-[.E270])" table:style-name="ce1">
            <text:p>0.6</text:p>
          </table:table-cell>
          <table:table-cell office:value-type="float" office:value="0" table:formula="of:=IF(ABS([.G270]-[.H270])&lt;0.1;0;IF([.G270]&lt;[.H270];IF([.D270]&gt;[.F270];0;1);IF([.F270]&gt;[.D270];0;1)))" table:style-name="ce1">
            <text:p>0</text:p>
          </table:table-cell>
          <table:table-cell office:value-type="float" office:value="0" table:formula="of:=IF([.F270]&gt;[.D27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7" table:style-name="ce1">
            <text:p>-1.7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68699999999999" table:style-name="ce1">
            <text:p>0.998687</text:p>
          </table:table-cell>
          <table:table-cell office:value-type="float" office:value="-2" table:style-name="ce1">
            <text:p>-2</text:p>
          </table:table-cell>
          <table:table-cell office:value-type="float" office:value="0.99202400000000002" table:style-name="ce1">
            <text:p>0.992024</text:p>
          </table:table-cell>
          <table:table-cell office:value-type="float" office:value="0.3" table:formula="of:=ROUND(ABS([.B271]-[.C271]);2)" table:style-name="ce1">
            <text:p>0.3</text:p>
          </table:table-cell>
          <table:table-cell office:value-type="float" office:value="0.30000000000000004" table:formula="of:=ABS([.B271]-[.E271])" table:style-name="ce1">
            <text:p>0.3</text:p>
          </table:table-cell>
          <table:table-cell office:value-type="float" office:value="0" table:formula="of:=IF(ABS([.G271]-[.H271])&lt;0.1;0;IF([.G271]&lt;[.H271];IF([.D271]&gt;[.F271];0;1);IF([.F271]&gt;[.D271];0;1)))" table:style-name="ce1">
            <text:p>0</text:p>
          </table:table-cell>
          <table:table-cell office:value-type="float" office:value="0" table:formula="of:=IF([.F271]&gt;[.D27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8" table:style-name="ce1">
            <text:p>-1.8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097900000000005" table:style-name="ce1">
            <text:p>0.990979</text:p>
          </table:table-cell>
          <table:table-cell office:value-type="float" office:value="0.2" table:formula="of:=ROUND(ABS([.B272]-[.C272]);2)" table:style-name="ce1">
            <text:p>0.2</text:p>
          </table:table-cell>
          <table:table-cell office:value-type="float" office:value="0.19999999999999996" table:formula="of:=ABS([.B272]-[.E272])" table:style-name="ce1">
            <text:p>0.2</text:p>
          </table:table-cell>
          <table:table-cell office:value-type="float" office:value="0" table:formula="of:=IF(ABS([.G272]-[.H272])&lt;0.1;0;IF([.G272]&lt;[.H272];IF([.D272]&gt;[.F272];0;1);IF([.F272]&gt;[.D272];0;1)))" table:style-name="ce1">
            <text:p>0</text:p>
          </table:table-cell>
          <table:table-cell office:value-type="float" office:value="0" table:formula="of:=IF([.F272]&gt;[.D27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9" table:style-name="ce1">
            <text:p>-1.9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210600000000004" table:style-name="ce1">
            <text:p>0.992106</text:p>
          </table:table-cell>
          <table:table-cell office:value-type="float" office:value="0.1" table:formula="of:=ROUND(ABS([.B273]-[.C273]);2)" table:style-name="ce1">
            <text:p>0.1</text:p>
          </table:table-cell>
          <table:table-cell office:value-type="float" office:value="0.10000000000000009" table:formula="of:=ABS([.B273]-[.E273])" table:style-name="ce1">
            <text:p>0.1</text:p>
          </table:table-cell>
          <table:table-cell office:value-type="float" office:value="0" table:formula="of:=IF(ABS([.G273]-[.H273])&lt;0.1;0;IF([.G273]&lt;[.H273];IF([.D273]&gt;[.F273];0;1);IF([.F273]&gt;[.D273];0;1)))" table:style-name="ce1">
            <text:p>0</text:p>
          </table:table-cell>
          <table:table-cell office:value-type="float" office:value="0" table:formula="of:=IF([.F273]&gt;[.D27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330200000000002" table:style-name="ce1">
            <text:p>0.993302</text:p>
          </table:table-cell>
          <table:table-cell office:value-type="float" office:value="0" table:formula="of:=ROUND(ABS([.B274]-[.C274]);2)" table:style-name="ce1">
            <text:p>0</text:p>
          </table:table-cell>
          <table:table-cell office:value-type="float" office:value="0" table:formula="of:=ABS([.B274]-[.E274])" table:style-name="ce1">
            <text:p>0</text:p>
          </table:table-cell>
          <table:table-cell office:value-type="float" office:value="0" table:formula="of:=IF(ABS([.G274]-[.H274])&lt;0.1;0;IF([.G274]&lt;[.H274];IF([.D274]&gt;[.F274];0;1);IF([.F274]&gt;[.D274];0;1)))" table:style-name="ce1">
            <text:p>0</text:p>
          </table:table-cell>
          <table:table-cell office:value-type="float" office:value="0" table:formula="of:=IF([.F274]&gt;[.D27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1" table:style-name="ce1">
            <text:p>-2.1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9179499999999998" table:style-name="ce1">
            <text:p>0.991795</text:p>
          </table:table-cell>
          <table:table-cell office:value-type="float" office:value="0.1" table:formula="of:=ROUND(ABS([.B275]-[.C275]);2)" table:style-name="ce1">
            <text:p>0.1</text:p>
          </table:table-cell>
          <table:table-cell office:value-type="float" office:value="0.10000000000000009" table:formula="of:=ABS([.B275]-[.E275])" table:style-name="ce1">
            <text:p>0.1</text:p>
          </table:table-cell>
          <table:table-cell office:value-type="float" office:value="0" table:formula="of:=IF(ABS([.G275]-[.H275])&lt;0.1;0;IF([.G275]&lt;[.H275];IF([.D275]&gt;[.F275];0;1);IF([.F275]&gt;[.D275];0;1)))" table:style-name="ce1">
            <text:p>0</text:p>
          </table:table-cell>
          <table:table-cell office:value-type="float" office:value="0" table:formula="of:=IF([.F275]&gt;[.D27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2000000000000002" table:style-name="ce1">
            <text:p>-2.2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0.98963299999999998" table:style-name="ce1">
            <text:p>0.989633</text:p>
          </table:table-cell>
          <table:table-cell office:value-type="float" office:value="0.2" table:formula="of:=ROUND(ABS([.B276]-[.C276]);2)" table:style-name="ce1">
            <text:p>0.2</text:p>
          </table:table-cell>
          <table:table-cell office:value-type="float" office:value="0.20000000000000018" table:formula="of:=ABS([.B276]-[.E276])" table:style-name="ce1">
            <text:p>0.2</text:p>
          </table:table-cell>
          <table:table-cell office:value-type="float" office:value="0" table:formula="of:=IF(ABS([.G276]-[.H276])&lt;0.1;0;IF([.G276]&lt;[.H276];IF([.D276]&gt;[.F276];0;1);IF([.F276]&gt;[.D276];0;1)))" table:style-name="ce1">
            <text:p>0</text:p>
          </table:table-cell>
          <table:table-cell office:value-type="float" office:value="0" table:formula="of:=IF([.F276]&gt;[.D27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2999999999999998" table:style-name="ce1">
            <text:p>-2.3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843199999999999" table:style-name="ce1">
            <text:p>0.998432</text:p>
          </table:table-cell>
          <table:table-cell office:value-type="float" office:value="-2" table:style-name="ce1">
            <text:p>-2</text:p>
          </table:table-cell>
          <table:table-cell office:value-type="float" office:value="0.98897900000000005" table:style-name="ce1">
            <text:p>0.988979</text:p>
          </table:table-cell>
          <table:table-cell office:value-type="float" office:value="0.3" table:formula="of:=ROUND(ABS([.B277]-[.C277]);2)" table:style-name="ce1">
            <text:p>0.3</text:p>
          </table:table-cell>
          <table:table-cell office:value-type="float" office:value="0.29999999999999982" table:formula="of:=ABS([.B277]-[.E277])" table:style-name="ce1">
            <text:p>0.3</text:p>
          </table:table-cell>
          <table:table-cell office:value-type="float" office:value="0" table:formula="of:=IF(ABS([.G277]-[.H277])&lt;0.1;0;IF([.G277]&lt;[.H277];IF([.D277]&gt;[.F277];0;1);IF([.F277]&gt;[.D277];0;1)))" table:style-name="ce1">
            <text:p>0</text:p>
          </table:table-cell>
          <table:table-cell office:value-type="float" office:value="0" table:formula="of:=IF([.F277]&gt;[.D27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4" table:style-name="ce1">
            <text:p>-2.4</text:p>
          </table:table-cell>
          <table:table-cell office:value-type="float" office:value="-1.9999929999999999" table:style-name="ce1">
            <text:p>-1.999993</text:p>
          </table:table-cell>
          <table:table-cell office:value-type="float" office:value="0.99777000000000005" table:style-name="ce1">
            <text:p>0.99777</text:p>
          </table:table-cell>
          <table:table-cell office:value-type="float" office:value="-2" table:style-name="ce1">
            <text:p>-2</text:p>
          </table:table-cell>
          <table:table-cell office:value-type="float" office:value="0.98951900000000004" table:style-name="ce1">
            <text:p>0.989519</text:p>
          </table:table-cell>
          <table:table-cell office:value-type="float" office:value="0.4" table:formula="of:=ROUND(ABS([.B278]-[.C278]);2)" table:style-name="ce1">
            <text:p>0.4</text:p>
          </table:table-cell>
          <table:table-cell office:value-type="float" office:value="0.39999999999999991" table:formula="of:=ABS([.B278]-[.E278])" table:style-name="ce1">
            <text:p>0.4</text:p>
          </table:table-cell>
          <table:table-cell office:value-type="float" office:value="0" table:formula="of:=IF(ABS([.G278]-[.H278])&lt;0.1;0;IF([.G278]&lt;[.H278];IF([.D278]&gt;[.F278];0;1);IF([.F278]&gt;[.D278];0;1)))" table:style-name="ce1">
            <text:p>0</text:p>
          </table:table-cell>
          <table:table-cell office:value-type="float" office:value="0" table:formula="of:=IF([.F278]&gt;[.D27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5" table:style-name="ce1">
            <text:p>-2.5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722599999999995" table:style-name="ce1">
            <text:p>0.997226</text:p>
          </table:table-cell>
          <table:table-cell office:value-type="float" office:value="-2" table:style-name="ce1">
            <text:p>-2</text:p>
          </table:table-cell>
          <table:table-cell office:value-type="float" office:value="0.987286" table:style-name="ce1">
            <text:p>0.987286</text:p>
          </table:table-cell>
          <table:table-cell office:value-type="float" office:value="0.5" table:formula="of:=ROUND(ABS([.B279]-[.C279]);2)" table:style-name="ce1">
            <text:p>0.5</text:p>
          </table:table-cell>
          <table:table-cell office:value-type="float" office:value="0.5" table:formula="of:=ABS([.B279]-[.E279])" table:style-name="ce1">
            <text:p>0.5</text:p>
          </table:table-cell>
          <table:table-cell office:value-type="float" office:value="0" table:formula="of:=IF(ABS([.G279]-[.H279])&lt;0.1;0;IF([.G279]&lt;[.H279];IF([.D279]&gt;[.F279];0;1);IF([.F279]&gt;[.D279];0;1)))" table:style-name="ce1">
            <text:p>0</text:p>
          </table:table-cell>
          <table:table-cell office:value-type="float" office:value="0" table:formula="of:=IF([.F279]&gt;[.D27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6" table:style-name="ce1">
            <text:p>-2.6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01899999999999" table:style-name="ce1">
            <text:p>0.998019</text:p>
          </table:table-cell>
          <table:table-cell office:value-type="float" office:value="-3" table:style-name="ce1">
            <text:p>-3</text:p>
          </table:table-cell>
          <table:table-cell office:value-type="float" office:value="0.99097500000000005" table:style-name="ce1">
            <text:p>0.990975</text:p>
          </table:table-cell>
          <table:table-cell office:value-type="float" office:value="0.4" table:formula="of:=ROUND(ABS([.B280]-[.C280]);2)" table:style-name="ce1">
            <text:p>0.4</text:p>
          </table:table-cell>
          <table:table-cell office:value-type="float" office:value="0.39999999999999991" table:formula="of:=ABS([.B280]-[.E280])" table:style-name="ce1">
            <text:p>0.4</text:p>
          </table:table-cell>
          <table:table-cell office:value-type="float" office:value="0" table:formula="of:=IF(ABS([.G280]-[.H280])&lt;0.1;0;IF([.G280]&lt;[.H280];IF([.D280]&gt;[.F280];0;1);IF([.F280]&gt;[.D280];0;1)))" table:style-name="ce1">
            <text:p>0</text:p>
          </table:table-cell>
          <table:table-cell office:value-type="float" office:value="0" table:formula="of:=IF([.F280]&gt;[.D28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7" table:style-name="ce1">
            <text:p>-2.7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87199999999998" table:style-name="ce1">
            <text:p>0.998872</text:p>
          </table:table-cell>
          <table:table-cell office:value-type="float" office:value="-3" table:style-name="ce1">
            <text:p>-3</text:p>
          </table:table-cell>
          <table:table-cell office:value-type="float" office:value="0.98703799999999997" table:style-name="ce1">
            <text:p>0.987038</text:p>
          </table:table-cell>
          <table:table-cell office:value-type="float" office:value="0.3" table:formula="of:=ROUND(ABS([.B281]-[.C281]);2)" table:style-name="ce1">
            <text:p>0.3</text:p>
          </table:table-cell>
          <table:table-cell office:value-type="float" office:value="0.29999999999999982" table:formula="of:=ABS([.B281]-[.E281])" table:style-name="ce1">
            <text:p>0.3</text:p>
          </table:table-cell>
          <table:table-cell office:value-type="float" office:value="0" table:formula="of:=IF(ABS([.G281]-[.H281])&lt;0.1;0;IF([.G281]&lt;[.H281];IF([.D281]&gt;[.F281];0;1);IF([.F281]&gt;[.D281];0;1)))" table:style-name="ce1">
            <text:p>0</text:p>
          </table:table-cell>
          <table:table-cell office:value-type="float" office:value="0" table:formula="of:=IF([.F281]&gt;[.D28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8" table:style-name="ce1">
            <text:p>-2.8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004000000000003" table:style-name="ce1">
            <text:p>0.99004</text:p>
          </table:table-cell>
          <table:table-cell office:value-type="float" office:value="0.2" table:formula="of:=ROUND(ABS([.B282]-[.C282]);2)" table:style-name="ce1">
            <text:p>0.2</text:p>
          </table:table-cell>
          <table:table-cell office:value-type="float" office:value="0.20000000000000018" table:formula="of:=ABS([.B282]-[.E282])" table:style-name="ce1">
            <text:p>0.2</text:p>
          </table:table-cell>
          <table:table-cell office:value-type="float" office:value="0" table:formula="of:=IF(ABS([.G282]-[.H282])&lt;0.1;0;IF([.G282]&lt;[.H282];IF([.D282]&gt;[.F282];0;1);IF([.F282]&gt;[.D282];0;1)))" table:style-name="ce1">
            <text:p>0</text:p>
          </table:table-cell>
          <table:table-cell office:value-type="float" office:value="0" table:formula="of:=IF([.F282]&gt;[.D28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2.9" table:style-name="ce1">
            <text:p>-2.9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183200000000005" table:style-name="ce1">
            <text:p>0.991832</text:p>
          </table:table-cell>
          <table:table-cell office:value-type="float" office:value="0.1" table:formula="of:=ROUND(ABS([.B283]-[.C283]);2)" table:style-name="ce1">
            <text:p>0.1</text:p>
          </table:table-cell>
          <table:table-cell office:value-type="float" office:value="0.10000000000000009" table:formula="of:=ABS([.B283]-[.E283])" table:style-name="ce1">
            <text:p>0.1</text:p>
          </table:table-cell>
          <table:table-cell office:value-type="float" office:value="0" table:formula="of:=IF(ABS([.G283]-[.H283])&lt;0.1;0;IF([.G283]&lt;[.H283];IF([.D283]&gt;[.F283];0;1);IF([.F283]&gt;[.D283];0;1)))" table:style-name="ce1">
            <text:p>0</text:p>
          </table:table-cell>
          <table:table-cell office:value-type="float" office:value="0" table:formula="of:=IF([.F283]&gt;[.D28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" table:style-name="ce1">
            <text:p>-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1178" table:style-name="ce1">
            <text:p>0.991178</text:p>
          </table:table-cell>
          <table:table-cell office:value-type="float" office:value="0" table:formula="of:=ROUND(ABS([.B284]-[.C284]);2)" table:style-name="ce1">
            <text:p>0</text:p>
          </table:table-cell>
          <table:table-cell office:value-type="float" office:value="0" table:formula="of:=ABS([.B284]-[.E284])" table:style-name="ce1">
            <text:p>0</text:p>
          </table:table-cell>
          <table:table-cell office:value-type="float" office:value="0" table:formula="of:=IF(ABS([.G284]-[.H284])&lt;0.1;0;IF([.G284]&lt;[.H284];IF([.D284]&gt;[.F284];0;1);IF([.F284]&gt;[.D284];0;1)))" table:style-name="ce1">
            <text:p>0</text:p>
          </table:table-cell>
          <table:table-cell office:value-type="float" office:value="0" table:formula="of:=IF([.F284]&gt;[.D28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1" table:style-name="ce1">
            <text:p>-3.1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212400000000001" table:style-name="ce1">
            <text:p>0.992124</text:p>
          </table:table-cell>
          <table:table-cell office:value-type="float" office:value="0.1" table:formula="of:=ROUND(ABS([.B285]-[.C285]);2)" table:style-name="ce1">
            <text:p>0.1</text:p>
          </table:table-cell>
          <table:table-cell office:value-type="float" office:value="0.10000000000000009" table:formula="of:=ABS([.B285]-[.E285])" table:style-name="ce1">
            <text:p>0.1</text:p>
          </table:table-cell>
          <table:table-cell office:value-type="float" office:value="0" table:formula="of:=IF(ABS([.G285]-[.H285])&lt;0.1;0;IF([.G285]&lt;[.H285];IF([.D285]&gt;[.F285];0;1);IF([.F285]&gt;[.D285];0;1)))" table:style-name="ce1">
            <text:p>0</text:p>
          </table:table-cell>
          <table:table-cell office:value-type="float" office:value="0" table:formula="of:=IF([.F285]&gt;[.D28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" table:style-name="ce1">
            <text:p>-3.2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.99030099999999999" table:style-name="ce1">
            <text:p>0.990301</text:p>
          </table:table-cell>
          <table:table-cell office:value-type="float" office:value="0.2" table:formula="of:=ROUND(ABS([.B286]-[.C286]);2)" table:style-name="ce1">
            <text:p>0.2</text:p>
          </table:table-cell>
          <table:table-cell office:value-type="float" office:value="0.20000000000000018" table:formula="of:=ABS([.B286]-[.E286])" table:style-name="ce1">
            <text:p>0.2</text:p>
          </table:table-cell>
          <table:table-cell office:value-type="float" office:value="0" table:formula="of:=IF(ABS([.G286]-[.H286])&lt;0.1;0;IF([.G286]&lt;[.H286];IF([.D286]&gt;[.F286];0;1);IF([.F286]&gt;[.D286];0;1)))" table:style-name="ce1">
            <text:p>0</text:p>
          </table:table-cell>
          <table:table-cell office:value-type="float" office:value="0" table:formula="of:=IF([.F286]&gt;[.D28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3" table:style-name="ce1">
            <text:p>-3.3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817699999999998" table:style-name="ce1">
            <text:p>0.998177</text:p>
          </table:table-cell>
          <table:table-cell office:value-type="float" office:value="-3" table:style-name="ce1">
            <text:p>-3</text:p>
          </table:table-cell>
          <table:table-cell office:value-type="float" office:value="0.98857200000000001" table:style-name="ce1">
            <text:p>0.988572</text:p>
          </table:table-cell>
          <table:table-cell office:value-type="float" office:value="0.3" table:formula="of:=ROUND(ABS([.B287]-[.C287]);2)" table:style-name="ce1">
            <text:p>0.3</text:p>
          </table:table-cell>
          <table:table-cell office:value-type="float" office:value="0.29999999999999982" table:formula="of:=ABS([.B287]-[.E287])" table:style-name="ce1">
            <text:p>0.3</text:p>
          </table:table-cell>
          <table:table-cell office:value-type="float" office:value="0" table:formula="of:=IF(ABS([.G287]-[.H287])&lt;0.1;0;IF([.G287]&lt;[.H287];IF([.D287]&gt;[.F287];0;1);IF([.F287]&gt;[.D287];0;1)))" table:style-name="ce1">
            <text:p>0</text:p>
          </table:table-cell>
          <table:table-cell office:value-type="float" office:value="0" table:formula="of:=IF([.F287]&gt;[.D28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4" table:style-name="ce1">
            <text:p>-3.4</text:p>
          </table:table-cell>
          <table:table-cell office:value-type="float" office:value="-2.9999959999999999" table:style-name="ce1">
            <text:p>-2.999996</text:p>
          </table:table-cell>
          <table:table-cell office:value-type="float" office:value="0.99799499999999997" table:style-name="ce1">
            <text:p>0.997995</text:p>
          </table:table-cell>
          <table:table-cell office:value-type="float" office:value="-3" table:style-name="ce1">
            <text:p>-3</text:p>
          </table:table-cell>
          <table:table-cell office:value-type="float" office:value="0.99122500000000002" table:style-name="ce1">
            <text:p>0.991225</text:p>
          </table:table-cell>
          <table:table-cell office:value-type="float" office:value="0.4" table:formula="of:=ROUND(ABS([.B288]-[.C288]);2)" table:style-name="ce1">
            <text:p>0.4</text:p>
          </table:table-cell>
          <table:table-cell office:value-type="float" office:value="0.39999999999999991" table:formula="of:=ABS([.B288]-[.E288])" table:style-name="ce1">
            <text:p>0.4</text:p>
          </table:table-cell>
          <table:table-cell office:value-type="float" office:value="0" table:formula="of:=IF(ABS([.G288]-[.H288])&lt;0.1;0;IF([.G288]&lt;[.H288];IF([.D288]&gt;[.F288];0;1);IF([.F288]&gt;[.D288];0;1)))" table:style-name="ce1">
            <text:p>0</text:p>
          </table:table-cell>
          <table:table-cell office:value-type="float" office:value="0" table:formula="of:=IF([.F288]&gt;[.D28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5" table:style-name="ce1">
            <text:p>-3.5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42600000000004" table:style-name="ce1">
            <text:p>0.998426</text:p>
          </table:table-cell>
          <table:table-cell office:value-type="float" office:value="-3" table:style-name="ce1">
            <text:p>-3</text:p>
          </table:table-cell>
          <table:table-cell office:value-type="float" office:value="0.98641500000000004" table:style-name="ce1">
            <text:p>0.986415</text:p>
          </table:table-cell>
          <table:table-cell office:value-type="float" office:value="0.5" table:formula="of:=ROUND(ABS([.B289]-[.C289]);2)" table:style-name="ce1">
            <text:p>0.5</text:p>
          </table:table-cell>
          <table:table-cell office:value-type="float" office:value="0.5" table:formula="of:=ABS([.B289]-[.E289])" table:style-name="ce1">
            <text:p>0.5</text:p>
          </table:table-cell>
          <table:table-cell office:value-type="float" office:value="0" table:formula="of:=IF(ABS([.G289]-[.H289])&lt;0.1;0;IF([.G289]&lt;[.H289];IF([.D289]&gt;[.F289];0;1);IF([.F289]&gt;[.D289];0;1)))" table:style-name="ce1">
            <text:p>0</text:p>
          </table:table-cell>
          <table:table-cell office:value-type="float" office:value="0" table:formula="of:=IF([.F289]&gt;[.D28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6" table:style-name="ce1">
            <text:p>-3.6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01099999999998" table:style-name="ce1">
            <text:p>0.998011</text:p>
          </table:table-cell>
          <table:table-cell office:value-type="float" office:value="-3" table:style-name="ce1">
            <text:p>-3</text:p>
          </table:table-cell>
          <table:table-cell office:value-type="float" office:value="0.98546999999999996" table:style-name="ce1">
            <text:p>0.98547</text:p>
          </table:table-cell>
          <table:table-cell office:value-type="float" office:value="0.4" table:formula="of:=ROUND(ABS([.B290]-[.C290]);2)" table:style-name="ce1">
            <text:p>0.4</text:p>
          </table:table-cell>
          <table:table-cell office:value-type="float" office:value="0.60000000000000009" table:formula="of:=ABS([.B290]-[.E290])" table:style-name="ce1">
            <text:p>0.6</text:p>
          </table:table-cell>
          <table:table-cell office:value-type="float" office:value="0" table:formula="of:=IF(ABS([.G290]-[.H290])&lt;0.1;0;IF([.G290]&lt;[.H290];IF([.D290]&gt;[.F290];0;1);IF([.F290]&gt;[.D290];0;1)))" table:style-name="ce1">
            <text:p>0</text:p>
          </table:table-cell>
          <table:table-cell office:value-type="float" office:value="0" table:formula="of:=IF([.F290]&gt;[.D29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7" table:style-name="ce1">
            <text:p>-3.7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68500000000004" table:style-name="ce1">
            <text:p>0.998685</text:p>
          </table:table-cell>
          <table:table-cell office:value-type="float" office:value="-4" table:style-name="ce1">
            <text:p>-4</text:p>
          </table:table-cell>
          <table:table-cell office:value-type="float" office:value="0.989367" table:style-name="ce1">
            <text:p>0.989367</text:p>
          </table:table-cell>
          <table:table-cell office:value-type="float" office:value="0.3" table:formula="of:=ROUND(ABS([.B291]-[.C291]);2)" table:style-name="ce1">
            <text:p>0.3</text:p>
          </table:table-cell>
          <table:table-cell office:value-type="float" office:value="0.29999999999999982" table:formula="of:=ABS([.B291]-[.E291])" table:style-name="ce1">
            <text:p>0.3</text:p>
          </table:table-cell>
          <table:table-cell office:value-type="float" office:value="0" table:formula="of:=IF(ABS([.G291]-[.H291])&lt;0.1;0;IF([.G291]&lt;[.H291];IF([.D291]&gt;[.F291];0;1);IF([.F291]&gt;[.D291];0;1)))" table:style-name="ce1">
            <text:p>0</text:p>
          </table:table-cell>
          <table:table-cell office:value-type="float" office:value="0" table:formula="of:=IF([.F291]&gt;[.D29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8" table:style-name="ce1">
            <text:p>-3.8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008600000000002" table:style-name="ce1">
            <text:p>0.990086</text:p>
          </table:table-cell>
          <table:table-cell office:value-type="float" office:value="0.2" table:formula="of:=ROUND(ABS([.B292]-[.C292]);2)" table:style-name="ce1">
            <text:p>0.2</text:p>
          </table:table-cell>
          <table:table-cell office:value-type="float" office:value="0.20000000000000018" table:formula="of:=ABS([.B292]-[.E292])" table:style-name="ce1">
            <text:p>0.2</text:p>
          </table:table-cell>
          <table:table-cell office:value-type="float" office:value="0" table:formula="of:=IF(ABS([.G292]-[.H292])&lt;0.1;0;IF([.G292]&lt;[.H292];IF([.D292]&gt;[.F292];0;1);IF([.F292]&gt;[.D292];0;1)))" table:style-name="ce1">
            <text:p>0</text:p>
          </table:table-cell>
          <table:table-cell office:value-type="float" office:value="0" table:formula="of:=IF([.F292]&gt;[.D29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9" table:style-name="ce1">
            <text:p>-3.9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8890699999999998" table:style-name="ce1">
            <text:p>0.988907</text:p>
          </table:table-cell>
          <table:table-cell office:value-type="float" office:value="0.1" table:formula="of:=ROUND(ABS([.B293]-[.C293]);2)" table:style-name="ce1">
            <text:p>0.1</text:p>
          </table:table-cell>
          <table:table-cell office:value-type="float" office:value="0.10000000000000009" table:formula="of:=ABS([.B293]-[.E293])" table:style-name="ce1">
            <text:p>0.1</text:p>
          </table:table-cell>
          <table:table-cell office:value-type="float" office:value="0" table:formula="of:=IF(ABS([.G293]-[.H293])&lt;0.1;0;IF([.G293]&lt;[.H293];IF([.D293]&gt;[.F293];0;1);IF([.F293]&gt;[.D293];0;1)))" table:style-name="ce1">
            <text:p>0</text:p>
          </table:table-cell>
          <table:table-cell office:value-type="float" office:value="0" table:formula="of:=IF([.F293]&gt;[.D29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" table:style-name="ce1">
            <text:p>-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350700000000003" table:style-name="ce1">
            <text:p>0.993507</text:p>
          </table:table-cell>
          <table:table-cell office:value-type="float" office:value="0" table:formula="of:=ROUND(ABS([.B294]-[.C294]);2)" table:style-name="ce1">
            <text:p>0</text:p>
          </table:table-cell>
          <table:table-cell office:value-type="float" office:value="0" table:formula="of:=ABS([.B294]-[.E294])" table:style-name="ce1">
            <text:p>0</text:p>
          </table:table-cell>
          <table:table-cell office:value-type="float" office:value="0" table:formula="of:=IF(ABS([.G294]-[.H294])&lt;0.1;0;IF([.G294]&lt;[.H294];IF([.D294]&gt;[.F294];0;1);IF([.F294]&gt;[.D294];0;1)))" table:style-name="ce1">
            <text:p>0</text:p>
          </table:table-cell>
          <table:table-cell office:value-type="float" office:value="0" table:formula="of:=IF([.F294]&gt;[.D294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0999999999999996" table:style-name="ce1">
            <text:p>-4.1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183399999999999" table:style-name="ce1">
            <text:p>0.991834</text:p>
          </table:table-cell>
          <table:table-cell office:value-type="float" office:value="0.1" table:formula="of:=ROUND(ABS([.B295]-[.C295]);2)" table:style-name="ce1">
            <text:p>0.1</text:p>
          </table:table-cell>
          <table:table-cell office:value-type="float" office:value="9.9999999999999645E-2" table:formula="of:=ABS([.B295]-[.E295])" table:style-name="ce1">
            <text:p>0.1</text:p>
          </table:table-cell>
          <table:table-cell office:value-type="float" office:value="0" table:formula="of:=IF(ABS([.G295]-[.H295])&lt;0.1;0;IF([.G295]&lt;[.H295];IF([.D295]&gt;[.F295];0;1);IF([.F295]&gt;[.D295];0;1)))" table:style-name="ce1">
            <text:p>0</text:p>
          </table:table-cell>
          <table:table-cell office:value-type="float" office:value="0" table:formula="of:=IF([.F295]&gt;[.D295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2" table:style-name="ce1">
            <text:p>-4.2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0.99141699999999999" table:style-name="ce1">
            <text:p>0.991417</text:p>
          </table:table-cell>
          <table:table-cell office:value-type="float" office:value="0.2" table:formula="of:=ROUND(ABS([.B296]-[.C296]);2)" table:style-name="ce1">
            <text:p>0.2</text:p>
          </table:table-cell>
          <table:table-cell office:value-type="float" office:value="0.20000000000000018" table:formula="of:=ABS([.B296]-[.E296])" table:style-name="ce1">
            <text:p>0.2</text:p>
          </table:table-cell>
          <table:table-cell office:value-type="float" office:value="0" table:formula="of:=IF(ABS([.G296]-[.H296])&lt;0.1;0;IF([.G296]&lt;[.H296];IF([.D296]&gt;[.F296];0;1);IF([.F296]&gt;[.D296];0;1)))" table:style-name="ce1">
            <text:p>0</text:p>
          </table:table-cell>
          <table:table-cell office:value-type="float" office:value="0" table:formula="of:=IF([.F296]&gt;[.D296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3" table:style-name="ce1">
            <text:p>-4.3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11399999999995" table:style-name="ce1">
            <text:p>0.998114</text:p>
          </table:table-cell>
          <table:table-cell office:value-type="float" office:value="-4" table:style-name="ce1">
            <text:p>-4</text:p>
          </table:table-cell>
          <table:table-cell office:value-type="float" office:value="0.98845700000000003" table:style-name="ce1">
            <text:p>0.988457</text:p>
          </table:table-cell>
          <table:table-cell office:value-type="float" office:value="0.3" table:formula="of:=ROUND(ABS([.B297]-[.C297]);2)" table:style-name="ce1">
            <text:p>0.3</text:p>
          </table:table-cell>
          <table:table-cell office:value-type="float" office:value="0.29999999999999982" table:formula="of:=ABS([.B297]-[.E297])" table:style-name="ce1">
            <text:p>0.3</text:p>
          </table:table-cell>
          <table:table-cell office:value-type="float" office:value="0" table:formula="of:=IF(ABS([.G297]-[.H297])&lt;0.1;0;IF([.G297]&lt;[.H297];IF([.D297]&gt;[.F297];0;1);IF([.F297]&gt;[.D297];0;1)))" table:style-name="ce1">
            <text:p>0</text:p>
          </table:table-cell>
          <table:table-cell office:value-type="float" office:value="0" table:formula="of:=IF([.F297]&gt;[.D297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4000000000000004" table:style-name="ce1">
            <text:p>-4.4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781200000000003" table:style-name="ce1">
            <text:p>0.997812</text:p>
          </table:table-cell>
          <table:table-cell office:value-type="float" office:value="-4" table:style-name="ce1">
            <text:p>-4</text:p>
          </table:table-cell>
          <table:table-cell office:value-type="float" office:value="0.98365199999999997" table:style-name="ce1">
            <text:p>0.983652</text:p>
          </table:table-cell>
          <table:table-cell office:value-type="float" office:value="0.4" table:formula="of:=ROUND(ABS([.B298]-[.C298]);2)" table:style-name="ce1">
            <text:p>0.4</text:p>
          </table:table-cell>
          <table:table-cell office:value-type="float" office:value="0.40000000000000036" table:formula="of:=ABS([.B298]-[.E298])" table:style-name="ce1">
            <text:p>0.4</text:p>
          </table:table-cell>
          <table:table-cell office:value-type="float" office:value="0" table:formula="of:=IF(ABS([.G298]-[.H298])&lt;0.1;0;IF([.G298]&lt;[.H298];IF([.D298]&gt;[.F298];0;1);IF([.F298]&gt;[.D298];0;1)))" table:style-name="ce1">
            <text:p>0</text:p>
          </table:table-cell>
          <table:table-cell office:value-type="float" office:value="0" table:formula="of:=IF([.F298]&gt;[.D298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5" table:style-name="ce1">
            <text:p>-4.5</text:p>
          </table:table-cell>
          <table:table-cell office:value-type="float" office:value="-3.9999989999999999" table:style-name="ce1">
            <text:p>-3.999999</text:p>
          </table:table-cell>
          <table:table-cell office:value-type="float" office:value="0.998471" table:style-name="ce1">
            <text:p>0.998471</text:p>
          </table:table-cell>
          <table:table-cell office:value-type="float" office:value="-4" table:style-name="ce1">
            <text:p>-4</text:p>
          </table:table-cell>
          <table:table-cell office:value-type="float" office:value="0.98391700000000004" table:style-name="ce1">
            <text:p>0.983917</text:p>
          </table:table-cell>
          <table:table-cell office:value-type="float" office:value="0.5" table:formula="of:=ROUND(ABS([.B299]-[.C299]);2)" table:style-name="ce1">
            <text:p>0.5</text:p>
          </table:table-cell>
          <table:table-cell office:value-type="float" office:value="0.5" table:formula="of:=ABS([.B299]-[.E299])" table:style-name="ce1">
            <text:p>0.5</text:p>
          </table:table-cell>
          <table:table-cell office:value-type="float" office:value="0" table:formula="of:=IF(ABS([.G299]-[.H299])&lt;0.1;0;IF([.G299]&lt;[.H299];IF([.D299]&gt;[.F299];0;1);IF([.F299]&gt;[.D299];0;1)))" table:style-name="ce1">
            <text:p>0</text:p>
          </table:table-cell>
          <table:table-cell office:value-type="float" office:value="0" table:formula="of:=IF([.F299]&gt;[.D299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5999999999999996" table:style-name="ce1">
            <text:p>-4.6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802599999999997" table:style-name="ce1">
            <text:p>0.998026</text:p>
          </table:table-cell>
          <table:table-cell office:value-type="float" office:value="-5" table:style-name="ce1">
            <text:p>-5</text:p>
          </table:table-cell>
          <table:table-cell office:value-type="float" office:value="0.98591300000000004" table:style-name="ce1">
            <text:p>0.985913</text:p>
          </table:table-cell>
          <table:table-cell office:value-type="float" office:value="0.4" table:formula="of:=ROUND(ABS([.B300]-[.C300]);2)" table:style-name="ce1">
            <text:p>0.4</text:p>
          </table:table-cell>
          <table:table-cell office:value-type="float" office:value="0.40000000000000036" table:formula="of:=ABS([.B300]-[.E300])" table:style-name="ce1">
            <text:p>0.4</text:p>
          </table:table-cell>
          <table:table-cell office:value-type="float" office:value="0" table:formula="of:=IF(ABS([.G300]-[.H300])&lt;0.1;0;IF([.G300]&lt;[.H300];IF([.D300]&gt;[.F300];0;1);IF([.F300]&gt;[.D300];0;1)))" table:style-name="ce1">
            <text:p>0</text:p>
          </table:table-cell>
          <table:table-cell office:value-type="float" office:value="0" table:formula="of:=IF([.F300]&gt;[.D300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7" table:style-name="ce1">
            <text:p>-4.7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867899999999998" table:style-name="ce1">
            <text:p>0.998679</text:p>
          </table:table-cell>
          <table:table-cell office:value-type="float" office:value="-5" table:style-name="ce1">
            <text:p>-5</text:p>
          </table:table-cell>
          <table:table-cell office:value-type="float" office:value="0.98742600000000003" table:style-name="ce1">
            <text:p>0.987426</text:p>
          </table:table-cell>
          <table:table-cell office:value-type="float" office:value="0.3" table:formula="of:=ROUND(ABS([.B301]-[.C301]);2)" table:style-name="ce1">
            <text:p>0.3</text:p>
          </table:table-cell>
          <table:table-cell office:value-type="float" office:value="0.29999999999999982" table:formula="of:=ABS([.B301]-[.E301])" table:style-name="ce1">
            <text:p>0.3</text:p>
          </table:table-cell>
          <table:table-cell office:value-type="float" office:value="0" table:formula="of:=IF(ABS([.G301]-[.H301])&lt;0.1;0;IF([.G301]&lt;[.H301];IF([.D301]&gt;[.F301];0;1);IF([.F301]&gt;[.D301];0;1)))" table:style-name="ce1">
            <text:p>0</text:p>
          </table:table-cell>
          <table:table-cell office:value-type="float" office:value="0" table:formula="of:=IF([.F301]&gt;[.D301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8" table:style-name="ce1">
            <text:p>-4.8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0.99982800000000005" table:style-name="ce1">
            <text:p>0.999828</text:p>
          </table:table-cell>
          <table:table-cell office:value-type="float" office:value="-5" table:style-name="ce1">
            <text:p>-5</text:p>
          </table:table-cell>
          <table:table-cell office:value-type="float" office:value="0.98927699999999996" table:style-name="ce1">
            <text:p>0.989277</text:p>
          </table:table-cell>
          <table:table-cell office:value-type="float" office:value="0.2" table:formula="of:=ROUND(ABS([.B302]-[.C302]);2)" table:style-name="ce1">
            <text:p>0.2</text:p>
          </table:table-cell>
          <table:table-cell office:value-type="float" office:value="0.20000000000000018" table:formula="of:=ABS([.B302]-[.E302])" table:style-name="ce1">
            <text:p>0.2</text:p>
          </table:table-cell>
          <table:table-cell office:value-type="float" office:value="0" table:formula="of:=IF(ABS([.G302]-[.H302])&lt;0.1;0;IF([.G302]&lt;[.H302];IF([.D302]&gt;[.F302];0;1);IF([.F302]&gt;[.D302];0;1)))" table:style-name="ce1">
            <text:p>0</text:p>
          </table:table-cell>
          <table:table-cell office:value-type="float" office:value="0" table:formula="of:=IF([.F302]&gt;[.D302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4.9000000000000004" table:style-name="ce1">
            <text:p>-4.9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9144299999999996" table:style-name="ce1">
            <text:p>0.991443</text:p>
          </table:table-cell>
          <table:table-cell office:value-type="float" office:value="0.1" table:formula="of:=ROUND(ABS([.B303]-[.C303]);2)" table:style-name="ce1">
            <text:p>0.1</text:p>
          </table:table-cell>
          <table:table-cell office:value-type="float" office:value="9.9999999999999645E-2" table:formula="of:=ABS([.B303]-[.E303])" table:style-name="ce1">
            <text:p>0.1</text:p>
          </table:table-cell>
          <table:table-cell office:value-type="float" office:value="0" table:formula="of:=IF(ABS([.G303]-[.H303])&lt;0.1;0;IF([.G303]&lt;[.H303];IF([.D303]&gt;[.F303];0;1);IF([.F303]&gt;[.D303];0;1)))" table:style-name="ce1">
            <text:p>0</text:p>
          </table:table-cell>
          <table:table-cell office:value-type="float" office:value="0" table:formula="of:=IF([.F303]&gt;[.D303];1;0)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-4.9999919999999998" table:style-name="ce1">
            <text:p>-4.999992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0.98838099999999995" table:style-name="ce1">
            <text:p>0.988381</text:p>
          </table:table-cell>
          <table:table-cell office:value-type="float" office:value="0" table:formula="of:=ROUND(ABS([.B304]-[.C304]);2)" table:style-name="ce1">
            <text:p>0</text:p>
          </table:table-cell>
          <table:table-cell office:value-type="float" office:value="0" table:formula="of:=ABS([.B304]-[.E304])" table:style-name="ce1">
            <text:p>0</text:p>
          </table:table-cell>
          <table:table-cell office:value-type="float" office:value="0" table:formula="of:=IF(ABS([.G304]-[.H304])&lt;0.1;0;IF([.G304]&lt;[.H304];IF([.D304]&gt;[.F304];0;1);IF([.F304]&gt;[.D304];0;1)))" table:style-name="ce1">
            <text:p>0</text:p>
          </table:table-cell>
          <table:table-cell office:value-type="float" office:value="0" table:formula="of:=IF([.F304]&gt;[.D304];1;0)" table:style-name="ce1">
            <text:p>0</text:p>
          </table:table-cell>
          <table:table-cell table:number-columns-repeated="16374"/>
        </table:table-row>
        <table:table-row table:number-rows-repeated="10482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SDL Dani</dc:creator>
    <dc:date>2019-12-05T10:55:09Z</dc:date>
    <meta:editing-cycles>3</meta:editing-cycles>
    <meta:editing-duration>PT70S</meta:editing-duration>
  </office:meta>
</office:document-meta>
</file>